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0.8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13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014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ce8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ler_code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_code</text:p>
          </table:table-cell>
          <table:table-cell table:style-name="ce1" office:value-type="string" calcext:value-type="string">
            <text:p>smd_footprin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ice</text:p>
          </table:table-cell>
          <table:table-cell table:style-name="ce1"/>
          <table:table-cell table:style-name="ce6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15-ABS06-32.7K-9-T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Abracon</text:p>
          </table:table-cell>
          <table:table-cell table:style-name="ce2" office:value-type="string" calcext:value-type="string">
            <text:p>ABS06-32.768KHZ-9-1-T</text:p>
          </table:table-cell>
          <table:table-cell table:style-name="ce2" office:value-type="string" calcext:value-type="string">
            <text:p>ABS06_XTAL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32,768KHz</text:p>
          </table:table-cell>
          <table:table-cell table:style-name="ce7" office:value-type="float" office:value="0.753" calcext:value-type="float">
            <text:p>0.753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]&amp;&quot;','&quot;&amp;[.B2]&amp;&quot;','&quot;&amp;[.C2]&amp;&quot;','&quot;&amp;[.D2]&amp;&quot;','&quot;&amp;[.E2]&amp;&quot;','&quot;&amp;[.F2]&amp;&quot;','&quot;&amp;[.G2]&amp;&quot;','&quot;&amp;[.H2]&amp;&quot;','&quot;&amp;[.I2]&amp;&quot;','&quot;&amp;[.J2]&amp;&quot;',NULL);&quot;" office:value-type="string" office:string-value="INSERT INTO `ELEC_components` (`id`, `seller_code`, `seller`, `manufacturer`, `manufacturer_code`, `smd_footprint`, `package`, `product_type`, `value`, `price`, `qty_left`) VALUES ('1','815-ABS06-32.7K-9-T','MOUSER','Abracon','ABS06-32.768KHZ-9-1-T','ABS06_XTAL','SMD_CUST','XTAL','32,768KHz','0,753',NULL);" calcext:value-type="string">
            <text:p>INSERT INTO `ELEC_components` (`id`, `seller_code`, `seller`, `manufacturer`, `manufacturer_code`, `smd_footprint`, `package`, `product_type`, `value`, `price`, `qty_left`) VALUES ('1','815-ABS06-32.7K-9-T','MOUSER','Abracon','ABS06-32.768KHZ-9-1-T','ABS06_XTAL','SMD_CUST','XTAL','32,768KHz','0,75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85-4078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Adafruit</text:p>
          </table:table-cell>
          <table:table-cell table:style-name="ce2" office:value-type="float" office:value="4078" calcext:value-type="float">
            <text:p>4078</text:p>
          </table:table-cell>
          <table:table-cell table:style-name="ce2" office:value-type="string" calcext:value-type="string">
            <text:p>ADA_4078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nRF52840_module</text:p>
          </table:table-cell>
          <table:table-cell table:style-name="ce7" office:value-type="float" office:value="12.04" calcext:value-type="float">
            <text:p>12.04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]&amp;&quot;','&quot;&amp;[.B3]&amp;&quot;','&quot;&amp;[.C3]&amp;&quot;','&quot;&amp;[.D3]&amp;&quot;','&quot;&amp;[.E3]&amp;&quot;','&quot;&amp;[.F3]&amp;&quot;','&quot;&amp;[.G3]&amp;&quot;','&quot;&amp;[.H3]&amp;&quot;','&quot;&amp;[.I3]&amp;&quot;','&quot;&amp;[.J3]&amp;&quot;',NULL);&quot;" office:value-type="string" office:string-value="INSERT INTO `ELEC_components` (`id`, `seller_code`, `seller`, `manufacturer`, `manufacturer_code`, `smd_footprint`, `package`, `product_type`, `value`, `price`, `qty_left`) VALUES ('2','485-4078','MOUSER','Adafruit','4078','ADA_4078','SMD_CUST','MCU','nRF52840_module','12,04',NULL);" calcext:value-type="string">
            <text:p>INSERT INTO `ELEC_components` (`id`, `seller_code`, `seller`, `manufacturer`, `manufacturer_code`, `smd_footprint`, `package`, `product_type`, `value`, `price`, `qty_left`) VALUES ('2','485-4078','MOUSER','Adafruit','4078','ADA_4078','SMD_CUST','MCU','nRF52840_module','12,0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57945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XL345BCCZ</text:p>
          </table:table-cell>
          <table:table-cell table:number-columns-repeated="2" table:style-name="ce2" office:value-type="string" calcext:value-type="string">
            <text:p>LGA_14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Accel</text:p>
          </table:table-cell>
          <table:table-cell table:style-name="ce7" office:value-type="float" office:value="1.7294" calcext:value-type="float">
            <text:p>1.729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]&amp;&quot;','&quot;&amp;[.B4]&amp;&quot;','&quot;&amp;[.C4]&amp;&quot;','&quot;&amp;[.D4]&amp;&quot;','&quot;&amp;[.E4]&amp;&quot;','&quot;&amp;[.F4]&amp;&quot;','&quot;&amp;[.G4]&amp;&quot;','&quot;&amp;[.H4]&amp;&quot;','&quot;&amp;[.I4]&amp;&quot;','&quot;&amp;[.J4]&amp;&quot;',NULL);&quot;" office:value-type="string" office:string-value="INSERT INTO `ELEC_components` (`id`, `seller_code`, `seller`, `manufacturer`, `manufacturer_code`, `smd_footprint`, `package`, `product_type`, `value`, `price`, `qty_left`) VALUES ('3','C579456','LCSC','Analog Devices','ADXL345BCCZ','LGA_14','LGA_14','SENSOR','Accel','1,7294',NULL);" calcext:value-type="string">
            <text:p>INSERT INTO `ELEC_components` (`id`, `seller_code`, `seller`, `manufacturer`, `manufacturer_code`, `smd_footprint`, `package`, `product_type`, `value`, `price`, `qty_left`) VALUES ('3','C579456','LCSC','Analog Devices','ADXL345BCCZ','LGA_14','LGA_14','SENSOR','Accel','1,729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91083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BHFUSE</text:p>
          </table:table-cell>
          <table:table-cell table:style-name="ce2" office:value-type="string" calcext:value-type="string">
            <text:p>BSMD1206-100-24V</text:p>
          </table:table-cell>
          <table:table-cell table:number-columns-repeated="2" table:style-name="ce2" office:value-type="string" calcext:value-type="string">
            <text:p>FUSE_1206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1A</text:p>
          </table:table-cell>
          <table:table-cell table:style-name="ce7" office:value-type="float" office:value="0.064" calcext:value-type="float">
            <text:p>0.064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]&amp;&quot;','&quot;&amp;[.B5]&amp;&quot;','&quot;&amp;[.C5]&amp;&quot;','&quot;&amp;[.D5]&amp;&quot;','&quot;&amp;[.E5]&amp;&quot;','&quot;&amp;[.F5]&amp;&quot;','&quot;&amp;[.G5]&amp;&quot;','&quot;&amp;[.H5]&amp;&quot;','&quot;&amp;[.I5]&amp;&quot;','&quot;&amp;[.J5]&amp;&quot;',NULL);&quot;" office:value-type="string" office:string-value="INSERT INTO `ELEC_components` (`id`, `seller_code`, `seller`, `manufacturer`, `manufacturer_code`, `smd_footprint`, `package`, `product_type`, `value`, `price`, `qty_left`) VALUES ('4','C910830','LCSC','BHFUSE','BSMD1206-100-24V','FUSE_1206','FUSE_1206','FUSE','1A','0,064',NULL);" calcext:value-type="string">
            <text:p>INSERT INTO `ELEC_components` (`id`, `seller_code`, `seller`, `manufacturer`, `manufacturer_code`, `smd_footprint`, `package`, `product_type`, `value`, `price`, `qty_left`) VALUES ('4','C910830','LCSC','BHFUSE','BSMD1206-100-24V','FUSE_1206','FUSE_1206','FUSE','1A','0,06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11-JS102011JCBN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JS102011JCBN</text:p>
          </table:table-cell>
          <table:table-cell table:style-name="ce2" office:value-type="string" calcext:value-type="string">
            <text:p>SWITCH_5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SWITCH</text:p>
          </table:table-cell>
          <table:table-cell table:style-name="ce6"/>
          <table:table-cell table:style-name="ce7" office:value-type="float" office:value="1.47" calcext:value-type="float">
            <text:p>1.47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]&amp;&quot;','&quot;&amp;[.B6]&amp;&quot;','&quot;&amp;[.C6]&amp;&quot;','&quot;&amp;[.D6]&amp;&quot;','&quot;&amp;[.E6]&amp;&quot;','&quot;&amp;[.F6]&amp;&quot;','&quot;&amp;[.G6]&amp;&quot;','&quot;&amp;[.H6]&amp;&quot;','&quot;&amp;[.I6]&amp;&quot;','&quot;&amp;[.J6]&amp;&quot;',NULL);&quot;" office:value-type="string" office:string-value="INSERT INTO `ELEC_components` (`id`, `seller_code`, `seller`, `manufacturer`, `manufacturer_code`, `smd_footprint`, `package`, `product_type`, `value`, `price`, `qty_left`) VALUES ('5','611-JS102011JCBN','MOUSER','C&amp;K','JS102011JCBN','SWITCH_5','SMD_CUST','SWITCH','','1,47',NULL);" calcext:value-type="string">
            <text:p>INSERT INTO `ELEC_components` (`id`, `seller_code`, `seller`, `manufacturer`, `manufacturer_code`, `smd_footprint`, `package`, `product_type`, `value`, `price`, `qty_left`) VALUES ('5','611-JS102011JCBN','MOUSER','C&amp;K','JS102011JCBN','SWITCH_5','SMD_CUST','SWITCH','','1,4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26-BNO08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CEVA</text:p>
          </table:table-cell>
          <table:table-cell table:style-name="ce2" office:value-type="string" calcext:value-type="string">
            <text:p>BNO086</text:p>
          </table:table-cell>
          <table:table-cell table:number-columns-repeated="2" table:style-name="ce2" office:value-type="string" calcext:value-type="string">
            <text:p>LGA-28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IMU</text:p>
          </table:table-cell>
          <table:table-cell table:style-name="ce7" office:value-type="float" office:value="15.45" calcext:value-type="float">
            <text:p>15.45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]&amp;&quot;','&quot;&amp;[.B7]&amp;&quot;','&quot;&amp;[.C7]&amp;&quot;','&quot;&amp;[.D7]&amp;&quot;','&quot;&amp;[.E7]&amp;&quot;','&quot;&amp;[.F7]&amp;&quot;','&quot;&amp;[.G7]&amp;&quot;','&quot;&amp;[.H7]&amp;&quot;','&quot;&amp;[.I7]&amp;&quot;','&quot;&amp;[.J7]&amp;&quot;',NULL);&quot;" office:value-type="string" office:string-value="INSERT INTO `ELEC_components` (`id`, `seller_code`, `seller`, `manufacturer`, `manufacturer_code`, `smd_footprint`, `package`, `product_type`, `value`, `price`, `qty_left`) VALUES ('6','526-BNO086','MOUSER','CEVA','BNO086','LGA-28','LGA-28','SENSOR','IMU','15,45',NULL);" calcext:value-type="string">
            <text:p>INSERT INTO `ELEC_components` (`id`, `seller_code`, `seller`, `manufacturer`, `manufacturer_code`, `smd_footprint`, `package`, `product_type`, `value`, `price`, `qty_left`) VALUES ('6','526-BNO086','MOUSER','CEVA','BNO086','LGA-28','LGA-28','SENSOR','IMU','15,4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11524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kmtw</text:p>
          </table:table-cell>
          <table:table-cell table:style-name="ce2" office:value-type="string" calcext:value-type="string">
            <text:p>S108500001</text:p>
          </table:table-cell>
          <table:table-cell table:style-name="ce6"/>
          <table:table-cell table:style-name="ce2" office:value-type="string" calcext:value-type="string">
            <text:p>THT_2.54</text:p>
          </table:table-cell>
          <table:table-cell table:style-name="ce2" office:value-type="string" calcext:value-type="string">
            <text:p>STRIP</text:p>
          </table:table-cell>
          <table:table-cell table:style-name="ce6"/>
          <table:table-cell table:style-name="ce7" office:value-type="float" office:value="0.2276" calcext:value-type="float">
            <text:p>0.227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]&amp;&quot;','&quot;&amp;[.B8]&amp;&quot;','&quot;&amp;[.C8]&amp;&quot;','&quot;&amp;[.D8]&amp;&quot;','&quot;&amp;[.E8]&amp;&quot;','&quot;&amp;[.F8]&amp;&quot;','&quot;&amp;[.G8]&amp;&quot;','&quot;&amp;[.H8]&amp;&quot;','&quot;&amp;[.I8]&amp;&quot;','&quot;&amp;[.J8]&amp;&quot;',NULL);&quot;" office:value-type="string" office:string-value="INSERT INTO `ELEC_components` (`id`, `seller_code`, `seller`, `manufacturer`, `manufacturer_code`, `smd_footprint`, `package`, `product_type`, `value`, `price`, `qty_left`) VALUES ('7','C115245','LCSC','Ckmtw','S108500001','','THT_2.54','STRIP','','0,2276',NULL);" calcext:value-type="string">
            <text:p>INSERT INTO `ELEC_components` (`id`, `seller_code`, `seller`, `manufacturer`, `manufacturer_code`, `smd_footprint`, `package`, `product_type`, `value`, `price`, `qty_left`) VALUES ('7','C115245','LCSC','Ckmtw','S108500001','','THT_2.54','STRIP','','0,227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14143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kmtw</text:p>
          </table:table-cell>
          <table:table-cell table:style-name="ce2" office:value-type="string" calcext:value-type="string">
            <text:p>S108500006</text:p>
          </table:table-cell>
          <table:table-cell table:style-name="ce6"/>
          <table:table-cell table:style-name="ce2" office:value-type="string" calcext:value-type="string">
            <text:p>THT_2.54</text:p>
          </table:table-cell>
          <table:table-cell table:style-name="ce2" office:value-type="string" calcext:value-type="string">
            <text:p>STRIP</text:p>
          </table:table-cell>
          <table:table-cell table:style-name="ce6"/>
          <table:table-cell table:style-name="ce7" office:value-type="float" office:value="0.2114" calcext:value-type="float">
            <text:p>0.211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]&amp;&quot;','&quot;&amp;[.B9]&amp;&quot;','&quot;&amp;[.C9]&amp;&quot;','&quot;&amp;[.D9]&amp;&quot;','&quot;&amp;[.E9]&amp;&quot;','&quot;&amp;[.F9]&amp;&quot;','&quot;&amp;[.G9]&amp;&quot;','&quot;&amp;[.H9]&amp;&quot;','&quot;&amp;[.I9]&amp;&quot;','&quot;&amp;[.J9]&amp;&quot;',NULL);&quot;" office:value-type="string" office:string-value="INSERT INTO `ELEC_components` (`id`, `seller_code`, `seller`, `manufacturer`, `manufacturer_code`, `smd_footprint`, `package`, `product_type`, `value`, `price`, `qty_left`) VALUES ('8','C141437','LCSC','Ckmtw','S108500006','','THT_2.54','STRIP','','0,2114',NULL);" calcext:value-type="string">
            <text:p>INSERT INTO `ELEC_components` (`id`, `seller_code`, `seller`, `manufacturer`, `manufacturer_code`, `smd_footprint`, `package`, `product_type`, `value`, `price`, `qty_left`) VALUES ('8','C141437','LCSC','Ckmtw','S108500006','','THT_2.54','STRIP','','0,211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22499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Diptronics</text:p>
          </table:table-cell>
          <table:table-cell table:style-name="ce2" office:value-type="string" calcext:value-type="string">
            <text:p>DHN-04-V-T/R</text:p>
          </table:table-cell>
          <table:table-cell table:style-name="ce2" office:value-type="string" calcext:value-type="string">
            <text:p>DIP_DHN04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DIP_SWITCH</text:p>
          </table:table-cell>
          <table:table-cell table:style-name="ce2" office:value-type="string" calcext:value-type="string">
            <text:p>4Way</text:p>
          </table:table-cell>
          <table:table-cell table:style-name="ce7" office:value-type="float" office:value="0.8082" calcext:value-type="float">
            <text:p>0.808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]&amp;&quot;','&quot;&amp;[.B10]&amp;&quot;','&quot;&amp;[.C10]&amp;&quot;','&quot;&amp;[.D10]&amp;&quot;','&quot;&amp;[.E10]&amp;&quot;','&quot;&amp;[.F10]&amp;&quot;','&quot;&amp;[.G10]&amp;&quot;','&quot;&amp;[.H10]&amp;&quot;','&quot;&amp;[.I10]&amp;&quot;','&quot;&amp;[.J10]&amp;&quot;',NULL);&quot;" office:value-type="string" office:string-value="INSERT INTO `ELEC_components` (`id`, `seller_code`, `seller`, `manufacturer`, `manufacturer_code`, `smd_footprint`, `package`, `product_type`, `value`, `price`, `qty_left`) VALUES ('9','C224996','LCSC','Diptronics','DHN-04-V-T/R','DIP_DHN04','SMD_CUST','DIP_SWITCH','4Way','0,8082',NULL);" calcext:value-type="string">
            <text:p>INSERT INTO `ELEC_components` (`id`, `seller_code`, `seller`, `manufacturer`, `manufacturer_code`, `smd_footprint`, `package`, `product_type`, `value`, `price`, `qty_left`) VALUES ('9','C224996','LCSC','Diptronics','DHN-04-V-T/R','DIP_DHN04','SMD_CUST','DIP_SWITCH','4Way','0,808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301394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Espressif Systems</text:p>
          </table:table-cell>
          <table:table-cell table:style-name="ce2" office:value-type="string" calcext:value-type="string">
            <text:p>ESP32-S3-WROOM-1U-N16R8</text:p>
          </table:table-cell>
          <table:table-cell table:style-name="ce2" office:value-type="string" calcext:value-type="string">
            <text:p>ESP32S3_1U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ESP32_S3</text:p>
          </table:table-cell>
          <table:table-cell table:style-name="ce7" office:value-type="float" office:value="5.057" calcext:value-type="float">
            <text:p>5.057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]&amp;&quot;','&quot;&amp;[.B11]&amp;&quot;','&quot;&amp;[.C11]&amp;&quot;','&quot;&amp;[.D11]&amp;&quot;','&quot;&amp;[.E11]&amp;&quot;','&quot;&amp;[.F11]&amp;&quot;','&quot;&amp;[.G11]&amp;&quot;','&quot;&amp;[.H11]&amp;&quot;','&quot;&amp;[.I11]&amp;&quot;','&quot;&amp;[.J11]&amp;&quot;',NULL);&quot;" office:value-type="string" office:string-value="INSERT INTO `ELEC_components` (`id`, `seller_code`, `seller`, `manufacturer`, `manufacturer_code`, `smd_footprint`, `package`, `product_type`, `value`, `price`, `qty_left`) VALUES ('10','C3013946','LCSC','Espressif Systems','ESP32-S3-WROOM-1U-N16R8','ESP32S3_1U','SMD_CUST','MCU','ESP32_S3','5,057',NULL);" calcext:value-type="string">
            <text:p>INSERT INTO `ELEC_components` (`id`, `seller_code`, `seller`, `manufacturer`, `manufacturer_code`, `smd_footprint`, `package`, `product_type`, `value`, `price`, `qty_left`) VALUES ('10','C3013946','LCSC','Espressif Systems','ESP32-S3-WROOM-1U-N16R8','ESP32S3_1U','SMD_CUST','MCU','ESP32_S3','5,057',NULL);</text:p>
          </table:table-cell>
          <table:table-cell table:number-columns-repeated="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289276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Everlight Elec</text:p>
          </table:table-cell>
          <table:table-cell table:style-name="ce2" office:value-type="string" calcext:value-type="string">
            <text:p>95-21SUGC/S400-A4/TR7</text:p>
          </table:table-cell>
          <table:table-cell table:style-name="ce2" office:value-type="string" calcext:value-type="string">
            <text:p>LED_SMD2_GULLWING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LED_G</text:p>
          </table:table-cell>
          <table:table-cell table:style-name="ce2" office:value-type="string" calcext:value-type="string">
            <text:p>20mA</text:p>
          </table:table-cell>
          <table:table-cell table:style-name="ce7" office:value-type="float" office:value="0.0975" calcext:value-type="float">
            <text:p>0.097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]&amp;&quot;','&quot;&amp;[.B12]&amp;&quot;','&quot;&amp;[.C12]&amp;&quot;','&quot;&amp;[.D12]&amp;&quot;','&quot;&amp;[.E12]&amp;&quot;','&quot;&amp;[.F12]&amp;&quot;','&quot;&amp;[.G12]&amp;&quot;','&quot;&amp;[.H12]&amp;&quot;','&quot;&amp;[.I12]&amp;&quot;','&quot;&amp;[.J12]&amp;&quot;',NULL);&quot;" office:value-type="string" office:string-value="INSERT INTO `ELEC_components` (`id`, `seller_code`, `seller`, `manufacturer`, `manufacturer_code`, `smd_footprint`, `package`, `product_type`, `value`, `price`, `qty_left`) VALUES ('11','C2892765','LCSC','Everlight Elec','95-21SUGC/S400-A4/TR7','LED_SMD2_GULLWING','SMD_CUST','LED_G','20mA','0,0975',NULL);" calcext:value-type="string">
            <text:p>INSERT INTO `ELEC_components` (`id`, `seller_code`, `seller`, `manufacturer`, `manufacturer_code`, `smd_footprint`, `package`, `product_type`, `value`, `price`, `qty_left`) VALUES ('11','C2892765','LCSC','Everlight Elec','95-21SUGC/S400-A4/TR7','LED_SMD2_GULLWING','SMD_CUST','LED_G','20mA','0,097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9886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Everlight Elec</text:p>
          </table:table-cell>
          <table:table-cell table:style-name="ce2" office:value-type="string" calcext:value-type="string">
            <text:p>IR204C-A-L</text:p>
          </table:table-cell>
          <table:table-cell table:number-columns-repeated="2" table:style-name="ce2" office:value-type="string" calcext:value-type="string">
            <text:p>THT_LED_3mm</text:p>
          </table:table-cell>
          <table:table-cell table:style-name="ce2" office:value-type="string" calcext:value-type="string">
            <text:p>LED_IR</text:p>
          </table:table-cell>
          <table:table-cell table:style-name="ce2" office:value-type="string" calcext:value-type="string">
            <text:p>20mA</text:p>
          </table:table-cell>
          <table:table-cell table:style-name="ce7" office:value-type="float" office:value="0.0545" calcext:value-type="float">
            <text:p>0.054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3]&amp;&quot;','&quot;&amp;[.B13]&amp;&quot;','&quot;&amp;[.C13]&amp;&quot;','&quot;&amp;[.D13]&amp;&quot;','&quot;&amp;[.E13]&amp;&quot;','&quot;&amp;[.F13]&amp;&quot;','&quot;&amp;[.G13]&amp;&quot;','&quot;&amp;[.H13]&amp;&quot;','&quot;&amp;[.I13]&amp;&quot;','&quot;&amp;[.J13]&amp;&quot;',NULL);&quot;" office:value-type="string" office:string-value="INSERT INTO `ELEC_components` (`id`, `seller_code`, `seller`, `manufacturer`, `manufacturer_code`, `smd_footprint`, `package`, `product_type`, `value`, `price`, `qty_left`) VALUES ('12','C98863','LCSC','Everlight Elec','IR204C-A-L','THT_LED_3mm','THT_LED_3mm','LED_IR','20mA','0,0545',NULL);" calcext:value-type="string">
            <text:p>INSERT INTO `ELEC_components` (`id`, `seller_code`, `seller`, `manufacturer`, `manufacturer_code`, `smd_footprint`, `package`, `product_type`, `value`, `price`, `qty_left`) VALUES ('12','C98863','LCSC','Everlight Elec','IR204C-A-L','THT_LED_3mm','THT_LED_3mm','LED_IR','20mA','0,054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513761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FOJAN</text:p>
          </table:table-cell>
          <table:table-cell table:style-name="ce2" office:value-type="string" calcext:value-type="string">
            <text:p>FCC0805N220J500BT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22p</text:p>
          </table:table-cell>
          <table:table-cell table:style-name="ce7" office:value-type="float" office:value="0.0047" calcext:value-type="float">
            <text:p>0.004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4]&amp;&quot;','&quot;&amp;[.B14]&amp;&quot;','&quot;&amp;[.C14]&amp;&quot;','&quot;&amp;[.D14]&amp;&quot;','&quot;&amp;[.E14]&amp;&quot;','&quot;&amp;[.F14]&amp;&quot;','&quot;&amp;[.G14]&amp;&quot;','&quot;&amp;[.H14]&amp;&quot;','&quot;&amp;[.I14]&amp;&quot;','&quot;&amp;[.J14]&amp;&quot;',NULL);&quot;" office:value-type="string" office:string-value="INSERT INTO `ELEC_components` (`id`, `seller_code`, `seller`, `manufacturer`, `manufacturer_code`, `smd_footprint`, `package`, `product_type`, `value`, `price`, `qty_left`) VALUES ('13','C5137614','LCSC','FOJAN','FCC0805N220J500BT','C_0805','C_0805','CAPACITOR','22p','0,0047',NULL);" calcext:value-type="string">
            <text:p>INSERT INTO `ELEC_components` (`id`, `seller_code`, `seller`, `manufacturer`, `manufacturer_code`, `smd_footprint`, `package`, `product_type`, `value`, `price`, `qty_left`) VALUES ('13','C5137614','LCSC','FOJAN','FCC0805N220J500BT','C_0805','C_0805','CAPACITOR','22p','0,0047',NULL);</text:p>
          </table:table-cell>
          <table:table-cell table:number-columns-repeated="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72790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Foshan NationStar Optoelectronics</text:p>
          </table:table-cell>
          <table:table-cell table:style-name="ce2" office:value-type="string" calcext:value-type="string">
            <text:p>FM-3510RGBA-SG</text:p>
          </table:table-cell>
          <table:table-cell table:style-name="ce2" office:value-type="string" calcext:value-type="string">
            <text:p>LED_CUST_3510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LED_RGB</text:p>
          </table:table-cell>
          <table:table-cell table:style-name="ce2" office:value-type="string" calcext:value-type="string">
            <text:p>Nonadd</text:p>
          </table:table-cell>
          <table:table-cell table:style-name="ce7" office:value-type="float" office:value="0.0323" calcext:value-type="float">
            <text:p>0.0323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5]&amp;&quot;','&quot;&amp;[.B15]&amp;&quot;','&quot;&amp;[.C15]&amp;&quot;','&quot;&amp;[.D15]&amp;&quot;','&quot;&amp;[.E15]&amp;&quot;','&quot;&amp;[.F15]&amp;&quot;','&quot;&amp;[.G15]&amp;&quot;','&quot;&amp;[.H15]&amp;&quot;','&quot;&amp;[.I15]&amp;&quot;','&quot;&amp;[.J15]&amp;&quot;',NULL);&quot;" office:value-type="string" office:string-value="INSERT INTO `ELEC_components` (`id`, `seller_code`, `seller`, `manufacturer`, `manufacturer_code`, `smd_footprint`, `package`, `product_type`, `value`, `price`, `qty_left`) VALUES ('14','C727903','LCSC','Foshan NationStar Optoelectronics','FM-3510RGBA-SG','LED_CUST_3510','SMD_CUST','LED_RGB','Nonadd','0,0323',NULL);" calcext:value-type="string">
            <text:p>INSERT INTO `ELEC_components` (`id`, `seller_code`, `seller`, `manufacturer`, `manufacturer_code`, `smd_footprint`, `package`, `product_type`, `value`, `price`, `qty_left`) VALUES ('14','C727903','LCSC','Foshan NationStar Optoelectronics','FM-3510RGBA-SG','LED_CUST_3510','SMD_CUST','LED_RGB','Nonadd','0,0323',NULL);</text:p>
          </table:table-cell>
          <table:table-cell table:number-columns-repeated="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8425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Foshan NationStar Optoelectronics</text:p>
          </table:table-cell>
          <table:table-cell table:style-name="ce2" office:value-type="string" calcext:value-type="string">
            <text:p>NCD0805R1</text:p>
          </table:table-cell>
          <table:table-cell table:number-columns-repeated="2" table:style-name="ce2" office:value-type="string" calcext:value-type="string">
            <text:p>LED_0805</text:p>
          </table:table-cell>
          <table:table-cell table:style-name="ce2" office:value-type="string" calcext:value-type="string">
            <text:p>LED_R</text:p>
          </table:table-cell>
          <table:table-cell table:style-name="ce2" office:value-type="string" calcext:value-type="string">
            <text:p>20mA</text:p>
          </table:table-cell>
          <table:table-cell table:style-name="ce7" office:value-type="float" office:value="0.0116" calcext:value-type="float">
            <text:p>0.011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6]&amp;&quot;','&quot;&amp;[.B16]&amp;&quot;','&quot;&amp;[.C16]&amp;&quot;','&quot;&amp;[.D16]&amp;&quot;','&quot;&amp;[.E16]&amp;&quot;','&quot;&amp;[.F16]&amp;&quot;','&quot;&amp;[.G16]&amp;&quot;','&quot;&amp;[.H16]&amp;&quot;','&quot;&amp;[.I16]&amp;&quot;','&quot;&amp;[.J16]&amp;&quot;',NULL);&quot;" office:value-type="string" office:string-value="INSERT INTO `ELEC_components` (`id`, `seller_code`, `seller`, `manufacturer`, `manufacturer_code`, `smd_footprint`, `package`, `product_type`, `value`, `price`, `qty_left`) VALUES ('15','C84256','LCSC','Foshan NationStar Optoelectronics','NCD0805R1','LED_0805','LED_0805','LED_R','20mA','0,0116',NULL);" calcext:value-type="string">
            <text:p>INSERT INTO `ELEC_components` (`id`, `seller_code`, `seller`, `manufacturer`, `manufacturer_code`, `smd_footprint`, `package`, `product_type`, `value`, `price`, `qty_left`) VALUES ('15','C84256','LCSC','Foshan NationStar Optoelectronics','NCD0805R1','LED_0805','LED_0805','LED_R','20mA','0,0116',NULL);</text:p>
          </table:table-cell>
          <table:table-cell table:number-columns-repeated="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8426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Foshan NationStar Optoelectronics</text:p>
          </table:table-cell>
          <table:table-cell table:style-name="ce2" office:value-type="string" calcext:value-type="string">
            <text:p>NCD0805G1</text:p>
          </table:table-cell>
          <table:table-cell table:number-columns-repeated="2" table:style-name="ce2" office:value-type="string" calcext:value-type="string">
            <text:p>LED_0805</text:p>
          </table:table-cell>
          <table:table-cell table:style-name="ce2" office:value-type="string" calcext:value-type="string">
            <text:p>LED_G</text:p>
          </table:table-cell>
          <table:table-cell table:style-name="ce2" office:value-type="string" calcext:value-type="string">
            <text:p>5mA</text:p>
          </table:table-cell>
          <table:table-cell table:style-name="ce7" office:value-type="float" office:value="0.0201" calcext:value-type="float">
            <text:p>0.020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7]&amp;&quot;','&quot;&amp;[.B17]&amp;&quot;','&quot;&amp;[.C17]&amp;&quot;','&quot;&amp;[.D17]&amp;&quot;','&quot;&amp;[.E17]&amp;&quot;','&quot;&amp;[.F17]&amp;&quot;','&quot;&amp;[.G17]&amp;&quot;','&quot;&amp;[.H17]&amp;&quot;','&quot;&amp;[.I17]&amp;&quot;','&quot;&amp;[.J17]&amp;&quot;',NULL);&quot;" office:value-type="string" office:string-value="INSERT INTO `ELEC_components` (`id`, `seller_code`, `seller`, `manufacturer`, `manufacturer_code`, `smd_footprint`, `package`, `product_type`, `value`, `price`, `qty_left`) VALUES ('16','C84260','LCSC','Foshan NationStar Optoelectronics','NCD0805G1','LED_0805','LED_0805','LED_G','5mA','0,0201',NULL);" calcext:value-type="string">
            <text:p>INSERT INTO `ELEC_components` (`id`, `seller_code`, `seller`, `manufacturer`, `manufacturer_code`, `smd_footprint`, `package`, `product_type`, `value`, `price`, `qty_left`) VALUES ('16','C84260','LCSC','Foshan NationStar Optoelectronics','NCD0805G1','LED_0805','LED_0805','LED_G','5mA','0,020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13216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FTDI</text:p>
          </table:table-cell>
          <table:table-cell table:style-name="ce2" office:value-type="string" calcext:value-type="string">
            <text:p>FT231XS-R</text:p>
          </table:table-cell>
          <table:table-cell table:number-columns-repeated="2" table:style-name="ce2" office:value-type="string" calcext:value-type="string">
            <text:p>SSOP-20</text:p>
          </table:table-cell>
          <table:table-cell table:style-name="ce2" office:value-type="string" calcext:value-type="string">
            <text:p>USB_IC</text:p>
          </table:table-cell>
          <table:table-cell table:style-name="ce2" office:value-type="string" calcext:value-type="string">
            <text:p>UART_con</text:p>
          </table:table-cell>
          <table:table-cell table:style-name="ce7" office:value-type="float" office:value="2.9751" calcext:value-type="float">
            <text:p>2.975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8]&amp;&quot;','&quot;&amp;[.B18]&amp;&quot;','&quot;&amp;[.C18]&amp;&quot;','&quot;&amp;[.D18]&amp;&quot;','&quot;&amp;[.E18]&amp;&quot;','&quot;&amp;[.F18]&amp;&quot;','&quot;&amp;[.G18]&amp;&quot;','&quot;&amp;[.H18]&amp;&quot;','&quot;&amp;[.I18]&amp;&quot;','&quot;&amp;[.J18]&amp;&quot;',NULL);&quot;" office:value-type="string" office:string-value="INSERT INTO `ELEC_components` (`id`, `seller_code`, `seller`, `manufacturer`, `manufacturer_code`, `smd_footprint`, `package`, `product_type`, `value`, `price`, `qty_left`) VALUES ('17','C132160','LCSC','FTDI','FT231XS-R','SSOP-20','SSOP-20','USB_IC','UART_con','2,9751',NULL);" calcext:value-type="string">
            <text:p>INSERT INTO `ELEC_components` (`id`, `seller_code`, `seller`, `manufacturer`, `manufacturer_code`, `smd_footprint`, `package`, `product_type`, `value`, `price`, `qty_left`) VALUES ('17','C132160','LCSC','FTDI','FT231XS-R','SSOP-20','SSOP-20','USB_IC','UART_con','2,975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301972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G-Switch</text:p>
          </table:table-cell>
          <table:table-cell table:style-name="ce2" office:value-type="string" calcext:value-type="string">
            <text:p>GT-USB-9014B</text:p>
          </table:table-cell>
          <table:table-cell table:style-name="ce2" office:value-type="string" calcext:value-type="string">
            <text:p>SMD_USB_9014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USB_CONN</text:p>
          </table:table-cell>
          <table:table-cell table:style-name="ce2" office:value-type="string" calcext:value-type="string">
            <text:p>Type-C</text:p>
          </table:table-cell>
          <table:table-cell table:style-name="ce7" office:value-type="float" office:value="0.1695" calcext:value-type="float">
            <text:p>0.169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9]&amp;&quot;','&quot;&amp;[.B19]&amp;&quot;','&quot;&amp;[.C19]&amp;&quot;','&quot;&amp;[.D19]&amp;&quot;','&quot;&amp;[.E19]&amp;&quot;','&quot;&amp;[.F19]&amp;&quot;','&quot;&amp;[.G19]&amp;&quot;','&quot;&amp;[.H19]&amp;&quot;','&quot;&amp;[.I19]&amp;&quot;','&quot;&amp;[.J19]&amp;&quot;',NULL);&quot;" office:value-type="string" office:string-value="INSERT INTO `ELEC_components` (`id`, `seller_code`, `seller`, `manufacturer`, `manufacturer_code`, `smd_footprint`, `package`, `product_type`, `value`, `price`, `qty_left`) VALUES ('18','C3019721','LCSC','G-Switch','GT-USB-9014B','SMD_USB_9014','SMD_CUST','USB_CONN','Type-C','0,1695',NULL);" calcext:value-type="string">
            <text:p>INSERT INTO `ELEC_components` (`id`, `seller_code`, `seller`, `manufacturer`, `manufacturer_code`, `smd_footprint`, `package`, `product_type`, `value`, `price`, `qty_left`) VALUES ('18','C3019721','LCSC','G-Switch','GT-USB-9014B','SMD_USB_9014','SMD_CUST','USB_CONN','Type-C','0,169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288029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HAIGU</text:p>
          </table:table-cell>
          <table:table-cell table:style-name="ce2" office:value-type="string" calcext:value-type="string">
            <text:p>DHT22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7" office:value-type="float" office:value="1.556" calcext:value-type="float">
            <text:p>1.556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0]&amp;&quot;','&quot;&amp;[.B20]&amp;&quot;','&quot;&amp;[.C20]&amp;&quot;','&quot;&amp;[.D20]&amp;&quot;','&quot;&amp;[.E20]&amp;&quot;','&quot;&amp;[.F20]&amp;&quot;','&quot;&amp;[.G20]&amp;&quot;','&quot;&amp;[.H20]&amp;&quot;','&quot;&amp;[.I20]&amp;&quot;','&quot;&amp;[.J20]&amp;&quot;',NULL);&quot;" office:value-type="string" office:string-value="INSERT INTO `ELEC_components` (`id`, `seller_code`, `seller`, `manufacturer`, `manufacturer_code`, `smd_footprint`, `package`, `product_type`, `value`, `price`, `qty_left`) VALUES ('19','C2880291','LCSC','HAIGU','DHT22','','THT_CUST','SENSOR','','1,556',NULL);" calcext:value-type="string">
            <text:p>INSERT INTO `ELEC_components` (`id`, `seller_code`, `seller`, `manufacturer`, `manufacturer_code`, `smd_footprint`, `package`, `product_type`, `value`, `price`, `qty_left`) VALUES ('19','C2880291','LCSC','HAIGU','DHT22','','THT_CUST','SENSOR','','1,55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743213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HGSEMI</text:p>
          </table:table-cell>
          <table:table-cell table:style-name="ce2" office:value-type="string" calcext:value-type="string">
            <text:p>PCF8575MS/TR</text:p>
          </table:table-cell>
          <table:table-cell table:number-columns-repeated="2" table:style-name="ce2" office:value-type="string" calcext:value-type="string">
            <text:p>SSOP-24</text:p>
          </table:table-cell>
          <table:table-cell table:style-name="ce2" office:value-type="string" calcext:value-type="string">
            <text:p>IC_EXPANDER</text:p>
          </table:table-cell>
          <table:table-cell table:style-name="ce2" office:value-type="string" calcext:value-type="string">
            <text:p>PCF8575_16</text:p>
          </table:table-cell>
          <table:table-cell table:style-name="ce7" office:value-type="float" office:value="1.7612" calcext:value-type="float">
            <text:p>1.761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1]&amp;&quot;','&quot;&amp;[.B21]&amp;&quot;','&quot;&amp;[.C21]&amp;&quot;','&quot;&amp;[.D21]&amp;&quot;','&quot;&amp;[.E21]&amp;&quot;','&quot;&amp;[.F21]&amp;&quot;','&quot;&amp;[.G21]&amp;&quot;','&quot;&amp;[.H21]&amp;&quot;','&quot;&amp;[.I21]&amp;&quot;','&quot;&amp;[.J21]&amp;&quot;',NULL);&quot;" office:value-type="string" office:string-value="INSERT INTO `ELEC_components` (`id`, `seller_code`, `seller`, `manufacturer`, `manufacturer_code`, `smd_footprint`, `package`, `product_type`, `value`, `price`, `qty_left`) VALUES ('20','C7432139','LCSC','HGSEMI','PCF8575MS/TR','SSOP-24','SSOP-24','IC_EXPANDER','PCF8575_16','1,7612',NULL);" calcext:value-type="string">
            <text:p>INSERT INTO `ELEC_components` (`id`, `seller_code`, `seller`, `manufacturer`, `manufacturer_code`, `smd_footprint`, `package`, `product_type`, `value`, `price`, `qty_left`) VALUES ('20','C7432139','LCSC','HGSEMI','PCF8575MS/TR','SSOP-24','SSOP-24','IC_EXPANDER','PCF8575_16','1,761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71463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Huaxing Mechanical-Elec.</text:p>
          </table:table-cell>
          <table:table-cell table:style-name="ce2" office:value-type="string" calcext:value-type="string">
            <text:p>RI40-1/4W-10KΩ±5%T</text:p>
          </table:table-cell>
          <table:table-cell table:style-name="ce6"/>
          <table:table-cell table:style-name="ce2" office:value-type="string" calcext:value-type="string">
            <text:p>THT_RES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float" office:value="0.0285" calcext:value-type="float">
            <text:p>0.028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2]&amp;&quot;','&quot;&amp;[.B22]&amp;&quot;','&quot;&amp;[.C22]&amp;&quot;','&quot;&amp;[.D22]&amp;&quot;','&quot;&amp;[.E22]&amp;&quot;','&quot;&amp;[.F22]&amp;&quot;','&quot;&amp;[.G22]&amp;&quot;','&quot;&amp;[.H22]&amp;&quot;','&quot;&amp;[.I22]&amp;&quot;','&quot;&amp;[.J22]&amp;&quot;',NULL);&quot;" office:value-type="string" office:string-value="INSERT INTO `ELEC_components` (`id`, `seller_code`, `seller`, `manufacturer`, `manufacturer_code`, `smd_footprint`, `package`, `product_type`, `value`, `price`, `qty_left`) VALUES ('21','C714634','LCSC','Huaxing Mechanical-Elec.','RI40-1/4W-10KΩ±5%T','','THT_RES','RESISTOR','10k','0,0285',NULL);" calcext:value-type="string">
            <text:p>INSERT INTO `ELEC_components` (`id`, `seller_code`, `seller`, `manufacturer`, `manufacturer_code`, `smd_footprint`, `package`, `product_type`, `value`, `price`, `qty_left`) VALUES ('21','C714634','LCSC','Huaxing Mechanical-Elec.','RI40-1/4W-10KΩ±5%T','','THT_RES','RESISTOR','10k','0,028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29629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HX(hengjiaxing)</text:p>
          </table:table-cell>
          <table:table-cell table:style-name="ce2" office:value-type="string" calcext:value-type="string">
            <text:p>HX2301A</text:p>
          </table:table-cell>
          <table:table-cell table:number-columns-repeated="2" table:style-name="ce2" office:value-type="string" calcext:value-type="string">
            <text:p>SOT-23</text:p>
          </table:table-cell>
          <table:table-cell table:style-name="ce2" office:value-type="string" calcext:value-type="string">
            <text:p>P_MOSFET</text:p>
          </table:table-cell>
          <table:table-cell table:style-name="ce2" office:value-type="string" calcext:value-type="string">
            <text:p>20V 0R150</text:p>
          </table:table-cell>
          <table:table-cell table:style-name="ce7" office:value-type="float" office:value="0.0168" calcext:value-type="float">
            <text:p>0.016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3]&amp;&quot;','&quot;&amp;[.B23]&amp;&quot;','&quot;&amp;[.C23]&amp;&quot;','&quot;&amp;[.D23]&amp;&quot;','&quot;&amp;[.E23]&amp;&quot;','&quot;&amp;[.F23]&amp;&quot;','&quot;&amp;[.G23]&amp;&quot;','&quot;&amp;[.H23]&amp;&quot;','&quot;&amp;[.I23]&amp;&quot;','&quot;&amp;[.J23]&amp;&quot;',NULL);&quot;" office:value-type="string" office:string-value="INSERT INTO `ELEC_components` (`id`, `seller_code`, `seller`, `manufacturer`, `manufacturer_code`, `smd_footprint`, `package`, `product_type`, `value`, `price`, `qty_left`) VALUES ('22','C296298','LCSC','HX(hengjiaxing)','HX2301A','SOT-23','SOT-23','P_MOSFET','20V 0R150','0,0168',NULL);" calcext:value-type="string">
            <text:p>INSERT INTO `ELEC_components` (`id`, `seller_code`, `seller`, `manufacturer`, `manufacturer_code`, `smd_footprint`, `package`, `product_type`, `value`, `price`, `qty_left`) VALUES ('22','C296298','LCSC','HX(hengjiaxing)','HX2301A','SOT-23','SOT-23','P_MOSFET','20V 0R150','0,0168',NULL);</text:p>
          </table:table-cell>
          <table:table-cell table:number-columns-repeated="4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33472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iangsu Changjing Electronics Technology Co., Ltd.</text:p>
          </table:table-cell>
          <table:table-cell table:style-name="ce2" office:value-type="string" calcext:value-type="string">
            <text:p>BC546-TA</text:p>
          </table:table-cell>
          <table:table-cell table:style-name="ce6"/>
          <table:table-cell table:style-name="ce2" office:value-type="string" calcext:value-type="string">
            <text:p>TO-92-3</text:p>
          </table:table-cell>
          <table:table-cell table:style-name="ce2" office:value-type="string" calcext:value-type="string">
            <text:p>NPN_TRANSISTOR</text:p>
          </table:table-cell>
          <table:table-cell table:style-name="ce6"/>
          <table:table-cell table:style-name="ce7" office:value-type="float" office:value="0.0293" calcext:value-type="float">
            <text:p>0.0293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4]&amp;&quot;','&quot;&amp;[.B24]&amp;&quot;','&quot;&amp;[.C24]&amp;&quot;','&quot;&amp;[.D24]&amp;&quot;','&quot;&amp;[.E24]&amp;&quot;','&quot;&amp;[.F24]&amp;&quot;','&quot;&amp;[.G24]&amp;&quot;','&quot;&amp;[.H24]&amp;&quot;','&quot;&amp;[.I24]&amp;&quot;','&quot;&amp;[.J24]&amp;&quot;',NULL);&quot;" office:value-type="string" office:string-value="INSERT INTO `ELEC_components` (`id`, `seller_code`, `seller`, `manufacturer`, `manufacturer_code`, `smd_footprint`, `package`, `product_type`, `value`, `price`, `qty_left`) VALUES ('23','C33472','LCSC','Jiangsu Changjing Electronics Technology Co., Ltd.','BC546-TA','','TO-92-3','NPN_TRANSISTOR','','0,0293',NULL);" calcext:value-type="string">
            <text:p>INSERT INTO `ELEC_components` (`id`, `seller_code`, `seller`, `manufacturer`, `manufacturer_code`, `smd_footprint`, `package`, `product_type`, `value`, `price`, `qty_left`) VALUES ('23','C33472','LCSC','Jiangsu Changjing Electronics Technology Co., Ltd.','BC546-TA','','TO-92-3','NPN_TRANSISTOR','','0,0293',NULL);</text:p>
          </table:table-cell>
          <table:table-cell table:number-columns-repeated="4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276318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ing Extension of the Electronic Co.</text:p>
          </table:table-cell>
          <table:table-cell table:style-name="ce2" office:value-type="string" calcext:value-type="string">
            <text:p>920-F62A2021S10104</text:p>
          </table:table-cell>
          <table:table-cell table:style-name="ce2" office:value-type="string" calcext:value-type="string">
            <text:p>USB_CONN_920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USB_CONN</text:p>
          </table:table-cell>
          <table:table-cell table:style-name="ce2" office:value-type="string" calcext:value-type="string">
            <text:p>Type-B-Micro</text:p>
          </table:table-cell>
          <table:table-cell table:style-name="ce7" office:value-type="float" office:value="0.1886" calcext:value-type="float">
            <text:p>0.188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5]&amp;&quot;','&quot;&amp;[.B25]&amp;&quot;','&quot;&amp;[.C25]&amp;&quot;','&quot;&amp;[.D25]&amp;&quot;','&quot;&amp;[.E25]&amp;&quot;','&quot;&amp;[.F25]&amp;&quot;','&quot;&amp;[.G25]&amp;&quot;','&quot;&amp;[.H25]&amp;&quot;','&quot;&amp;[.I25]&amp;&quot;','&quot;&amp;[.J25]&amp;&quot;',NULL);&quot;" office:value-type="string" office:string-value="INSERT INTO `ELEC_components` (`id`, `seller_code`, `seller`, `manufacturer`, `manufacturer_code`, `smd_footprint`, `package`, `product_type`, `value`, `price`, `qty_left`) VALUES ('24','C2763184','LCSC','Jing Extension of the Electronic Co.','920-F62A2021S10104','USB_CONN_920','SMD_CUST','USB_CONN','Type-B-Micro','0,1886',NULL);" calcext:value-type="string">
            <text:p>INSERT INTO `ELEC_components` (`id`, `seller_code`, `seller`, `manufacturer`, `manufacturer_code`, `smd_footprint`, `package`, `product_type`, `value`, `price`, `qty_left`) VALUES ('24','C2763184','LCSC','Jing Extension of the Electronic Co.','920-F62A2021S10104','USB_CONN_920','SMD_CUST','USB_CONN','Type-B-Micro','0,1886',NULL);</text:p>
          </table:table-cell>
          <table:table-cell table:number-columns-repeated="4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70903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ing Extension of the Electronic Co.</text:p>
          </table:table-cell>
          <table:table-cell table:style-name="ce2" office:value-type="string" calcext:value-type="string">
            <text:p>918-518K2023S50001</text:p>
          </table:table-cell>
          <table:table-cell table:style-name="ce2" office:value-type="string" calcext:value-type="string">
            <text:p>USB_CONN_918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USB_CONN</text:p>
          </table:table-cell>
          <table:table-cell table:style-name="ce2" office:value-type="string" calcext:value-type="string">
            <text:p>Type-C</text:p>
          </table:table-cell>
          <table:table-cell table:style-name="ce7" office:value-type="float" office:value="0.6316" calcext:value-type="float">
            <text:p>0.631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6]&amp;&quot;','&quot;&amp;[.B26]&amp;&quot;','&quot;&amp;[.C26]&amp;&quot;','&quot;&amp;[.D26]&amp;&quot;','&quot;&amp;[.E26]&amp;&quot;','&quot;&amp;[.F26]&amp;&quot;','&quot;&amp;[.G26]&amp;&quot;','&quot;&amp;[.H26]&amp;&quot;','&quot;&amp;[.I26]&amp;&quot;','&quot;&amp;[.J26]&amp;&quot;',NULL);&quot;" office:value-type="string" office:string-value="INSERT INTO `ELEC_components` (`id`, `seller_code`, `seller`, `manufacturer`, `manufacturer_code`, `smd_footprint`, `package`, `product_type`, `value`, `price`, `qty_left`) VALUES ('25','C709037','LCSC','Jing Extension of the Electronic Co.','918-518K2023S50001','USB_CONN_918','SMD_CUST','USB_CONN','Type-C','0,6316',NULL);" calcext:value-type="string">
            <text:p>INSERT INTO `ELEC_components` (`id`, `seller_code`, `seller`, `manufacturer`, `manufacturer_code`, `smd_footprint`, `package`, `product_type`, `value`, `price`, `qty_left`) VALUES ('25','C709037','LCSC','Jing Extension of the Electronic Co.','918-518K2023S50001','USB_CONN_918','SMD_CUST','USB_CONN','Type-C','0,631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26545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ST Sales America</text:p>
          </table:table-cell>
          <table:table-cell table:style-name="ce2" office:value-type="string" calcext:value-type="string">
            <text:p>SPH-002T-P0.5L</text:p>
          </table:table-cell>
          <table:table-cell table:style-name="ce6" table:number-columns-repeated="2"/>
          <table:table-cell table:style-name="ce2" office:value-type="string" calcext:value-type="string">
            <text:p>CONN_TERMINAL</text:p>
          </table:table-cell>
          <table:table-cell table:style-name="ce6"/>
          <table:table-cell table:style-name="ce7" office:value-type="float" office:value="0.0142" calcext:value-type="float">
            <text:p>0.014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7]&amp;&quot;','&quot;&amp;[.B27]&amp;&quot;','&quot;&amp;[.C27]&amp;&quot;','&quot;&amp;[.D27]&amp;&quot;','&quot;&amp;[.E27]&amp;&quot;','&quot;&amp;[.F27]&amp;&quot;','&quot;&amp;[.G27]&amp;&quot;','&quot;&amp;[.H27]&amp;&quot;','&quot;&amp;[.I27]&amp;&quot;','&quot;&amp;[.J27]&amp;&quot;',NULL);&quot;" office:value-type="string" office:string-value="INSERT INTO `ELEC_components` (`id`, `seller_code`, `seller`, `manufacturer`, `manufacturer_code`, `smd_footprint`, `package`, `product_type`, `value`, `price`, `qty_left`) VALUES ('26','C265456','LCSC','JST Sales America','SPH-002T-P0.5L','','','CONN_TERMINAL','','0,0142',NULL);" calcext:value-type="string">
            <text:p>INSERT INTO `ELEC_components` (`id`, `seller_code`, `seller`, `manufacturer`, `manufacturer_code`, `smd_footprint`, `package`, `product_type`, `value`, `price`, `qty_left`) VALUES ('26','C265456','LCSC','JST Sales America','SPH-002T-P0.5L','','','CONN_TERMINAL','','0,014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268361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ST Sales America</text:p>
          </table:table-cell>
          <table:table-cell table:style-name="ce2" office:value-type="string" calcext:value-type="string">
            <text:p>B2B-PH-KL</text:p>
          </table:table-cell>
          <table:table-cell table:style-name="ce6"/>
          <table:table-cell table:style-name="ce2" office:value-type="string" calcext:value-type="string">
            <text:p>THT_2</text:p>
          </table:table-cell>
          <table:table-cell table:style-name="ce2" office:value-type="string" calcext:value-type="string">
            <text:p>CONN_PLUG</text:p>
          </table:table-cell>
          <table:table-cell table:style-name="ce6"/>
          <table:table-cell table:style-name="ce7" office:value-type="float" office:value="0.0623" calcext:value-type="float">
            <text:p>0.0623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8]&amp;&quot;','&quot;&amp;[.B28]&amp;&quot;','&quot;&amp;[.C28]&amp;&quot;','&quot;&amp;[.D28]&amp;&quot;','&quot;&amp;[.E28]&amp;&quot;','&quot;&amp;[.F28]&amp;&quot;','&quot;&amp;[.G28]&amp;&quot;','&quot;&amp;[.H28]&amp;&quot;','&quot;&amp;[.I28]&amp;&quot;','&quot;&amp;[.J28]&amp;&quot;',NULL);&quot;" office:value-type="string" office:string-value="INSERT INTO `ELEC_components` (`id`, `seller_code`, `seller`, `manufacturer`, `manufacturer_code`, `smd_footprint`, `package`, `product_type`, `value`, `price`, `qty_left`) VALUES ('27','C2683610','LCSC','JST Sales America','B2B-PH-KL','','THT_2','CONN_PLUG','','0,0623',NULL);" calcext:value-type="string">
            <text:p>INSERT INTO `ELEC_components` (`id`, `seller_code`, `seller`, `manufacturer`, `manufacturer_code`, `smd_footprint`, `package`, `product_type`, `value`, `price`, `qty_left`) VALUES ('27','C2683610','LCSC','JST Sales America','B2B-PH-KL','','THT_2','CONN_PLUG','','0,062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19519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ST Sales America</text:p>
          </table:table-cell>
          <table:table-cell table:style-name="ce2" office:value-type="string" calcext:value-type="string">
            <text:p>PHR-2</text:p>
          </table:table-cell>
          <table:table-cell table:style-name="ce6" table:number-columns-repeated="2"/>
          <table:table-cell table:style-name="ce2" office:value-type="string" calcext:value-type="string">
            <text:p>CONN_HOUSING</text:p>
          </table:table-cell>
          <table:table-cell table:style-name="ce6"/>
          <table:table-cell table:style-name="ce7" office:value-type="float" office:value="0.0129" calcext:value-type="float">
            <text:p>0.0129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29]&amp;&quot;','&quot;&amp;[.B29]&amp;&quot;','&quot;&amp;[.C29]&amp;&quot;','&quot;&amp;[.D29]&amp;&quot;','&quot;&amp;[.E29]&amp;&quot;','&quot;&amp;[.F29]&amp;&quot;','&quot;&amp;[.G29]&amp;&quot;','&quot;&amp;[.H29]&amp;&quot;','&quot;&amp;[.I29]&amp;&quot;','&quot;&amp;[.J29]&amp;&quot;',NULL);&quot;" office:value-type="string" office:string-value="INSERT INTO `ELEC_components` (`id`, `seller_code`, `seller`, `manufacturer`, `manufacturer_code`, `smd_footprint`, `package`, `product_type`, `value`, `price`, `qty_left`) VALUES ('28','C3195190','LCSC','JST Sales America','PHR-2','','','CONN_HOUSING','','0,0129',NULL);" calcext:value-type="string">
            <text:p>INSERT INTO `ELEC_components` (`id`, `seller_code`, `seller`, `manufacturer`, `manufacturer_code`, `smd_footprint`, `package`, `product_type`, `value`, `price`, `qty_left`) VALUES ('28','C3195190','LCSC','JST Sales America','PHR-2','','','CONN_HOUSING','','0,0129',NULL);</text:p>
          </table:table-cell>
          <table:table-cell table:number-columns-repeated="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26266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JUSHUO</text:p>
          </table:table-cell>
          <table:table-cell table:style-name="ce2" office:value-type="string" calcext:value-type="string">
            <text:p>AFC01-S24FCA-00</text:p>
          </table:table-cell>
          <table:table-cell table:number-columns-repeated="2" table:style-name="ce2" office:value-type="string" calcext:value-type="string">
            <text:p>FPC24_0,5</text:p>
          </table:table-cell>
          <table:table-cell table:style-name="ce2" office:value-type="string" calcext:value-type="string">
            <text:p>CONN_FPC</text:p>
          </table:table-cell>
          <table:table-cell table:style-name="ce2" office:value-type="string" calcext:value-type="string">
            <text:p>24P</text:p>
          </table:table-cell>
          <table:table-cell table:style-name="ce7" office:value-type="float" office:value="0.1042" calcext:value-type="float">
            <text:p>0.104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0]&amp;&quot;','&quot;&amp;[.B30]&amp;&quot;','&quot;&amp;[.C30]&amp;&quot;','&quot;&amp;[.D30]&amp;&quot;','&quot;&amp;[.E30]&amp;&quot;','&quot;&amp;[.F30]&amp;&quot;','&quot;&amp;[.G30]&amp;&quot;','&quot;&amp;[.H30]&amp;&quot;','&quot;&amp;[.I30]&amp;&quot;','&quot;&amp;[.J30]&amp;&quot;',NULL);&quot;" office:value-type="string" office:string-value="INSERT INTO `ELEC_components` (`id`, `seller_code`, `seller`, `manufacturer`, `manufacturer_code`, `smd_footprint`, `package`, `product_type`, `value`, `price`, `qty_left`) VALUES ('29','C262669','LCSC','JUSHUO','AFC01-S24FCA-00','FPC24_0,5','FPC24_0,5','CONN_FPC','24P','0,1042',NULL);" calcext:value-type="string">
            <text:p>INSERT INTO `ELEC_components` (`id`, `seller_code`, `seller`, `manufacturer`, `manufacturer_code`, `smd_footprint`, `package`, `product_type`, `value`, `price`, `qty_left`) VALUES ('29','C262669','LCSC','JUSHUO','AFC01-S24FCA-00','FPC24_0,5','FPC24_0,5','CONN_FPC','24P','0,104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40022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Kailh</text:p>
          </table:table-cell>
          <table:table-cell table:style-name="ce2" office:value-type="string" calcext:value-type="string">
            <text:p>CPG135001D01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SWITCH</text:p>
          </table:table-cell>
          <table:table-cell table:style-name="ce6"/>
          <table:table-cell table:style-name="ce7" office:value-type="float" office:value="0.7755" calcext:value-type="float">
            <text:p>0.775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1]&amp;&quot;','&quot;&amp;[.B31]&amp;&quot;','&quot;&amp;[.C31]&amp;&quot;','&quot;&amp;[.D31]&amp;&quot;','&quot;&amp;[.E31]&amp;&quot;','&quot;&amp;[.F31]&amp;&quot;','&quot;&amp;[.G31]&amp;&quot;','&quot;&amp;[.H31]&amp;&quot;','&quot;&amp;[.I31]&amp;&quot;','&quot;&amp;[.J31]&amp;&quot;',NULL);&quot;" office:value-type="string" office:string-value="INSERT INTO `ELEC_components` (`id`, `seller_code`, `seller`, `manufacturer`, `manufacturer_code`, `smd_footprint`, `package`, `product_type`, `value`, `price`, `qty_left`) VALUES ('30','C400229','LCSC','Kailh','CPG135001D01','','THT_CUST','SWITCH','','0,7755',NULL);" calcext:value-type="string">
            <text:p>INSERT INTO `ELEC_components` (`id`, `seller_code`, `seller`, `manufacturer`, `manufacturer_code`, `smd_footprint`, `package`, `product_type`, `value`, `price`, `qty_left`) VALUES ('30','C400229','LCSC','Kailh','CPG135001D01','','THT_CUST','SWITCH','','0,775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80-C1206Y104K9R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Y104K9RACTU</text:p>
          </table:table-cell>
          <table:table-cell table:number-columns-repeated="2" table:style-name="ce2" office:value-type="string" calcext:value-type="string">
            <text:p>C_1206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float" office:value="0.282" calcext:value-type="float">
            <text:p>0.282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2]&amp;&quot;','&quot;&amp;[.B32]&amp;&quot;','&quot;&amp;[.C32]&amp;&quot;','&quot;&amp;[.D32]&amp;&quot;','&quot;&amp;[.E32]&amp;&quot;','&quot;&amp;[.F32]&amp;&quot;','&quot;&amp;[.G32]&amp;&quot;','&quot;&amp;[.H32]&amp;&quot;','&quot;&amp;[.I32]&amp;&quot;','&quot;&amp;[.J32]&amp;&quot;',NULL);&quot;" office:value-type="string" office:string-value="INSERT INTO `ELEC_components` (`id`, `seller_code`, `seller`, `manufacturer`, `manufacturer_code`, `smd_footprint`, `package`, `product_type`, `value`, `price`, `qty_left`) VALUES ('31','80-C1206Y104K9R','MOUSER','KEMET','C1206Y104K9RACTU','C_1206','C_1206','CAPACITOR','100n','0,282',NULL);" calcext:value-type="string">
            <text:p>INSERT INTO `ELEC_components` (`id`, `seller_code`, `seller`, `manufacturer`, `manufacturer_code`, `smd_footprint`, `package`, `product_type`, `value`, `price`, `qty_left`) VALUES ('31','80-C1206Y104K9R','MOUSER','KEMET','C1206Y104K9RACTU','C_1206','C_1206','CAPACITOR','100n','0,282',NULL);</text:p>
          </table:table-cell>
          <table:table-cell table:number-columns-repeated="4"/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427382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DD（Microdiode Electronics）</text:p>
          </table:table-cell>
          <table:table-cell table:style-name="ce2" office:value-type="string" calcext:value-type="string">
            <text:p>AO3400</text:p>
          </table:table-cell>
          <table:table-cell table:number-columns-repeated="2" table:style-name="ce2" office:value-type="string" calcext:value-type="string">
            <text:p>SOT-23</text:p>
          </table:table-cell>
          <table:table-cell table:style-name="ce2" office:value-type="string" calcext:value-type="string">
            <text:p>N_MOSFET</text:p>
          </table:table-cell>
          <table:table-cell table:style-name="ce2" office:value-type="string" calcext:value-type="string">
            <text:p>30V 0R032</text:p>
          </table:table-cell>
          <table:table-cell table:style-name="ce7" office:value-type="float" office:value="0.0422" calcext:value-type="float">
            <text:p>0.042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3]&amp;&quot;','&quot;&amp;[.B33]&amp;&quot;','&quot;&amp;[.C33]&amp;&quot;','&quot;&amp;[.D33]&amp;&quot;','&quot;&amp;[.E33]&amp;&quot;','&quot;&amp;[.F33]&amp;&quot;','&quot;&amp;[.G33]&amp;&quot;','&quot;&amp;[.H33]&amp;&quot;','&quot;&amp;[.I33]&amp;&quot;','&quot;&amp;[.J33]&amp;&quot;',NULL);&quot;" office:value-type="string" office:string-value="INSERT INTO `ELEC_components` (`id`, `seller_code`, `seller`, `manufacturer`, `manufacturer_code`, `smd_footprint`, `package`, `product_type`, `value`, `price`, `qty_left`) VALUES ('32','C427382','LCSC','MDD（Microdiode Electronics）','AO3400','SOT-23','SOT-23','N_MOSFET','30V 0R032','0,0422',NULL);" calcext:value-type="string">
            <text:p>INSERT INTO `ELEC_components` (`id`, `seller_code`, `seller`, `manufacturer`, `manufacturer_code`, `smd_footprint`, `package`, `product_type`, `value`, `price`, `qty_left`) VALUES ('32','C427382','LCSC','MDD（Microdiode Electronics）','AO3400','SOT-23','SOT-23','N_MOSFET','30V 0R032','0,042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11216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icrochip Tech</text:p>
          </table:table-cell>
          <table:table-cell table:style-name="ce2" office:value-type="string" calcext:value-type="string">
            <text:p>ATMEGA32U4-MU</text:p>
          </table:table-cell>
          <table:table-cell table:number-columns-repeated="2" table:style-name="ce2" office:value-type="string" calcext:value-type="string">
            <text:p>VQFN-44-EP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ATMega32U4</text:p>
          </table:table-cell>
          <table:table-cell table:style-name="ce7" office:value-type="float" office:value="3.7976" calcext:value-type="float">
            <text:p>3.797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4]&amp;&quot;','&quot;&amp;[.B34]&amp;&quot;','&quot;&amp;[.C34]&amp;&quot;','&quot;&amp;[.D34]&amp;&quot;','&quot;&amp;[.E34]&amp;&quot;','&quot;&amp;[.F34]&amp;&quot;','&quot;&amp;[.G34]&amp;&quot;','&quot;&amp;[.H34]&amp;&quot;','&quot;&amp;[.I34]&amp;&quot;','&quot;&amp;[.J34]&amp;&quot;',NULL);&quot;" office:value-type="string" office:string-value="INSERT INTO `ELEC_components` (`id`, `seller_code`, `seller`, `manufacturer`, `manufacturer_code`, `smd_footprint`, `package`, `product_type`, `value`, `price`, `qty_left`) VALUES ('33','C112161','LCSC','Microchip Tech','ATMEGA32U4-MU','VQFN-44-EP','VQFN-44-EP','MCU','ATMega32U4','3,7976',NULL);" calcext:value-type="string">
            <text:p>INSERT INTO `ELEC_components` (`id`, `seller_code`, `seller`, `manufacturer`, `manufacturer_code`, `smd_footprint`, `package`, `product_type`, `value`, `price`, `qty_left`) VALUES ('33','C112161','LCSC','Microchip Tech','ATMEGA32U4-MU','VQFN-44-EP','VQFN-44-EP','MCU','ATMega32U4','3,797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4485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icrochip Tech</text:p>
          </table:table-cell>
          <table:table-cell table:style-name="ce2" office:value-type="string" calcext:value-type="string">
            <text:p>ATMEGA32U4-AU</text:p>
          </table:table-cell>
          <table:table-cell table:number-columns-repeated="2" table:style-name="ce2" office:value-type="string" calcext:value-type="string">
            <text:p>QFP-44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ATMega32U4</text:p>
          </table:table-cell>
          <table:table-cell table:style-name="ce7" office:value-type="float" office:value="5.6255" calcext:value-type="float">
            <text:p>5.625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5]&amp;&quot;','&quot;&amp;[.B35]&amp;&quot;','&quot;&amp;[.C35]&amp;&quot;','&quot;&amp;[.D35]&amp;&quot;','&quot;&amp;[.E35]&amp;&quot;','&quot;&amp;[.F35]&amp;&quot;','&quot;&amp;[.G35]&amp;&quot;','&quot;&amp;[.H35]&amp;&quot;','&quot;&amp;[.I35]&amp;&quot;','&quot;&amp;[.J35]&amp;&quot;',NULL);&quot;" office:value-type="string" office:string-value="INSERT INTO `ELEC_components` (`id`, `seller_code`, `seller`, `manufacturer`, `manufacturer_code`, `smd_footprint`, `package`, `product_type`, `value`, `price`, `qty_left`) VALUES ('34','C44854','LCSC','Microchip Tech','ATMEGA32U4-AU','QFP-44','QFP-44','MCU','ATMega32U4','5,6255',NULL);" calcext:value-type="string">
            <text:p>INSERT INTO `ELEC_components` (`id`, `seller_code`, `seller`, `manufacturer`, `manufacturer_code`, `smd_footprint`, `package`, `product_type`, `value`, `price`, `qty_left`) VALUES ('34','C44854','LCSC','Microchip Tech','ATMEGA32U4-AU','QFP-44','QFP-44','MCU','ATMega32U4','5,6255',NULL);</text:p>
          </table:table-cell>
          <table:table-cell table:number-columns-repeated="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47838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ICRONE(Nanjing Micro One Elec)</text:p>
          </table:table-cell>
          <table:table-cell table:style-name="ce2" office:value-type="string" calcext:value-type="string">
            <text:p>ME4054BM5G-N</text:p>
          </table:table-cell>
          <table:table-cell table:number-columns-repeated="2" table:style-name="ce2" office:value-type="string" calcext:value-type="string">
            <text:p>SOT-23-5</text:p>
          </table:table-cell>
          <table:table-cell table:style-name="ce2" office:value-type="string" calcext:value-type="string">
            <text:p>BAT_IC</text:p>
          </table:table-cell>
          <table:table-cell table:style-name="ce2" office:value-type="string" calcext:value-type="string">
            <text:p>ME4054</text:p>
          </table:table-cell>
          <table:table-cell table:style-name="ce7" office:value-type="float" office:value="0.0529" calcext:value-type="float">
            <text:p>0.0529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6]&amp;&quot;','&quot;&amp;[.B36]&amp;&quot;','&quot;&amp;[.C36]&amp;&quot;','&quot;&amp;[.D36]&amp;&quot;','&quot;&amp;[.E36]&amp;&quot;','&quot;&amp;[.F36]&amp;&quot;','&quot;&amp;[.G36]&amp;&quot;','&quot;&amp;[.H36]&amp;&quot;','&quot;&amp;[.I36]&amp;&quot;','&quot;&amp;[.J36]&amp;&quot;',NULL);&quot;" office:value-type="string" office:string-value="INSERT INTO `ELEC_components` (`id`, `seller_code`, `seller`, `manufacturer`, `manufacturer_code`, `smd_footprint`, `package`, `product_type`, `value`, `price`, `qty_left`) VALUES ('35','C478383','LCSC','MICRONE(Nanjing Micro One Elec)','ME4054BM5G-N','SOT-23-5','SOT-23-5','BAT_IC','ME4054','0,0529',NULL);" calcext:value-type="string">
            <text:p>INSERT INTO `ELEC_components` (`id`, `seller_code`, `seller`, `manufacturer`, `manufacturer_code`, `smd_footprint`, `package`, `product_type`, `value`, `price`, `qty_left`) VALUES ('35','C478383','LCSC','MICRONE(Nanjing Micro One Elec)','ME4054BM5G-N','SOT-23-5','SOT-23-5','BAT_IC','ME4054','0,0529',NULL);</text:p>
          </table:table-cell>
          <table:table-cell table:number-columns-repeated="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5309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ICRONE(Nanjing Micro One Elec)</text:p>
          </table:table-cell>
          <table:table-cell table:style-name="ce2" office:value-type="string" calcext:value-type="string">
            <text:p>ME6211C28M5G-N</text:p>
          </table:table-cell>
          <table:table-cell table:number-columns-repeated="2" table:style-name="ce2" office:value-type="string" calcext:value-type="string">
            <text:p>SOT-23-5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2,8V</text:p>
          </table:table-cell>
          <table:table-cell table:style-name="ce7" office:value-type="float" office:value="0.0594" calcext:value-type="float">
            <text:p>0.059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7]&amp;&quot;','&quot;&amp;[.B37]&amp;&quot;','&quot;&amp;[.C37]&amp;&quot;','&quot;&amp;[.D37]&amp;&quot;','&quot;&amp;[.E37]&amp;&quot;','&quot;&amp;[.F37]&amp;&quot;','&quot;&amp;[.G37]&amp;&quot;','&quot;&amp;[.H37]&amp;&quot;','&quot;&amp;[.I37]&amp;&quot;','&quot;&amp;[.J37]&amp;&quot;',NULL);&quot;" office:value-type="string" office:string-value="INSERT INTO `ELEC_components` (`id`, `seller_code`, `seller`, `manufacturer`, `manufacturer_code`, `smd_footprint`, `package`, `product_type`, `value`, `price`, `qty_left`) VALUES ('36','C53099','LCSC','MICRONE(Nanjing Micro One Elec)','ME6211C28M5G-N','SOT-23-5','SOT-23-5','LDO','2,8V','0,0594',NULL);" calcext:value-type="string">
            <text:p>INSERT INTO `ELEC_components` (`id`, `seller_code`, `seller`, `manufacturer`, `manufacturer_code`, `smd_footprint`, `package`, `product_type`, `value`, `price`, `qty_left`) VALUES ('36','C53099','LCSC','MICRONE(Nanjing Micro One Elec)','ME6211C28M5G-N','SOT-23-5','SOT-23-5','LDO','2,8V','0,0594',NULL);</text:p>
          </table:table-cell>
          <table:table-cell table:number-columns-repeated="4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5310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ICRONE(Nanjing Micro One Elec)</text:p>
          </table:table-cell>
          <table:table-cell table:style-name="ce2" office:value-type="string" calcext:value-type="string">
            <text:p>ME6211C15M5G-N</text:p>
          </table:table-cell>
          <table:table-cell table:number-columns-repeated="2" table:style-name="ce2" office:value-type="string" calcext:value-type="string">
            <text:p>SOT-23-5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1,5V</text:p>
          </table:table-cell>
          <table:table-cell table:style-name="ce7" office:value-type="float" office:value="0.0626" calcext:value-type="float">
            <text:p>0.062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8]&amp;&quot;','&quot;&amp;[.B38]&amp;&quot;','&quot;&amp;[.C38]&amp;&quot;','&quot;&amp;[.D38]&amp;&quot;','&quot;&amp;[.E38]&amp;&quot;','&quot;&amp;[.F38]&amp;&quot;','&quot;&amp;[.G38]&amp;&quot;','&quot;&amp;[.H38]&amp;&quot;','&quot;&amp;[.I38]&amp;&quot;','&quot;&amp;[.J38]&amp;&quot;',NULL);&quot;" office:value-type="string" office:string-value="INSERT INTO `ELEC_components` (`id`, `seller_code`, `seller`, `manufacturer`, `manufacturer_code`, `smd_footprint`, `package`, `product_type`, `value`, `price`, `qty_left`) VALUES ('37','C53100','LCSC','MICRONE(Nanjing Micro One Elec)','ME6211C15M5G-N','SOT-23-5','SOT-23-5','LDO','1,5V','0,0626',NULL);" calcext:value-type="string">
            <text:p>INSERT INTO `ELEC_components` (`id`, `seller_code`, `seller`, `manufacturer`, `manufacturer_code`, `smd_footprint`, `package`, `product_type`, `value`, `price`, `qty_left`) VALUES ('37','C53100','LCSC','MICRONE(Nanjing Micro One Elec)','ME6211C15M5G-N','SOT-23-5','SOT-23-5','LDO','1,5V','0,062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575-0673015153027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Mill-Max</text:p>
          </table:table-cell>
          <table:table-cell table:style-name="ce2" office:value-type="string" calcext:value-type="string">
            <text:p>0673-0-15-15-30-27-10-0</text:p>
          </table:table-cell>
          <table:table-cell table:style-name="ce6"/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CONN</text:p>
          </table:table-cell>
          <table:table-cell table:style-name="ce6"/>
          <table:table-cell table:style-name="ce7" office:value-type="float" office:value="1.05" calcext:value-type="float">
            <text:p>1.05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39]&amp;&quot;','&quot;&amp;[.B39]&amp;&quot;','&quot;&amp;[.C39]&amp;&quot;','&quot;&amp;[.D39]&amp;&quot;','&quot;&amp;[.E39]&amp;&quot;','&quot;&amp;[.F39]&amp;&quot;','&quot;&amp;[.G39]&amp;&quot;','&quot;&amp;[.H39]&amp;&quot;','&quot;&amp;[.I39]&amp;&quot;','&quot;&amp;[.J39]&amp;&quot;',NULL);&quot;" office:value-type="string" office:string-value="INSERT INTO `ELEC_components` (`id`, `seller_code`, `seller`, `manufacturer`, `manufacturer_code`, `smd_footprint`, `package`, `product_type`, `value`, `price`, `qty_left`) VALUES ('38','575-0673015153027','MOUSER','Mill-Max','0673-0-15-15-30-27-10-0','','SMD_CUST','CONN','','1,05',NULL);" calcext:value-type="string">
            <text:p>INSERT INTO `ELEC_components` (`id`, `seller_code`, `seller`, `manufacturer`, `manufacturer_code`, `smd_footprint`, `package`, `product_type`, `value`, `price`, `qty_left`) VALUES ('38','575-0673015153027','MOUSER','Mill-Max','0673-0-15-15-30-27-10-0','','SMD_CUST','CONN','','1,0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575-6209000150000030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Mill-Max</text:p>
          </table:table-cell>
          <table:table-cell table:style-name="ce2" office:value-type="string" calcext:value-type="string">
            <text:p>6209-0-00-15-00-00-03-0</text:p>
          </table:table-cell>
          <table:table-cell table:style-name="ce6"/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CONN</text:p>
          </table:table-cell>
          <table:table-cell table:style-name="ce6"/>
          <table:table-cell table:style-name="ce7" office:value-type="float" office:value="0.319" calcext:value-type="float">
            <text:p>0.319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0]&amp;&quot;','&quot;&amp;[.B40]&amp;&quot;','&quot;&amp;[.C40]&amp;&quot;','&quot;&amp;[.D40]&amp;&quot;','&quot;&amp;[.E40]&amp;&quot;','&quot;&amp;[.F40]&amp;&quot;','&quot;&amp;[.G40]&amp;&quot;','&quot;&amp;[.H40]&amp;&quot;','&quot;&amp;[.I40]&amp;&quot;','&quot;&amp;[.J40]&amp;&quot;',NULL);&quot;" office:value-type="string" office:string-value="INSERT INTO `ELEC_components` (`id`, `seller_code`, `seller`, `manufacturer`, `manufacturer_code`, `smd_footprint`, `package`, `product_type`, `value`, `price`, `qty_left`) VALUES ('39','575-6209000150000030','MOUSER','Mill-Max','6209-0-00-15-00-00-03-0','','SMD_CUST','CONN','','0,319',NULL);" calcext:value-type="string">
            <text:p>INSERT INTO `ELEC_components` (`id`, `seller_code`, `seller`, `manufacturer`, `manufacturer_code`, `smd_footprint`, `package`, `product_type`, `value`, `price`, `qty_left`) VALUES ('39','575-6209000150000030','MOUSER','Mill-Max','6209-0-00-15-00-00-03-0','','SMD_CUST','CONN','','0,319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24833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float" office:value="502128000" calcext:value-type="float">
            <text:p>502128000</text:p>
          </table:table-cell>
          <table:table-cell table:style-name="ce6" table:number-columns-repeated="2"/>
          <table:table-cell table:style-name="ce2" office:value-type="string" calcext:value-type="string">
            <text:p>CONN_TERMINAL</text:p>
          </table:table-cell>
          <table:table-cell table:style-name="ce6"/>
          <table:table-cell table:style-name="ce7" office:value-type="float" office:value="0.007" calcext:value-type="float">
            <text:p>0.007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1]&amp;&quot;','&quot;&amp;[.B41]&amp;&quot;','&quot;&amp;[.C41]&amp;&quot;','&quot;&amp;[.D41]&amp;&quot;','&quot;&amp;[.E41]&amp;&quot;','&quot;&amp;[.F41]&amp;&quot;','&quot;&amp;[.G41]&amp;&quot;','&quot;&amp;[.H41]&amp;&quot;','&quot;&amp;[.I41]&amp;&quot;','&quot;&amp;[.J41]&amp;&quot;',NULL);&quot;" office:value-type="string" office:string-value="INSERT INTO `ELEC_components` (`id`, `seller_code`, `seller`, `manufacturer`, `manufacturer_code`, `smd_footprint`, `package`, `product_type`, `value`, `price`, `qty_left`) VALUES ('40','C248339','LCSC','MOLEX','502128000','','','CONN_TERMINAL','','0,007',NULL);" calcext:value-type="string">
            <text:p>INSERT INTO `ELEC_components` (`id`, `seller_code`, `seller`, `manufacturer`, `manufacturer_code`, `smd_footprint`, `package`, `product_type`, `value`, `price`, `qty_left`) VALUES ('40','C248339','LCSC','MOLEX','502128000','','','CONN_TERMINAL','','0,00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50525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float" office:value="510650400" calcext:value-type="float">
            <text:p>510650400</text:p>
          </table:table-cell>
          <table:table-cell table:style-name="ce6" table:number-columns-repeated="2"/>
          <table:table-cell table:style-name="ce2" office:value-type="string" calcext:value-type="string">
            <text:p>CONN_HOUSING</text:p>
          </table:table-cell>
          <table:table-cell table:style-name="ce6"/>
          <table:table-cell table:style-name="ce7" office:value-type="float" office:value="0.0422" calcext:value-type="float">
            <text:p>0.042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2]&amp;&quot;','&quot;&amp;[.B42]&amp;&quot;','&quot;&amp;[.C42]&amp;&quot;','&quot;&amp;[.D42]&amp;&quot;','&quot;&amp;[.E42]&amp;&quot;','&quot;&amp;[.F42]&amp;&quot;','&quot;&amp;[.G42]&amp;&quot;','&quot;&amp;[.H42]&amp;&quot;','&quot;&amp;[.I42]&amp;&quot;','&quot;&amp;[.J42]&amp;&quot;',NULL);&quot;" office:value-type="string" office:string-value="INSERT INTO `ELEC_components` (`id`, `seller_code`, `seller`, `manufacturer`, `manufacturer_code`, `smd_footprint`, `package`, `product_type`, `value`, `price`, `qty_left`) VALUES ('41','C505253','LCSC','MOLEX','510650400','','','CONN_HOUSING','','0,0422',NULL);" calcext:value-type="string">
            <text:p>INSERT INTO `ELEC_components` (`id`, `seller_code`, `seller`, `manufacturer`, `manufacturer_code`, `smd_footprint`, `package`, `product_type`, `value`, `price`, `qty_left`) VALUES ('41','C505253','LCSC','MOLEX','510650400','','','CONN_HOUSING','','0,042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946-MP2603EJLFZ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Monolithic Power Systems</text:p>
          </table:table-cell>
          <table:table-cell table:style-name="ce2" office:value-type="string" calcext:value-type="string">
            <text:p>MP2603EJ-LF-Z</text:p>
          </table:table-cell>
          <table:table-cell table:number-columns-repeated="2" table:style-name="ce2" office:value-type="string" calcext:value-type="string">
            <text:p>TSOT-23-5</text:p>
          </table:table-cell>
          <table:table-cell table:style-name="ce2" office:value-type="string" calcext:value-type="string">
            <text:p>BAT_IC</text:p>
          </table:table-cell>
          <table:table-cell table:style-name="ce2" office:value-type="string" calcext:value-type="string">
            <text:p>MP2603</text:p>
          </table:table-cell>
          <table:table-cell table:style-name="ce7" office:value-type="float" office:value="1.45" calcext:value-type="float">
            <text:p>1.45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3]&amp;&quot;','&quot;&amp;[.B43]&amp;&quot;','&quot;&amp;[.C43]&amp;&quot;','&quot;&amp;[.D43]&amp;&quot;','&quot;&amp;[.E43]&amp;&quot;','&quot;&amp;[.F43]&amp;&quot;','&quot;&amp;[.G43]&amp;&quot;','&quot;&amp;[.H43]&amp;&quot;','&quot;&amp;[.I43]&amp;&quot;','&quot;&amp;[.J43]&amp;&quot;',NULL);&quot;" office:value-type="string" office:string-value="INSERT INTO `ELEC_components` (`id`, `seller_code`, `seller`, `manufacturer`, `manufacturer_code`, `smd_footprint`, `package`, `product_type`, `value`, `price`, `qty_left`) VALUES ('42','946-MP2603EJLFZ','MOUSER','Monolithic Power Systems','MP2603EJ-LF-Z','TSOT-23-5','TSOT-23-5','BAT_IC','MP2603','1,45',NULL);" calcext:value-type="string">
            <text:p>INSERT INTO `ELEC_components` (`id`, `seller_code`, `seller`, `manufacturer`, `manufacturer_code`, `smd_footprint`, `package`, `product_type`, `value`, `price`, `qty_left`) VALUES ('42','946-MP2603EJLFZ','MOUSER','Monolithic Power Systems','MP2603EJ-LF-Z','TSOT-23-5','TSOT-23-5','BAT_IC','MP2603','1,4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285803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GRM155R61E475ME15D</text:p>
          </table:table-cell>
          <table:table-cell table:number-columns-repeated="2" table:style-name="ce2" office:value-type="string" calcext:value-type="string">
            <text:p>C_0402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4,7u</text:p>
          </table:table-cell>
          <table:table-cell table:style-name="ce7" office:value-type="float" office:value="0.043" calcext:value-type="float">
            <text:p>0.043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4]&amp;&quot;','&quot;&amp;[.B44]&amp;&quot;','&quot;&amp;[.C44]&amp;&quot;','&quot;&amp;[.D44]&amp;&quot;','&quot;&amp;[.E44]&amp;&quot;','&quot;&amp;[.F44]&amp;&quot;','&quot;&amp;[.G44]&amp;&quot;','&quot;&amp;[.H44]&amp;&quot;','&quot;&amp;[.I44]&amp;&quot;','&quot;&amp;[.J44]&amp;&quot;',NULL);&quot;" office:value-type="string" office:string-value="INSERT INTO `ELEC_components` (`id`, `seller_code`, `seller`, `manufacturer`, `manufacturer_code`, `smd_footprint`, `package`, `product_type`, `value`, `price`, `qty_left`) VALUES ('43','C2858031','LCSC','Murata Electronics','GRM155R61E475ME15D','C_0402','C_0402','CAPACITOR','4,7u','0,043',NULL);" calcext:value-type="string">
            <text:p>INSERT INTO `ELEC_components` (`id`, `seller_code`, `seller`, `manufacturer`, `manufacturer_code`, `smd_footprint`, `package`, `product_type`, `value`, `price`, `qty_left`) VALUES ('43','C2858031','LCSC','Murata Electronics','GRM155R61E475ME15D','C_0402','C_0402','CAPACITOR','4,7u','0,04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771-PCA9698DGG51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CA9698DGG,512</text:p>
          </table:table-cell>
          <table:table-cell table:number-columns-repeated="2" table:style-name="ce2" office:value-type="string" calcext:value-type="string">
            <text:p>TSSOP-56</text:p>
          </table:table-cell>
          <table:table-cell table:style-name="ce2" office:value-type="string" calcext:value-type="string">
            <text:p>IC_EXPANDER</text:p>
          </table:table-cell>
          <table:table-cell table:style-name="ce2" office:value-type="string" calcext:value-type="string">
            <text:p>PCA9698_40</text:p>
          </table:table-cell>
          <table:table-cell table:style-name="ce7" office:value-type="float" office:value="5.66" calcext:value-type="float">
            <text:p>5.66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5]&amp;&quot;','&quot;&amp;[.B45]&amp;&quot;','&quot;&amp;[.C45]&amp;&quot;','&quot;&amp;[.D45]&amp;&quot;','&quot;&amp;[.E45]&amp;&quot;','&quot;&amp;[.F45]&amp;&quot;','&quot;&amp;[.G45]&amp;&quot;','&quot;&amp;[.H45]&amp;&quot;','&quot;&amp;[.I45]&amp;&quot;','&quot;&amp;[.J45]&amp;&quot;',NULL);&quot;" office:value-type="string" office:string-value="INSERT INTO `ELEC_components` (`id`, `seller_code`, `seller`, `manufacturer`, `manufacturer_code`, `smd_footprint`, `package`, `product_type`, `value`, `price`, `qty_left`) VALUES ('44','771-PCA9698DGG512','MOUSER','NXP','PCA9698DGG,512','TSSOP-56','TSSOP-56','IC_EXPANDER','PCA9698_40','5,66',NULL);" calcext:value-type="string">
            <text:p>INSERT INTO `ELEC_components` (`id`, `seller_code`, `seller`, `manufacturer`, `manufacturer_code`, `smd_footprint`, `package`, `product_type`, `value`, `price`, `qty_left`) VALUES ('44','771-PCA9698DGG512','MOUSER','NXP','PCA9698DGG,512','TSSOP-56','TSSOP-56','IC_EXPANDER','PCA9698_40','5,6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96334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Omron Electronics</text:p>
          </table:table-cell>
          <table:table-cell table:style-name="ce2" office:value-type="string" calcext:value-type="string">
            <text:p>B3U-3000P</text:p>
          </table:table-cell>
          <table:table-cell table:style-name="ce2" office:value-type="string" calcext:value-type="string">
            <text:p>SWITCH_B3U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B3U</text:p>
          </table:table-cell>
          <table:table-cell table:style-name="ce7" office:value-type="float" office:value="0.2028" calcext:value-type="float">
            <text:p>0.202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6]&amp;&quot;','&quot;&amp;[.B46]&amp;&quot;','&quot;&amp;[.C46]&amp;&quot;','&quot;&amp;[.D46]&amp;&quot;','&quot;&amp;[.E46]&amp;&quot;','&quot;&amp;[.F46]&amp;&quot;','&quot;&amp;[.G46]&amp;&quot;','&quot;&amp;[.H46]&amp;&quot;','&quot;&amp;[.I46]&amp;&quot;','&quot;&amp;[.J46]&amp;&quot;',NULL);&quot;" office:value-type="string" office:string-value="INSERT INTO `ELEC_components` (`id`, `seller_code`, `seller`, `manufacturer`, `manufacturer_code`, `smd_footprint`, `package`, `product_type`, `value`, `price`, `qty_left`) VALUES ('45','C963349','LCSC','Omron Electronics','B3U-3000P','SWITCH_B3U','SMD_CUST','SWITCH','B3U','0,2028',NULL);" calcext:value-type="string">
            <text:p>INSERT INTO `ELEC_components` (`id`, `seller_code`, `seller`, `manufacturer`, `manufacturer_code`, `smd_footprint`, `package`, `product_type`, `value`, `price`, `qty_left`) VALUES ('45','C963349','LCSC','Omron Electronics','B3U-3000P','SWITCH_B3U','SMD_CUST','SWITCH','B3U','0,202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258182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onsemi</text:p>
          </table:table-cell>
          <table:table-cell table:style-name="ce2" office:value-type="string" calcext:value-type="string">
            <text:p>1N4148</text:p>
          </table:table-cell>
          <table:table-cell table:number-columns-repeated="2" table:style-name="ce2" office:value-type="string" calcext:value-type="string">
            <text:p>DO-35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1N4148</text:p>
          </table:table-cell>
          <table:table-cell table:style-name="ce7" office:value-type="float" office:value="0.0205" calcext:value-type="float">
            <text:p>0.020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7]&amp;&quot;','&quot;&amp;[.B47]&amp;&quot;','&quot;&amp;[.C47]&amp;&quot;','&quot;&amp;[.D47]&amp;&quot;','&quot;&amp;[.E47]&amp;&quot;','&quot;&amp;[.F47]&amp;&quot;','&quot;&amp;[.G47]&amp;&quot;','&quot;&amp;[.H47]&amp;&quot;','&quot;&amp;[.I47]&amp;&quot;','&quot;&amp;[.J47]&amp;&quot;',NULL);&quot;" office:value-type="string" office:string-value="INSERT INTO `ELEC_components` (`id`, `seller_code`, `seller`, `manufacturer`, `manufacturer_code`, `smd_footprint`, `package`, `product_type`, `value`, `price`, `qty_left`) VALUES ('46','C258182','LCSC','onsemi','1N4148','DO-35','DO-35','DIODE','1N4148','0,0205',NULL);" calcext:value-type="string">
            <text:p>INSERT INTO `ELEC_components` (`id`, `seller_code`, `seller`, `manufacturer`, `manufacturer_code`, `smd_footprint`, `package`, `product_type`, `value`, `price`, `qty_left`) VALUES ('46','C258182','LCSC','onsemi','1N4148','DO-35','DO-35','DIODE','1N4148','0,020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289003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OPSCO Optoelectronics</text:p>
          </table:table-cell>
          <table:table-cell table:style-name="ce2" office:value-type="string" calcext:value-type="string">
            <text:p>SK6812SIDE-A-RVS</text:p>
          </table:table-cell>
          <table:table-cell table:style-name="ce2" office:value-type="string" calcext:value-type="string">
            <text:p>SK6812_SIDE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LED_RGB</text:p>
          </table:table-cell>
          <table:table-cell table:style-name="ce2" office:value-type="string" calcext:value-type="string">
            <text:p>12mA</text:p>
          </table:table-cell>
          <table:table-cell table:style-name="ce7" office:value-type="float" office:value="0.1465" calcext:value-type="float">
            <text:p>0.146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8]&amp;&quot;','&quot;&amp;[.B48]&amp;&quot;','&quot;&amp;[.C48]&amp;&quot;','&quot;&amp;[.D48]&amp;&quot;','&quot;&amp;[.E48]&amp;&quot;','&quot;&amp;[.F48]&amp;&quot;','&quot;&amp;[.G48]&amp;&quot;','&quot;&amp;[.H48]&amp;&quot;','&quot;&amp;[.I48]&amp;&quot;','&quot;&amp;[.J48]&amp;&quot;',NULL);&quot;" office:value-type="string" office:string-value="INSERT INTO `ELEC_components` (`id`, `seller_code`, `seller`, `manufacturer`, `manufacturer_code`, `smd_footprint`, `package`, `product_type`, `value`, `price`, `qty_left`) VALUES ('47','C2890037','LCSC','OPSCO Optoelectronics','SK6812SIDE-A-RVS','SK6812_SIDE','SMD_CUST','LED_RGB','12mA','0,1465',NULL);" calcext:value-type="string">
            <text:p>INSERT INTO `ELEC_components` (`id`, `seller_code`, `seller`, `manufacturer`, `manufacturer_code`, `smd_footprint`, `package`, `product_type`, `value`, `price`, `qty_left`) VALUES ('47','C2890037','LCSC','OPSCO Optoelectronics','SK6812SIDE-A-RVS','SK6812_SIDE','SMD_CUST','LED_RGB','12mA','0,146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290905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OPSCO Optoelectronics</text:p>
          </table:table-cell>
          <table:table-cell table:style-name="ce2" office:value-type="string" calcext:value-type="string">
            <text:p>SK6805MICRO-J</text:p>
          </table:table-cell>
          <table:table-cell table:number-columns-repeated="2" table:style-name="ce2" office:value-type="string" calcext:value-type="string">
            <text:p>LED_2427</text:p>
          </table:table-cell>
          <table:table-cell table:style-name="ce2" office:value-type="string" calcext:value-type="string">
            <text:p>LED_RGB</text:p>
          </table:table-cell>
          <table:table-cell table:style-name="ce2" office:value-type="string" calcext:value-type="string">
            <text:p>SK6805</text:p>
          </table:table-cell>
          <table:table-cell table:style-name="ce7" office:value-type="float" office:value="0.1808" calcext:value-type="float">
            <text:p>0.180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49]&amp;&quot;','&quot;&amp;[.B49]&amp;&quot;','&quot;&amp;[.C49]&amp;&quot;','&quot;&amp;[.D49]&amp;&quot;','&quot;&amp;[.E49]&amp;&quot;','&quot;&amp;[.F49]&amp;&quot;','&quot;&amp;[.G49]&amp;&quot;','&quot;&amp;[.H49]&amp;&quot;','&quot;&amp;[.I49]&amp;&quot;','&quot;&amp;[.J49]&amp;&quot;',NULL);&quot;" office:value-type="string" office:string-value="INSERT INTO `ELEC_components` (`id`, `seller_code`, `seller`, `manufacturer`, `manufacturer_code`, `smd_footprint`, `package`, `product_type`, `value`, `price`, `qty_left`) VALUES ('48','C2909056','LCSC','OPSCO Optoelectronics','SK6805MICRO-J','LED_2427','LED_2427','LED_RGB','SK6805','0,1808',NULL);" calcext:value-type="string">
            <text:p>INSERT INTO `ELEC_components` (`id`, `seller_code`, `seller`, `manufacturer`, `manufacturer_code`, `smd_footprint`, `package`, `product_type`, `value`, `price`, `qty_left`) VALUES ('48','C2909056','LCSC','OPSCO Optoelectronics','SK6805MICRO-J','LED_2427','LED_2427','LED_RGB','SK6805','0,180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667-EXB-V8V103JV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XB-V8V103JV</text:p>
          </table:table-cell>
          <table:table-cell table:number-columns-repeated="2" table:style-name="ce2" office:value-type="string" calcext:value-type="string">
            <text:p>0603_4x</text:p>
          </table:table-cell>
          <table:table-cell table:style-name="ce2" office:value-type="string" calcext:value-type="string">
            <text:p>ARRAY_RES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float" office:value="1.17" calcext:value-type="float">
            <text:p>1.17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0]&amp;&quot;','&quot;&amp;[.B50]&amp;&quot;','&quot;&amp;[.C50]&amp;&quot;','&quot;&amp;[.D50]&amp;&quot;','&quot;&amp;[.E50]&amp;&quot;','&quot;&amp;[.F50]&amp;&quot;','&quot;&amp;[.G50]&amp;&quot;','&quot;&amp;[.H50]&amp;&quot;','&quot;&amp;[.I50]&amp;&quot;','&quot;&amp;[.J50]&amp;&quot;',NULL);&quot;" office:value-type="string" office:string-value="INSERT INTO `ELEC_components` (`id`, `seller_code`, `seller`, `manufacturer`, `manufacturer_code`, `smd_footprint`, `package`, `product_type`, `value`, `price`, `qty_left`) VALUES ('49','667-EXB-V8V103JV','MOUSER','Panasonic','EXB-V8V103JV','0603_4x','0603_4x','ARRAY_RES','10k','1,17',NULL);" calcext:value-type="string">
            <text:p>INSERT INTO `ELEC_components` (`id`, `seller_code`, `seller`, `manufacturer`, `manufacturer_code`, `smd_footprint`, `package`, `product_type`, `value`, `price`, `qty_left`) VALUES ('49','667-EXB-V8V103JV','MOUSER','Panasonic','EXB-V8V103JV','0603_4x','0603_4x','ARRAY_RES','10k','1,1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667-EXB-V8V472JV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XB-V8V472JV</text:p>
          </table:table-cell>
          <table:table-cell table:number-columns-repeated="2" table:style-name="ce2" office:value-type="string" calcext:value-type="string">
            <text:p>0603_4x</text:p>
          </table:table-cell>
          <table:table-cell table:style-name="ce2" office:value-type="string" calcext:value-type="string">
            <text:p>ARRAY_RES</text:p>
          </table:table-cell>
          <table:table-cell table:style-name="ce2" office:value-type="string" calcext:value-type="string">
            <text:p>4,7k</text:p>
          </table:table-cell>
          <table:table-cell table:style-name="ce7" office:value-type="float" office:value="1.17" calcext:value-type="float">
            <text:p>1.17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1]&amp;&quot;','&quot;&amp;[.B51]&amp;&quot;','&quot;&amp;[.C51]&amp;&quot;','&quot;&amp;[.D51]&amp;&quot;','&quot;&amp;[.E51]&amp;&quot;','&quot;&amp;[.F51]&amp;&quot;','&quot;&amp;[.G51]&amp;&quot;','&quot;&amp;[.H51]&amp;&quot;','&quot;&amp;[.I51]&amp;&quot;','&quot;&amp;[.J51]&amp;&quot;',NULL);&quot;" office:value-type="string" office:string-value="INSERT INTO `ELEC_components` (`id`, `seller_code`, `seller`, `manufacturer`, `manufacturer_code`, `smd_footprint`, `package`, `product_type`, `value`, `price`, `qty_left`) VALUES ('50','667-EXB-V8V472JV','MOUSER','Panasonic','EXB-V8V472JV','0603_4x','0603_4x','ARRAY_RES','4,7k','1,17',NULL);" calcext:value-type="string">
            <text:p>INSERT INTO `ELEC_components` (`id`, `seller_code`, `seller`, `manufacturer`, `manufacturer_code`, `smd_footprint`, `package`, `product_type`, `value`, `price`, `qty_left`) VALUES ('50','667-EXB-V8V472JV','MOUSER','Panasonic','EXB-V8V472JV','0603_4x','0603_4x','ARRAY_RES','4,7k','1,1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769-AQY280S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Panasonic Industrial Devices</text:p>
          </table:table-cell>
          <table:table-cell table:style-name="ce2" office:value-type="string" calcext:value-type="string">
            <text:p>AQY280S</text:p>
          </table:table-cell>
          <table:table-cell table:number-columns-repeated="2" table:style-name="ce2" office:value-type="string" calcext:value-type="string">
            <text:p>SOP-4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AQY280S</text:p>
          </table:table-cell>
          <table:table-cell table:style-name="ce7" office:value-type="float" office:value="1.29" calcext:value-type="float">
            <text:p>1.29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2]&amp;&quot;','&quot;&amp;[.B52]&amp;&quot;','&quot;&amp;[.C52]&amp;&quot;','&quot;&amp;[.D52]&amp;&quot;','&quot;&amp;[.E52]&amp;&quot;','&quot;&amp;[.F52]&amp;&quot;','&quot;&amp;[.G52]&amp;&quot;','&quot;&amp;[.H52]&amp;&quot;','&quot;&amp;[.I52]&amp;&quot;','&quot;&amp;[.J52]&amp;&quot;',NULL);&quot;" office:value-type="string" office:string-value="INSERT INTO `ELEC_components` (`id`, `seller_code`, `seller`, `manufacturer`, `manufacturer_code`, `smd_footprint`, `package`, `product_type`, `value`, `price`, `qty_left`) VALUES ('51','769-AQY280S','MOUSER','Panasonic Industrial Devices','AQY280S','SOP-4','SOP-4','SSR','AQY280S','1,29',NULL);" calcext:value-type="string">
            <text:p>INSERT INTO `ELEC_components` (`id`, `seller_code`, `seller`, `manufacturer`, `manufacturer_code`, `smd_footprint`, `package`, `product_type`, `value`, `price`, `qty_left`) VALUES ('51','769-AQY280S','MOUSER','Panasonic Industrial Devices','AQY280S','SOP-4','SOP-4','SSR','AQY280S','1,29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152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L05B104KO5NNNC</text:p>
          </table:table-cell>
          <table:table-cell table:number-columns-repeated="2" table:style-name="ce2" office:value-type="string" calcext:value-type="string">
            <text:p>C_0402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float" office:value="0.0011" calcext:value-type="float">
            <text:p>0.001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3]&amp;&quot;','&quot;&amp;[.B53]&amp;&quot;','&quot;&amp;[.C53]&amp;&quot;','&quot;&amp;[.D53]&amp;&quot;','&quot;&amp;[.E53]&amp;&quot;','&quot;&amp;[.F53]&amp;&quot;','&quot;&amp;[.G53]&amp;&quot;','&quot;&amp;[.H53]&amp;&quot;','&quot;&amp;[.I53]&amp;&quot;','&quot;&amp;[.J53]&amp;&quot;',NULL);&quot;" office:value-type="string" office:string-value="INSERT INTO `ELEC_components` (`id`, `seller_code`, `seller`, `manufacturer`, `manufacturer_code`, `smd_footprint`, `package`, `product_type`, `value`, `price`, `qty_left`) VALUES ('52','C1525','LCSC','Samsung Electro-Mechanics','CL05B104KO5NNNC','C_0402','C_0402','CAPACITOR','100n','0,0011',NULL);" calcext:value-type="string">
            <text:p>INSERT INTO `ELEC_components` (`id`, `seller_code`, `seller`, `manufacturer`, `manufacturer_code`, `smd_footprint`, `package`, `product_type`, `value`, `price`, `qty_left`) VALUES ('52','C1525','LCSC','Samsung Electro-Mechanics','CL05B104KO5NNNC','C_0402','C_0402','CAPACITOR','100n','0,001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2412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L21B105KOFNNNE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u</text:p>
          </table:table-cell>
          <table:table-cell table:style-name="ce7" office:value-type="float" office:value="0.0091" calcext:value-type="float">
            <text:p>0.009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4]&amp;&quot;','&quot;&amp;[.B54]&amp;&quot;','&quot;&amp;[.C54]&amp;&quot;','&quot;&amp;[.D54]&amp;&quot;','&quot;&amp;[.E54]&amp;&quot;','&quot;&amp;[.F54]&amp;&quot;','&quot;&amp;[.G54]&amp;&quot;','&quot;&amp;[.H54]&amp;&quot;','&quot;&amp;[.I54]&amp;&quot;','&quot;&amp;[.J54]&amp;&quot;',NULL);&quot;" office:value-type="string" office:string-value="INSERT INTO `ELEC_components` (`id`, `seller_code`, `seller`, `manufacturer`, `manufacturer_code`, `smd_footprint`, `package`, `product_type`, `value`, `price`, `qty_left`) VALUES ('53','C24123','LCSC','Samsung Electro-Mechanics','CL21B105KOFNNNE','C_0805','C_0805','CAPACITOR','1u','0,0091',NULL);" calcext:value-type="string">
            <text:p>INSERT INTO `ELEC_components` (`id`, `seller_code`, `seller`, `manufacturer`, `manufacturer_code`, `smd_footprint`, `package`, `product_type`, `value`, `price`, `qty_left`) VALUES ('53','C24123','LCSC','Samsung Electro-Mechanics','CL21B105KOFNNNE','C_0805','C_0805','CAPACITOR','1u','0,009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2823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L21B225KOFNNNE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2,2u</text:p>
          </table:table-cell>
          <table:table-cell table:style-name="ce7" office:value-type="float" office:value="0.0166" calcext:value-type="float">
            <text:p>0.016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5]&amp;&quot;','&quot;&amp;[.B55]&amp;&quot;','&quot;&amp;[.C55]&amp;&quot;','&quot;&amp;[.D55]&amp;&quot;','&quot;&amp;[.E55]&amp;&quot;','&quot;&amp;[.F55]&amp;&quot;','&quot;&amp;[.G55]&amp;&quot;','&quot;&amp;[.H55]&amp;&quot;','&quot;&amp;[.I55]&amp;&quot;','&quot;&amp;[.J55]&amp;&quot;',NULL);&quot;" office:value-type="string" office:string-value="INSERT INTO `ELEC_components` (`id`, `seller_code`, `seller`, `manufacturer`, `manufacturer_code`, `smd_footprint`, `package`, `product_type`, `value`, `price`, `qty_left`) VALUES ('54','C28234','LCSC','Samsung Electro-Mechanics','CL21B225KOFNNNE','C_0805','C_0805','CAPACITOR','2,2u','0,0166',NULL);" calcext:value-type="string">
            <text:p>INSERT INTO `ELEC_components` (`id`, `seller_code`, `seller`, `manufacturer`, `manufacturer_code`, `smd_footprint`, `package`, `product_type`, `value`, `price`, `qty_left`) VALUES ('54','C28234','LCSC','Samsung Electro-Mechanics','CL21B225KOFNNNE','C_0805','C_0805','CAPACITOR','2,2u','0,016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44864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FTSH-105-01-L-DV-K-TR</text:p>
          </table:table-cell>
          <table:table-cell table:style-name="ce2" office:value-type="string" calcext:value-type="string">
            <text:p>CONN_SWD_10P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CONN</text:p>
          </table:table-cell>
          <table:table-cell table:style-name="ce2" office:value-type="string" calcext:value-type="string">
            <text:p>SWD</text:p>
          </table:table-cell>
          <table:table-cell table:style-name="ce7" office:value-type="float" office:value="2.3435" calcext:value-type="float">
            <text:p>2.343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6]&amp;&quot;','&quot;&amp;[.B56]&amp;&quot;','&quot;&amp;[.C56]&amp;&quot;','&quot;&amp;[.D56]&amp;&quot;','&quot;&amp;[.E56]&amp;&quot;','&quot;&amp;[.F56]&amp;&quot;','&quot;&amp;[.G56]&amp;&quot;','&quot;&amp;[.H56]&amp;&quot;','&quot;&amp;[.I56]&amp;&quot;','&quot;&amp;[.J56]&amp;&quot;',NULL);&quot;" office:value-type="string" office:string-value="INSERT INTO `ELEC_components` (`id`, `seller_code`, `seller`, `manufacturer`, `manufacturer_code`, `smd_footprint`, `package`, `product_type`, `value`, `price`, `qty_left`) VALUES ('55','C448647','LCSC','Samtec','FTSH-105-01-L-DV-K-TR','CONN_SWD_10P','SMD_CUST','CONN','SWD','2,3435',NULL);" calcext:value-type="string">
            <text:p>INSERT INTO `ELEC_components` (`id`, `seller_code`, `seller`, `manufacturer`, `manufacturer_code`, `smd_footprint`, `package`, `product_type`, `value`, `price`, `qty_left`) VALUES ('55','C448647','LCSC','Samtec','FTSH-105-01-L-DV-K-TR','CONN_SWD_10P','SMD_CUST','CONN','SWD','2,343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515671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henzhen JingYang</text:p>
          </table:table-cell>
          <table:table-cell table:style-name="ce2" office:value-type="string" calcext:value-type="string">
            <text:p>MMBT3904</text:p>
          </table:table-cell>
          <table:table-cell table:number-columns-repeated="2" table:style-name="ce2" office:value-type="string" calcext:value-type="string">
            <text:p>SOT-23</text:p>
          </table:table-cell>
          <table:table-cell table:style-name="ce2" office:value-type="string" calcext:value-type="string">
            <text:p>NPN_TRANSISTOR</text:p>
          </table:table-cell>
          <table:table-cell table:style-name="ce2" office:value-type="string" calcext:value-type="string">
            <text:p>MMBT3904</text:p>
          </table:table-cell>
          <table:table-cell table:style-name="ce7" office:value-type="float" office:value="0.0165" calcext:value-type="float">
            <text:p>0.016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7]&amp;&quot;','&quot;&amp;[.B57]&amp;&quot;','&quot;&amp;[.C57]&amp;&quot;','&quot;&amp;[.D57]&amp;&quot;','&quot;&amp;[.E57]&amp;&quot;','&quot;&amp;[.F57]&amp;&quot;','&quot;&amp;[.G57]&amp;&quot;','&quot;&amp;[.H57]&amp;&quot;','&quot;&amp;[.I57]&amp;&quot;','&quot;&amp;[.J57]&amp;&quot;',NULL);&quot;" office:value-type="string" office:string-value="INSERT INTO `ELEC_components` (`id`, `seller_code`, `seller`, `manufacturer`, `manufacturer_code`, `smd_footprint`, `package`, `product_type`, `value`, `price`, `qty_left`) VALUES ('56','C5156716','LCSC','Shenzhen JingYang','MMBT3904','SOT-23','SOT-23','NPN_TRANSISTOR','MMBT3904','0,0165',NULL);" calcext:value-type="string">
            <text:p>INSERT INTO `ELEC_components` (`id`, `seller_code`, `seller`, `manufacturer`, `manufacturer_code`, `smd_footprint`, `package`, `product_type`, `value`, `price`, `qty_left`) VALUES ('56','C5156716','LCSC','Shenzhen JingYang','MMBT3904','SOT-23','SOT-23','NPN_TRANSISTOR','MMBT3904','0,016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39393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HOU HAN</text:p>
          </table:table-cell>
          <table:table-cell table:style-name="ce2" office:value-type="string" calcext:value-type="string">
            <text:p>SK12D07VG4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SWITCH</text:p>
          </table:table-cell>
          <table:table-cell table:style-name="ce6"/>
          <table:table-cell table:style-name="ce7" office:value-type="float" office:value="0.0184" calcext:value-type="float">
            <text:p>0.018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8]&amp;&quot;','&quot;&amp;[.B58]&amp;&quot;','&quot;&amp;[.C58]&amp;&quot;','&quot;&amp;[.D58]&amp;&quot;','&quot;&amp;[.E58]&amp;&quot;','&quot;&amp;[.F58]&amp;&quot;','&quot;&amp;[.G58]&amp;&quot;','&quot;&amp;[.H58]&amp;&quot;','&quot;&amp;[.I58]&amp;&quot;','&quot;&amp;[.J58]&amp;&quot;',NULL);&quot;" office:value-type="string" office:string-value="INSERT INTO `ELEC_components` (`id`, `seller_code`, `seller`, `manufacturer`, `manufacturer_code`, `smd_footprint`, `package`, `product_type`, `value`, `price`, `qty_left`) VALUES ('57','C393937','LCSC','SHOU HAN','SK12D07VG4','','THT_CUST','SWITCH','','0,0184',NULL);" calcext:value-type="string">
            <text:p>INSERT INTO `ELEC_components` (`id`, `seller_code`, `seller`, `manufacturer`, `manufacturer_code`, `smd_footprint`, `package`, `product_type`, `value`, `price`, `qty_left`) VALUES ('57','C393937','LCSC','SHOU HAN','SK12D07VG4','','THT_CUST','SWITCH','','0,018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479072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ilergy Corp</text:p>
          </table:table-cell>
          <table:table-cell table:style-name="ce2" office:value-type="string" calcext:value-type="string">
            <text:p>SY8088IAAC</text:p>
          </table:table-cell>
          <table:table-cell table:number-columns-repeated="2" table:style-name="ce2" office:value-type="string" calcext:value-type="string">
            <text:p>SOT-23-5</text:p>
          </table:table-cell>
          <table:table-cell table:style-name="ce2" office:value-type="string" calcext:value-type="string">
            <text:p>DC-DC</text:p>
          </table:table-cell>
          <table:table-cell table:style-name="ce2" office:value-type="string" calcext:value-type="string">
            <text:p>SY8088</text:p>
          </table:table-cell>
          <table:table-cell table:style-name="ce7" office:value-type="float" office:value="0.0775" calcext:value-type="float">
            <text:p>0.077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59]&amp;&quot;','&quot;&amp;[.B59]&amp;&quot;','&quot;&amp;[.C59]&amp;&quot;','&quot;&amp;[.D59]&amp;&quot;','&quot;&amp;[.E59]&amp;&quot;','&quot;&amp;[.F59]&amp;&quot;','&quot;&amp;[.G59]&amp;&quot;','&quot;&amp;[.H59]&amp;&quot;','&quot;&amp;[.I59]&amp;&quot;','&quot;&amp;[.J59]&amp;&quot;',NULL);&quot;" office:value-type="string" office:string-value="INSERT INTO `ELEC_components` (`id`, `seller_code`, `seller`, `manufacturer`, `manufacturer_code`, `smd_footprint`, `package`, `product_type`, `value`, `price`, `qty_left`) VALUES ('58','C479072','LCSC','Silergy Corp','SY8088IAAC','SOT-23-5','SOT-23-5','DC-DC','SY8088','0,0775',NULL);" calcext:value-type="string">
            <text:p>INSERT INTO `ELEC_components` (`id`, `seller_code`, `seller`, `manufacturer`, `manufacturer_code`, `smd_footprint`, `package`, `product_type`, `value`, `price`, `qty_left`) VALUES ('58','C479072','LCSC','Silergy Corp','SY8088IAAC','SOT-23-5','SOT-23-5','DC-DC','SY8088','0,077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290439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lkor(SLKORMICRO Elec.)</text:p>
          </table:table-cell>
          <table:table-cell table:style-name="ce2" office:value-type="string" calcext:value-type="string">
            <text:p>SLSS49E-3</text:p>
          </table:table-cell>
          <table:table-cell table:number-columns-repeated="2" table:style-name="ce2" office:value-type="string" calcext:value-type="string">
            <text:p>SOT-23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49E_HALL</text:p>
          </table:table-cell>
          <table:table-cell table:style-name="ce7" office:value-type="float" office:value="0.1488" calcext:value-type="float">
            <text:p>0.148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0]&amp;&quot;','&quot;&amp;[.B60]&amp;&quot;','&quot;&amp;[.C60]&amp;&quot;','&quot;&amp;[.D60]&amp;&quot;','&quot;&amp;[.E60]&amp;&quot;','&quot;&amp;[.F60]&amp;&quot;','&quot;&amp;[.G60]&amp;&quot;','&quot;&amp;[.H60]&amp;&quot;','&quot;&amp;[.I60]&amp;&quot;','&quot;&amp;[.J60]&amp;&quot;',NULL);&quot;" office:value-type="string" office:string-value="INSERT INTO `ELEC_components` (`id`, `seller_code`, `seller`, `manufacturer`, `manufacturer_code`, `smd_footprint`, `package`, `product_type`, `value`, `price`, `qty_left`) VALUES ('59','C2904393','LCSC','Slkor(SLKORMICRO Elec.)','SLSS49E-3','SOT-23','SOT-23','SENSOR','49E_HALL','0,1488',NULL);" calcext:value-type="string">
            <text:p>INSERT INTO `ELEC_components` (`id`, `seller_code`, `seller`, `manufacturer`, `manufacturer_code`, `smd_footprint`, `package`, `product_type`, `value`, `price`, `qty_left`) VALUES ('59','C2904393','LCSC','Slkor(SLKORMICRO Elec.)','SLSS49E-3','SOT-23','SOT-23','SENSOR','49E_HALL','0,148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16726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umida</text:p>
          </table:table-cell>
          <table:table-cell table:style-name="ce2" office:value-type="string" calcext:value-type="string">
            <text:p>CDRH2D14NP-2R2NC</text:p>
          </table:table-cell>
          <table:table-cell table:number-columns-repeated="2" table:style-name="ce2" office:value-type="string" calcext:value-type="string">
            <text:p>3x3x1,4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2,2u</text:p>
          </table:table-cell>
          <table:table-cell table:style-name="ce7" office:value-type="float" office:value="0.4614" calcext:value-type="float">
            <text:p>0.461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1]&amp;&quot;','&quot;&amp;[.B61]&amp;&quot;','&quot;&amp;[.C61]&amp;&quot;','&quot;&amp;[.D61]&amp;&quot;','&quot;&amp;[.E61]&amp;&quot;','&quot;&amp;[.F61]&amp;&quot;','&quot;&amp;[.G61]&amp;&quot;','&quot;&amp;[.H61]&amp;&quot;','&quot;&amp;[.I61]&amp;&quot;','&quot;&amp;[.J61]&amp;&quot;',NULL);&quot;" office:value-type="string" office:string-value="INSERT INTO `ELEC_components` (`id`, `seller_code`, `seller`, `manufacturer`, `manufacturer_code`, `smd_footprint`, `package`, `product_type`, `value`, `price`, `qty_left`) VALUES ('60','C167267','LCSC','Sumida','CDRH2D14NP-2R2NC','3x3x1,4','3x3x1,4','INDUCTOR','2,2u','0,4614',NULL);" calcext:value-type="string">
            <text:p>INSERT INTO `ELEC_components` (`id`, `seller_code`, `seller`, `manufacturer`, `manufacturer_code`, `smd_footprint`, `package`, `product_type`, `value`, `price`, `qty_left`) VALUES ('60','C167267','LCSC','Sumida','CDRH2D14NP-2R2NC','3x3x1,4','3x3x1,4','INDUCTOR','2,2u','0,461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383550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AMK212BBJ107MG-T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u</text:p>
          </table:table-cell>
          <table:table-cell table:style-name="ce7" office:value-type="float" office:value="0.3629" calcext:value-type="float">
            <text:p>0.3629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2]&amp;&quot;','&quot;&amp;[.B62]&amp;&quot;','&quot;&amp;[.C62]&amp;&quot;','&quot;&amp;[.D62]&amp;&quot;','&quot;&amp;[.E62]&amp;&quot;','&quot;&amp;[.F62]&amp;&quot;','&quot;&amp;[.G62]&amp;&quot;','&quot;&amp;[.H62]&amp;&quot;','&quot;&amp;[.I62]&amp;&quot;','&quot;&amp;[.J62]&amp;&quot;',NULL);&quot;" office:value-type="string" office:string-value="INSERT INTO `ELEC_components` (`id`, `seller_code`, `seller`, `manufacturer`, `manufacturer_code`, `smd_footprint`, `package`, `product_type`, `value`, `price`, `qty_left`) VALUES ('61','C3835503','LCSC','Taiyo Yuden','AMK212BBJ107MG-T','C_0805','C_0805','CAPACITOR','100u','0,3629',NULL);" calcext:value-type="string">
            <text:p>INSERT INTO `ELEC_components` (`id`, `seller_code`, `seller`, `manufacturer`, `manufacturer_code`, `smd_footprint`, `package`, `product_type`, `value`, `price`, `qty_left`) VALUES ('61','C3835503','LCSC','Taiyo Yuden','AMK212BBJ107MG-T','C_0805','C_0805','CAPACITOR','100u','0,3629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9278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JMK212BJ106KD-T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u</text:p>
          </table:table-cell>
          <table:table-cell table:style-name="ce7" office:value-type="float" office:value="0.0528" calcext:value-type="float">
            <text:p>0.052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3]&amp;&quot;','&quot;&amp;[.B63]&amp;&quot;','&quot;&amp;[.C63]&amp;&quot;','&quot;&amp;[.D63]&amp;&quot;','&quot;&amp;[.E63]&amp;&quot;','&quot;&amp;[.F63]&amp;&quot;','&quot;&amp;[.G63]&amp;&quot;','&quot;&amp;[.H63]&amp;&quot;','&quot;&amp;[.I63]&amp;&quot;','&quot;&amp;[.J63]&amp;&quot;',NULL);&quot;" office:value-type="string" office:string-value="INSERT INTO `ELEC_components` (`id`, `seller_code`, `seller`, `manufacturer`, `manufacturer_code`, `smd_footprint`, `package`, `product_type`, `value`, `price`, `qty_left`) VALUES ('62','C92786','LCSC','Taiyo Yuden','JMK212BJ106KD-T','C_0805','C_0805','CAPACITOR','10u','0,0528',NULL);" calcext:value-type="string">
            <text:p>INSERT INTO `ELEC_components` (`id`, `seller_code`, `seller`, `manufacturer`, `manufacturer_code`, `smd_footprint`, `package`, `product_type`, `value`, `price`, `qty_left`) VALUES ('62','C92786','LCSC','Taiyo Yuden','JMK212BJ106KD-T','C_0805','C_0805','CAPACITOR','10u','0,052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9278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JMK212BJ475KG-T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4,7u</text:p>
          </table:table-cell>
          <table:table-cell table:style-name="ce7" office:value-type="float" office:value="0.0246" calcext:value-type="float">
            <text:p>0.024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4]&amp;&quot;','&quot;&amp;[.B64]&amp;&quot;','&quot;&amp;[.C64]&amp;&quot;','&quot;&amp;[.D64]&amp;&quot;','&quot;&amp;[.E64]&amp;&quot;','&quot;&amp;[.F64]&amp;&quot;','&quot;&amp;[.G64]&amp;&quot;','&quot;&amp;[.H64]&amp;&quot;','&quot;&amp;[.I64]&amp;&quot;','&quot;&amp;[.J64]&amp;&quot;',NULL);&quot;" office:value-type="string" office:string-value="INSERT INTO `ELEC_components` (`id`, `seller_code`, `seller`, `manufacturer`, `manufacturer_code`, `smd_footprint`, `package`, `product_type`, `value`, `price`, `qty_left`) VALUES ('63','C92788','LCSC','Taiyo Yuden','JMK212BJ475KG-T','C_0805','C_0805','CAPACITOR','4,7u','0,0246',NULL);" calcext:value-type="string">
            <text:p>INSERT INTO `ELEC_components` (`id`, `seller_code`, `seller`, `manufacturer`, `manufacturer_code`, `smd_footprint`, `package`, `product_type`, `value`, `price`, `qty_left`) VALUES ('63','C92788','LCSC','Taiyo Yuden','JMK212BJ475KG-T','C_0805','C_0805','CAPACITOR','4,7u','0,024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810-C1608X5R1A106K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X5R1A106K</text:p>
          </table:table-cell>
          <table:table-cell table:number-columns-repeated="2" table:style-name="ce2" office:value-type="string" calcext:value-type="string">
            <text:p>C_0603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u</text:p>
          </table:table-cell>
          <table:table-cell table:style-name="ce7" office:value-type="float" office:value="0.242" calcext:value-type="float">
            <text:p>0.242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5]&amp;&quot;','&quot;&amp;[.B65]&amp;&quot;','&quot;&amp;[.C65]&amp;&quot;','&quot;&amp;[.D65]&amp;&quot;','&quot;&amp;[.E65]&amp;&quot;','&quot;&amp;[.F65]&amp;&quot;','&quot;&amp;[.G65]&amp;&quot;','&quot;&amp;[.H65]&amp;&quot;','&quot;&amp;[.I65]&amp;&quot;','&quot;&amp;[.J65]&amp;&quot;',NULL);&quot;" office:value-type="string" office:string-value="INSERT INTO `ELEC_components` (`id`, `seller_code`, `seller`, `manufacturer`, `manufacturer_code`, `smd_footprint`, `package`, `product_type`, `value`, `price`, `qty_left`) VALUES ('64','810-C1608X5R1A106K','MOUSER','TDK','C1608X5R1A106K','C_0603','C_0603','CAPACITOR','10u','0,242',NULL);" calcext:value-type="string">
            <text:p>INSERT INTO `ELEC_components` (`id`, `seller_code`, `seller`, `manufacturer`, `manufacturer_code`, `smd_footprint`, `package`, `product_type`, `value`, `price`, `qty_left`) VALUES ('64','810-C1608X5R1A106K','MOUSER','TDK','C1608X5R1A106K','C_0603','C_0603','CAPACITOR','10u','0,24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810-C2012X5R1A336M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2012X5R1A336M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33u</text:p>
          </table:table-cell>
          <table:table-cell table:style-name="ce7" office:value-type="float" office:value="0.791" calcext:value-type="float">
            <text:p>0.791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6]&amp;&quot;','&quot;&amp;[.B66]&amp;&quot;','&quot;&amp;[.C66]&amp;&quot;','&quot;&amp;[.D66]&amp;&quot;','&quot;&amp;[.E66]&amp;&quot;','&quot;&amp;[.F66]&amp;&quot;','&quot;&amp;[.G66]&amp;&quot;','&quot;&amp;[.H66]&amp;&quot;','&quot;&amp;[.I66]&amp;&quot;','&quot;&amp;[.J66]&amp;&quot;',NULL);&quot;" office:value-type="string" office:string-value="INSERT INTO `ELEC_components` (`id`, `seller_code`, `seller`, `manufacturer`, `manufacturer_code`, `smd_footprint`, `package`, `product_type`, `value`, `price`, `qty_left`) VALUES ('65','810-C2012X5R1A336M','MOUSER','TDK','C2012X5R1A336M','C_0805','C_0805','CAPACITOR','33u','0,791',NULL);" calcext:value-type="string">
            <text:p>INSERT INTO `ELEC_components` (`id`, `seller_code`, `seller`, `manufacturer`, `manufacturer_code`, `smd_footprint`, `package`, `product_type`, `value`, `price`, `qty_left`) VALUES ('65','810-C2012X5R1A336M','MOUSER','TDK','C2012X5R1A336M','C_0805','C_0805','CAPACITOR','33u','0,79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13624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TFM201610GHM-2R2MTAA</text:p>
          </table:table-cell>
          <table:table-cell table:number-columns-repeated="2" table:style-name="ce2" office:value-type="string" calcext:value-type="string">
            <text:p>L_0806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2,2u</text:p>
          </table:table-cell>
          <table:table-cell table:style-name="ce7" office:value-type="float" office:value="0.1235" calcext:value-type="float">
            <text:p>0.123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7]&amp;&quot;','&quot;&amp;[.B67]&amp;&quot;','&quot;&amp;[.C67]&amp;&quot;','&quot;&amp;[.D67]&amp;&quot;','&quot;&amp;[.E67]&amp;&quot;','&quot;&amp;[.F67]&amp;&quot;','&quot;&amp;[.G67]&amp;&quot;','&quot;&amp;[.H67]&amp;&quot;','&quot;&amp;[.I67]&amp;&quot;','&quot;&amp;[.J67]&amp;&quot;',NULL);&quot;" office:value-type="string" office:string-value="INSERT INTO `ELEC_components` (`id`, `seller_code`, `seller`, `manufacturer`, `manufacturer_code`, `smd_footprint`, `package`, `product_type`, `value`, `price`, `qty_left`) VALUES ('66','C136243','LCSC','TDK','TFM201610GHM-2R2MTAA','L_0806','L_0806','INDUCTOR','2,2u','0,1235',NULL);" calcext:value-type="string">
            <text:p>INSERT INTO `ELEC_components` (`id`, `seller_code`, `seller`, `manufacturer`, `manufacturer_code`, `smd_footprint`, `package`, `product_type`, `value`, `price`, `qty_left`) VALUES ('66','C136243','LCSC','TDK','TFM201610GHM-2R2MTAA','L_0806','L_0806','INDUCTOR','2,2u','0,123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2806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TPS63001DRCR</text:p>
          </table:table-cell>
          <table:table-cell table:number-columns-repeated="2" table:style-name="ce2" office:value-type="string" calcext:value-type="string">
            <text:p>VSON-10-EP</text:p>
          </table:table-cell>
          <table:table-cell table:style-name="ce2" office:value-type="string" calcext:value-type="string">
            <text:p>DC-DC</text:p>
          </table:table-cell>
          <table:table-cell table:style-name="ce2" office:value-type="string" calcext:value-type="string">
            <text:p>3,3V</text:p>
          </table:table-cell>
          <table:table-cell table:style-name="ce7" office:value-type="float" office:value="1.4844" calcext:value-type="float">
            <text:p>1.484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8]&amp;&quot;','&quot;&amp;[.B68]&amp;&quot;','&quot;&amp;[.C68]&amp;&quot;','&quot;&amp;[.D68]&amp;&quot;','&quot;&amp;[.E68]&amp;&quot;','&quot;&amp;[.F68]&amp;&quot;','&quot;&amp;[.G68]&amp;&quot;','&quot;&amp;[.H68]&amp;&quot;','&quot;&amp;[.I68]&amp;&quot;','&quot;&amp;[.J68]&amp;&quot;',NULL);&quot;" office:value-type="string" office:string-value="INSERT INTO `ELEC_components` (`id`, `seller_code`, `seller`, `manufacturer`, `manufacturer_code`, `smd_footprint`, `package`, `product_type`, `value`, `price`, `qty_left`) VALUES ('67','C28060','LCSC','Texas Instruments','TPS63001DRCR','VSON-10-EP','VSON-10-EP','DC-DC','3,3V','1,4844',NULL);" calcext:value-type="string">
            <text:p>INSERT INTO `ELEC_components` (`id`, `seller_code`, `seller`, `manufacturer`, `manufacturer_code`, `smd_footprint`, `package`, `product_type`, `value`, `price`, `qty_left`) VALUES ('67','C28060','LCSC','Texas Instruments','TPS63001DRCR','VSON-10-EP','VSON-10-EP','DC-DC','3,3V','1,484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88278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3674MFX-ADJ/NOPB</text:p>
          </table:table-cell>
          <table:table-cell table:number-columns-repeated="2" table:style-name="ce2" office:value-type="string" calcext:value-type="string">
            <text:p>SOT-23-5</text:p>
          </table:table-cell>
          <table:table-cell table:style-name="ce2" office:value-type="string" calcext:value-type="string">
            <text:p>DC-DC</text:p>
          </table:table-cell>
          <table:table-cell table:style-name="ce2" office:value-type="string" calcext:value-type="string">
            <text:p>600mA</text:p>
          </table:table-cell>
          <table:table-cell table:style-name="ce7" office:value-type="float" office:value="1.1423" calcext:value-type="float">
            <text:p>1.1423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69]&amp;&quot;','&quot;&amp;[.B69]&amp;&quot;','&quot;&amp;[.C69]&amp;&quot;','&quot;&amp;[.D69]&amp;&quot;','&quot;&amp;[.E69]&amp;&quot;','&quot;&amp;[.F69]&amp;&quot;','&quot;&amp;[.G69]&amp;&quot;','&quot;&amp;[.H69]&amp;&quot;','&quot;&amp;[.I69]&amp;&quot;','&quot;&amp;[.J69]&amp;&quot;',NULL);&quot;" office:value-type="string" office:string-value="INSERT INTO `ELEC_components` (`id`, `seller_code`, `seller`, `manufacturer`, `manufacturer_code`, `smd_footprint`, `package`, `product_type`, `value`, `price`, `qty_left`) VALUES ('68','C882787','LCSC','Texas Instruments','LM3674MFX-ADJ/NOPB','SOT-23-5','SOT-23-5','DC-DC','600mA','1,1423',NULL);" calcext:value-type="string">
            <text:p>INSERT INTO `ELEC_components` (`id`, `seller_code`, `seller`, `manufacturer`, `manufacturer_code`, `smd_footprint`, `package`, `product_type`, `value`, `price`, `qty_left`) VALUES ('68','C882787','LCSC','Texas Instruments','LM3674MFX-ADJ/NOPB','SOT-23-5','SOT-23-5','DC-DC','600mA','1,142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42469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orex Semicon</text:p>
          </table:table-cell>
          <table:table-cell table:style-name="ce2" office:value-type="string" calcext:value-type="string">
            <text:p>XC6206P122MR-G</text:p>
          </table:table-cell>
          <table:table-cell table:number-columns-repeated="2" table:style-name="ce2" office:value-type="string" calcext:value-type="string">
            <text:p>SOT-23-5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1,2V</text:p>
          </table:table-cell>
          <table:table-cell table:style-name="ce7" office:value-type="float" office:value="0.1595" calcext:value-type="float">
            <text:p>0.159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0]&amp;&quot;','&quot;&amp;[.B70]&amp;&quot;','&quot;&amp;[.C70]&amp;&quot;','&quot;&amp;[.D70]&amp;&quot;','&quot;&amp;[.E70]&amp;&quot;','&quot;&amp;[.F70]&amp;&quot;','&quot;&amp;[.G70]&amp;&quot;','&quot;&amp;[.H70]&amp;&quot;','&quot;&amp;[.I70]&amp;&quot;','&quot;&amp;[.J70]&amp;&quot;',NULL);&quot;" office:value-type="string" office:string-value="INSERT INTO `ELEC_components` (`id`, `seller_code`, `seller`, `manufacturer`, `manufacturer_code`, `smd_footprint`, `package`, `product_type`, `value`, `price`, `qty_left`) VALUES ('69','C424699','LCSC','Torex Semicon','XC6206P122MR-G','SOT-23-5','SOT-23-5','LDO','1,2V','0,1595',NULL);" calcext:value-type="string">
            <text:p>INSERT INTO `ELEC_components` (`id`, `seller_code`, `seller`, `manufacturer`, `manufacturer_code`, `smd_footprint`, `package`, `product_type`, `value`, `price`, `qty_left`) VALUES ('69','C424699','LCSC','Torex Semicon','XC6206P122MR-G','SOT-23-5','SOT-23-5','LDO','1,2V','0,159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38213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POWER</text:p>
          </table:table-cell>
          <table:table-cell table:style-name="ce2" office:value-type="string" calcext:value-type="string">
            <text:p>TP4056</text:p>
          </table:table-cell>
          <table:table-cell table:number-columns-repeated="2" table:style-name="ce2" office:value-type="string" calcext:value-type="string">
            <text:p>ESOP-8</text:p>
          </table:table-cell>
          <table:table-cell table:style-name="ce2" office:value-type="string" calcext:value-type="string">
            <text:p>BAT_IC</text:p>
          </table:table-cell>
          <table:table-cell table:style-name="ce2" office:value-type="string" calcext:value-type="string">
            <text:p>TP4056</text:p>
          </table:table-cell>
          <table:table-cell table:style-name="ce7" office:value-type="float" office:value="0.1197" calcext:value-type="float">
            <text:p>0.119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1]&amp;&quot;','&quot;&amp;[.B71]&amp;&quot;','&quot;&amp;[.C71]&amp;&quot;','&quot;&amp;[.D71]&amp;&quot;','&quot;&amp;[.E71]&amp;&quot;','&quot;&amp;[.F71]&amp;&quot;','&quot;&amp;[.G71]&amp;&quot;','&quot;&amp;[.H71]&amp;&quot;','&quot;&amp;[.I71]&amp;&quot;','&quot;&amp;[.J71]&amp;&quot;',NULL);&quot;" office:value-type="string" office:string-value="INSERT INTO `ELEC_components` (`id`, `seller_code`, `seller`, `manufacturer`, `manufacturer_code`, `smd_footprint`, `package`, `product_type`, `value`, `price`, `qty_left`) VALUES ('70','C382139','LCSC','TPOWER','TP4056','ESOP-8','ESOP-8','BAT_IC','TP4056','0,1197',NULL);" calcext:value-type="string">
            <text:p>INSERT INTO `ELEC_components` (`id`, `seller_code`, `seller`, `manufacturer`, `manufacturer_code`, `smd_footprint`, `package`, `product_type`, `value`, `price`, `qty_left`) VALUES ('70','C382139','LCSC','TPOWER','TP4056','ESOP-8','ESOP-8','BAT_IC','TP4056','0,119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72715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WGMC</text:p>
          </table:table-cell>
          <table:table-cell table:style-name="ce2" office:value-type="string" calcext:value-type="string">
            <text:p>AO3401</text:p>
          </table:table-cell>
          <table:table-cell table:number-columns-repeated="2" table:style-name="ce2" office:value-type="string" calcext:value-type="string">
            <text:p>SOT-23</text:p>
          </table:table-cell>
          <table:table-cell table:style-name="ce2" office:value-type="string" calcext:value-type="string">
            <text:p>P_MOSFET</text:p>
          </table:table-cell>
          <table:table-cell table:style-name="ce2" office:value-type="string" calcext:value-type="string">
            <text:p>30V 0R100</text:p>
          </table:table-cell>
          <table:table-cell table:style-name="ce7" office:value-type="float" office:value="0.0353" calcext:value-type="float">
            <text:p>0.0353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2]&amp;&quot;','&quot;&amp;[.B72]&amp;&quot;','&quot;&amp;[.C72]&amp;&quot;','&quot;&amp;[.D72]&amp;&quot;','&quot;&amp;[.E72]&amp;&quot;','&quot;&amp;[.F72]&amp;&quot;','&quot;&amp;[.G72]&amp;&quot;','&quot;&amp;[.H72]&amp;&quot;','&quot;&amp;[.I72]&amp;&quot;','&quot;&amp;[.J72]&amp;&quot;',NULL);&quot;" office:value-type="string" office:string-value="INSERT INTO `ELEC_components` (`id`, `seller_code`, `seller`, `manufacturer`, `manufacturer_code`, `smd_footprint`, `package`, `product_type`, `value`, `price`, `qty_left`) VALUES ('71','C727156','LCSC','TWGMC','AO3401','SOT-23','SOT-23','P_MOSFET','30V 0R100','0,0353',NULL);" calcext:value-type="string">
            <text:p>INSERT INTO `ELEC_components` (`id`, `seller_code`, `seller`, `manufacturer`, `manufacturer_code`, `smd_footprint`, `package`, `product_type`, `value`, `price`, `qty_left`) VALUES ('71','C727156','LCSC','TWGMC','AO3401','SOT-23','SOT-23','P_MOSFET','30V 0R100','0,035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32537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TyoHM</text:p>
          </table:table-cell>
          <table:table-cell table:style-name="ce2" office:value-type="string" calcext:value-type="string">
            <text:p>RMC040212.4K1%N</text:p>
          </table:table-cell>
          <table:table-cell table:number-columns-repeated="2" table:style-name="ce2" office:value-type="string" calcext:value-type="string">
            <text:p>R_040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2,4k</text:p>
          </table:table-cell>
          <table:table-cell table:style-name="ce7" office:value-type="float" office:value="0.002" calcext:value-type="float">
            <text:p>0.002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3]&amp;&quot;','&quot;&amp;[.B73]&amp;&quot;','&quot;&amp;[.C73]&amp;&quot;','&quot;&amp;[.D73]&amp;&quot;','&quot;&amp;[.E73]&amp;&quot;','&quot;&amp;[.F73]&amp;&quot;','&quot;&amp;[.G73]&amp;&quot;','&quot;&amp;[.H73]&amp;&quot;','&quot;&amp;[.I73]&amp;&quot;','&quot;&amp;[.J73]&amp;&quot;',NULL);&quot;" office:value-type="string" office:string-value="INSERT INTO `ELEC_components` (`id`, `seller_code`, `seller`, `manufacturer`, `manufacturer_code`, `smd_footprint`, `package`, `product_type`, `value`, `price`, `qty_left`) VALUES ('72','C325375','LCSC','TyoHM','RMC040212.4K1%N','R_0402','R_0402','RESISTOR','12,4k','0,002',NULL);" calcext:value-type="string">
            <text:p>INSERT INTO `ELEC_components` (`id`, `seller_code`, `seller`, `manufacturer`, `manufacturer_code`, `smd_footprint`, `package`, `product_type`, `value`, `price`, `qty_left`) VALUES ('72','C325375','LCSC','TyoHM','RMC040212.4K1%N','R_0402','R_0402','RESISTOR','12,4k','0,002',NULL);</text:p>
          </table:table-cell>
          <table:table-cell table:number-columns-repeated="4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37600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MW(Youtai Semiconductor Co., Ltd.)</text:p>
          </table:table-cell>
          <table:table-cell table:style-name="ce2" office:value-type="string" calcext:value-type="string">
            <text:p>DS18B20</text:p>
          </table:table-cell>
          <table:table-cell table:style-name="ce6"/>
          <table:table-cell table:style-name="ce2" office:value-type="string" calcext:value-type="string">
            <text:p>TO-92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7" office:value-type="float" office:value="0.7462" calcext:value-type="float">
            <text:p>0.746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4]&amp;&quot;','&quot;&amp;[.B74]&amp;&quot;','&quot;&amp;[.C74]&amp;&quot;','&quot;&amp;[.D74]&amp;&quot;','&quot;&amp;[.E74]&amp;&quot;','&quot;&amp;[.F74]&amp;&quot;','&quot;&amp;[.G74]&amp;&quot;','&quot;&amp;[.H74]&amp;&quot;','&quot;&amp;[.I74]&amp;&quot;','&quot;&amp;[.J74]&amp;&quot;',NULL);&quot;" office:value-type="string" office:string-value="INSERT INTO `ELEC_components` (`id`, `seller_code`, `seller`, `manufacturer`, `manufacturer_code`, `smd_footprint`, `package`, `product_type`, `value`, `price`, `qty_left`) VALUES ('73','C376006','LCSC','UMW(Youtai Semiconductor Co., Ltd.)','DS18B20','','TO-92','SENSOR','','0,7462',NULL);" calcext:value-type="string">
            <text:p>INSERT INTO `ELEC_components` (`id`, `seller_code`, `seller`, `manufacturer`, `manufacturer_code`, `smd_footprint`, `package`, `product_type`, `value`, `price`, `qty_left`) VALUES ('73','C376006','LCSC','UMW(Youtai Semiconductor Co., Ltd.)','DS18B20','','TO-92','SENSOR','','0,7462',NULL);</text:p>
          </table:table-cell>
          <table:table-cell table:number-columns-repeated="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1740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1000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0R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5]&amp;&quot;','&quot;&amp;[.B75]&amp;&quot;','&quot;&amp;[.C75]&amp;&quot;','&quot;&amp;[.D75]&amp;&quot;','&quot;&amp;[.E75]&amp;&quot;','&quot;&amp;[.F75]&amp;&quot;','&quot;&amp;[.G75]&amp;&quot;','&quot;&amp;[.H75]&amp;&quot;','&quot;&amp;[.I75]&amp;&quot;','&quot;&amp;[.J75]&amp;&quot;',NULL);&quot;" office:value-type="string" office:string-value="INSERT INTO `ELEC_components` (`id`, `seller_code`, `seller`, `manufacturer`, `manufacturer_code`, `smd_footprint`, `package`, `product_type`, `value`, `price`, `qty_left`) VALUES ('74','C17408','LCSC','UNI-ROYAL(Uniroyal Elec)','0805W8F1000T5E','R_0805','R_0805','RESISTOR','100R','0,0018',NULL);" calcext:value-type="string">
            <text:p>INSERT INTO `ELEC_components` (`id`, `seller_code`, `seller`, `manufacturer`, `manufacturer_code`, `smd_footprint`, `package`, `product_type`, `value`, `price`, `qty_left`) VALUES ('74','C17408','LCSC','UNI-ROYAL(Uniroyal Elec)','0805W8F1000T5E','R_0805','R_0805','RESISTOR','100R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1741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1002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float" office:value="0.001" calcext:value-type="float">
            <text:p>0.001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6]&amp;&quot;','&quot;&amp;[.B76]&amp;&quot;','&quot;&amp;[.C76]&amp;&quot;','&quot;&amp;[.D76]&amp;&quot;','&quot;&amp;[.E76]&amp;&quot;','&quot;&amp;[.F76]&amp;&quot;','&quot;&amp;[.G76]&amp;&quot;','&quot;&amp;[.H76]&amp;&quot;','&quot;&amp;[.I76]&amp;&quot;','&quot;&amp;[.J76]&amp;&quot;',NULL);&quot;" office:value-type="string" office:string-value="INSERT INTO `ELEC_components` (`id`, `seller_code`, `seller`, `manufacturer`, `manufacturer_code`, `smd_footprint`, `package`, `product_type`, `value`, `price`, `qty_left`) VALUES ('75','C17414','LCSC','UNI-ROYAL(Uniroyal Elec)','0805W8F1002T5E','R_0805','R_0805','RESISTOR','10k','0,001',NULL);" calcext:value-type="string">
            <text:p>INSERT INTO `ELEC_components` (`id`, `seller_code`, `seller`, `manufacturer`, `manufacturer_code`, `smd_footprint`, `package`, `product_type`, `value`, `price`, `qty_left`) VALUES ('75','C17414','LCSC','UNI-ROYAL(Uniroyal Elec)','0805W8F1002T5E','R_0805','R_0805','RESISTOR','10k','0,001',NULL);</text:p>
          </table:table-cell>
          <table:table-cell table:number-columns-repeated="4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1747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0000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R</text:p>
          </table:table-cell>
          <table:table-cell table:style-name="ce7" office:value-type="float" office:value="0.0017" calcext:value-type="float">
            <text:p>0.001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7]&amp;&quot;','&quot;&amp;[.B77]&amp;&quot;','&quot;&amp;[.C77]&amp;&quot;','&quot;&amp;[.D77]&amp;&quot;','&quot;&amp;[.E77]&amp;&quot;','&quot;&amp;[.F77]&amp;&quot;','&quot;&amp;[.G77]&amp;&quot;','&quot;&amp;[.H77]&amp;&quot;','&quot;&amp;[.I77]&amp;&quot;','&quot;&amp;[.J77]&amp;&quot;',NULL);&quot;" office:value-type="string" office:string-value="INSERT INTO `ELEC_components` (`id`, `seller_code`, `seller`, `manufacturer`, `manufacturer_code`, `smd_footprint`, `package`, `product_type`, `value`, `price`, `qty_left`) VALUES ('76','C17477','LCSC','UNI-ROYAL(Uniroyal Elec)','0805W8F0000T5E','R_0805','R_0805','RESISTOR','0R','0,0017',NULL);" calcext:value-type="string">
            <text:p>INSERT INTO `ELEC_components` (`id`, `seller_code`, `seller`, `manufacturer`, `manufacturer_code`, `smd_footprint`, `package`, `product_type`, `value`, `price`, `qty_left`) VALUES ('76','C17477','LCSC','UNI-ROYAL(Uniroyal Elec)','0805W8F0000T5E','R_0805','R_0805','RESISTOR','0R','0,0017',NULL);</text:p>
          </table:table-cell>
          <table:table-cell table:number-columns-repeated="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1751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1001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7" office:value-type="float" office:value="0.0021" calcext:value-type="float">
            <text:p>0.002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8]&amp;&quot;','&quot;&amp;[.B78]&amp;&quot;','&quot;&amp;[.C78]&amp;&quot;','&quot;&amp;[.D78]&amp;&quot;','&quot;&amp;[.E78]&amp;&quot;','&quot;&amp;[.F78]&amp;&quot;','&quot;&amp;[.G78]&amp;&quot;','&quot;&amp;[.H78]&amp;&quot;','&quot;&amp;[.I78]&amp;&quot;','&quot;&amp;[.J78]&amp;&quot;',NULL);&quot;" office:value-type="string" office:string-value="INSERT INTO `ELEC_components` (`id`, `seller_code`, `seller`, `manufacturer`, `manufacturer_code`, `smd_footprint`, `package`, `product_type`, `value`, `price`, `qty_left`) VALUES ('77','C17513','LCSC','UNI-ROYAL(Uniroyal Elec)','0805W8F1001T5E','R_0805','R_0805','RESISTOR','1k','0,0021',NULL);" calcext:value-type="string">
            <text:p>INSERT INTO `ELEC_components` (`id`, `seller_code`, `seller`, `manufacturer`, `manufacturer_code`, `smd_footprint`, `package`, `product_type`, `value`, `price`, `qty_left`) VALUES ('77','C17513','LCSC','UNI-ROYAL(Uniroyal Elec)','0805W8F1001T5E','R_0805','R_0805','RESISTOR','1k','0,0021',NULL);</text:p>
          </table:table-cell>
          <table:table-cell table:number-columns-repeated="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1751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1004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M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79]&amp;&quot;','&quot;&amp;[.B79]&amp;&quot;','&quot;&amp;[.C79]&amp;&quot;','&quot;&amp;[.D79]&amp;&quot;','&quot;&amp;[.E79]&amp;&quot;','&quot;&amp;[.F79]&amp;&quot;','&quot;&amp;[.G79]&amp;&quot;','&quot;&amp;[.H79]&amp;&quot;','&quot;&amp;[.I79]&amp;&quot;','&quot;&amp;[.J79]&amp;&quot;',NULL);&quot;" office:value-type="string" office:string-value="INSERT INTO `ELEC_components` (`id`, `seller_code`, `seller`, `manufacturer`, `manufacturer_code`, `smd_footprint`, `package`, `product_type`, `value`, `price`, `qty_left`) VALUES ('78','C17514','LCSC','UNI-ROYAL(Uniroyal Elec)','0805W8F1004T5E','R_0805','R_0805','RESISTOR','1M','0,0018',NULL);" calcext:value-type="string">
            <text:p>INSERT INTO `ELEC_components` (`id`, `seller_code`, `seller`, `manufacturer`, `manufacturer_code`, `smd_footprint`, `package`, `product_type`, `value`, `price`, `qty_left`) VALUES ('78','C17514','LCSC','UNI-ROYAL(Uniroyal Elec)','0805W8F1004T5E','R_0805','R_0805','RESISTOR','1M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1760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2001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k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0]&amp;&quot;','&quot;&amp;[.B80]&amp;&quot;','&quot;&amp;[.C80]&amp;&quot;','&quot;&amp;[.D80]&amp;&quot;','&quot;&amp;[.E80]&amp;&quot;','&quot;&amp;[.F80]&amp;&quot;','&quot;&amp;[.G80]&amp;&quot;','&quot;&amp;[.H80]&amp;&quot;','&quot;&amp;[.I80]&amp;&quot;','&quot;&amp;[.J80]&amp;&quot;',NULL);&quot;" office:value-type="string" office:string-value="INSERT INTO `ELEC_components` (`id`, `seller_code`, `seller`, `manufacturer`, `manufacturer_code`, `smd_footprint`, `package`, `product_type`, `value`, `price`, `qty_left`) VALUES ('79','C17604','LCSC','UNI-ROYAL(Uniroyal Elec)','0805W8F2001T5E','R_0805','R_0805','RESISTOR','2k','0,0018',NULL);" calcext:value-type="string">
            <text:p>INSERT INTO `ELEC_components` (`id`, `seller_code`, `seller`, `manufacturer`, `manufacturer_code`, `smd_footprint`, `package`, `product_type`, `value`, `price`, `qty_left`) VALUES ('79','C17604','LCSC','UNI-ROYAL(Uniroyal Elec)','0805W8F2001T5E','R_0805','R_0805','RESISTOR','2k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1767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4701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4,7k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1]&amp;&quot;','&quot;&amp;[.B81]&amp;&quot;','&quot;&amp;[.C81]&amp;&quot;','&quot;&amp;[.D81]&amp;&quot;','&quot;&amp;[.E81]&amp;&quot;','&quot;&amp;[.F81]&amp;&quot;','&quot;&amp;[.G81]&amp;&quot;','&quot;&amp;[.H81]&amp;&quot;','&quot;&amp;[.I81]&amp;&quot;','&quot;&amp;[.J81]&amp;&quot;',NULL);&quot;" office:value-type="string" office:string-value="INSERT INTO `ELEC_components` (`id`, `seller_code`, `seller`, `manufacturer`, `manufacturer_code`, `smd_footprint`, `package`, `product_type`, `value`, `price`, `qty_left`) VALUES ('80','C17673','LCSC','UNI-ROYAL(Uniroyal Elec)','0805W8F4701T5E','R_0805','R_0805','RESISTOR','4,7k','0,0018',NULL);" calcext:value-type="string">
            <text:p>INSERT INTO `ELEC_components` (`id`, `seller_code`, `seller`, `manufacturer`, `manufacturer_code`, `smd_footprint`, `package`, `product_type`, `value`, `price`, `qty_left`) VALUES ('80','C17673','LCSC','UNI-ROYAL(Uniroyal Elec)','0805W8F4701T5E','R_0805','R_0805','RESISTOR','4,7k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1770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4703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470k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2]&amp;&quot;','&quot;&amp;[.B82]&amp;&quot;','&quot;&amp;[.C82]&amp;&quot;','&quot;&amp;[.D82]&amp;&quot;','&quot;&amp;[.E82]&amp;&quot;','&quot;&amp;[.F82]&amp;&quot;','&quot;&amp;[.G82]&amp;&quot;','&quot;&amp;[.H82]&amp;&quot;','&quot;&amp;[.I82]&amp;&quot;','&quot;&amp;[.J82]&amp;&quot;',NULL);&quot;" office:value-type="string" office:string-value="INSERT INTO `ELEC_components` (`id`, `seller_code`, `seller`, `manufacturer`, `manufacturer_code`, `smd_footprint`, `package`, `product_type`, `value`, `price`, `qty_left`) VALUES ('81','C17709','LCSC','UNI-ROYAL(Uniroyal Elec)','0805W8F4703T5E','R_0805','R_0805','RESISTOR','470k','0,0018',NULL);" calcext:value-type="string">
            <text:p>INSERT INTO `ELEC_components` (`id`, `seller_code`, `seller`, `manufacturer`, `manufacturer_code`, `smd_footprint`, `package`, `product_type`, `value`, `price`, `qty_left`) VALUES ('81','C17709','LCSC','UNI-ROYAL(Uniroyal Elec)','0805W8F4703T5E','R_0805','R_0805','RESISTOR','470k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1771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4700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470R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3]&amp;&quot;','&quot;&amp;[.B83]&amp;&quot;','&quot;&amp;[.C83]&amp;&quot;','&quot;&amp;[.D83]&amp;&quot;','&quot;&amp;[.E83]&amp;&quot;','&quot;&amp;[.F83]&amp;&quot;','&quot;&amp;[.G83]&amp;&quot;','&quot;&amp;[.H83]&amp;&quot;','&quot;&amp;[.I83]&amp;&quot;','&quot;&amp;[.J83]&amp;&quot;',NULL);&quot;" office:value-type="string" office:string-value="INSERT INTO `ELEC_components` (`id`, `seller_code`, `seller`, `manufacturer`, `manufacturer_code`, `smd_footprint`, `package`, `product_type`, `value`, `price`, `qty_left`) VALUES ('82','C17710','LCSC','UNI-ROYAL(Uniroyal Elec)','0805W8F4700T5E','R_0805','R_0805','RESISTOR','470R','0,0018',NULL);" calcext:value-type="string">
            <text:p>INSERT INTO `ELEC_components` (`id`, `seller_code`, `seller`, `manufacturer`, `manufacturer_code`, `smd_footprint`, `package`, `product_type`, `value`, `price`, `qty_left`) VALUES ('82','C17710','LCSC','UNI-ROYAL(Uniroyal Elec)','0805W8F4700T5E','R_0805','R_0805','RESISTOR','470R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1779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6803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680k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4]&amp;&quot;','&quot;&amp;[.B84]&amp;&quot;','&quot;&amp;[.C84]&amp;&quot;','&quot;&amp;[.D84]&amp;&quot;','&quot;&amp;[.E84]&amp;&quot;','&quot;&amp;[.F84]&amp;&quot;','&quot;&amp;[.G84]&amp;&quot;','&quot;&amp;[.H84]&amp;&quot;','&quot;&amp;[.I84]&amp;&quot;','&quot;&amp;[.J84]&amp;&quot;',NULL);&quot;" office:value-type="string" office:string-value="INSERT INTO `ELEC_components` (`id`, `seller_code`, `seller`, `manufacturer`, `manufacturer_code`, `smd_footprint`, `package`, `product_type`, `value`, `price`, `qty_left`) VALUES ('83','C17797','LCSC','UNI-ROYAL(Uniroyal Elec)','0805W8F6803T5E','R_0805','R_0805','RESISTOR','680k','0,0018',NULL);" calcext:value-type="string">
            <text:p>INSERT INTO `ELEC_components` (`id`, `seller_code`, `seller`, `manufacturer`, `manufacturer_code`, `smd_footprint`, `package`, `product_type`, `value`, `price`, `qty_left`) VALUES ('83','C17797','LCSC','UNI-ROYAL(Uniroyal Elec)','0805W8F6803T5E','R_0805','R_0805','RESISTOR','680k','0,0018',NULL);</text:p>
          </table:table-cell>
          <table:table-cell table:number-columns-repeated="4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2971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4D03WGJ0103T5E</text:p>
          </table:table-cell>
          <table:table-cell table:number-columns-repeated="2" table:style-name="ce2" office:value-type="string" calcext:value-type="string">
            <text:p>0603_4x</text:p>
          </table:table-cell>
          <table:table-cell table:style-name="ce2" office:value-type="string" calcext:value-type="string">
            <text:p>ARRAY_RES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float" office:value="0.0064" calcext:value-type="float">
            <text:p>0.006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5]&amp;&quot;','&quot;&amp;[.B85]&amp;&quot;','&quot;&amp;[.C85]&amp;&quot;','&quot;&amp;[.D85]&amp;&quot;','&quot;&amp;[.E85]&amp;&quot;','&quot;&amp;[.F85]&amp;&quot;','&quot;&amp;[.G85]&amp;&quot;','&quot;&amp;[.H85]&amp;&quot;','&quot;&amp;[.I85]&amp;&quot;','&quot;&amp;[.J85]&amp;&quot;',NULL);&quot;" office:value-type="string" office:string-value="INSERT INTO `ELEC_components` (`id`, `seller_code`, `seller`, `manufacturer`, `manufacturer_code`, `smd_footprint`, `package`, `product_type`, `value`, `price`, `qty_left`) VALUES ('84','C29718','LCSC','UNI-ROYAL(Uniroyal Elec)','4D03WGJ0103T5E','0603_4x','0603_4x','ARRAY_RES','10k','0,0064',NULL);" calcext:value-type="string">
            <text:p>INSERT INTO `ELEC_components` (`id`, `seller_code`, `seller`, `manufacturer`, `manufacturer_code`, `smd_footprint`, `package`, `product_type`, `value`, `price`, `qty_left`) VALUES ('84','C29718','LCSC','UNI-ROYAL(Uniroyal Elec)','4D03WGJ0103T5E','0603_4x','0603_4x','ARRAY_RES','10k','0,006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195417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Vishay Intertech</text:p>
          </table:table-cell>
          <table:table-cell table:style-name="ce2" office:value-type="string" calcext:value-type="string">
            <text:p>TMCP1A475MTRF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T_CAPACITOR</text:p>
          </table:table-cell>
          <table:table-cell table:style-name="ce2" office:value-type="string" calcext:value-type="string">
            <text:p>4,7u</text:p>
          </table:table-cell>
          <table:table-cell table:style-name="ce7" office:value-type="float" office:value="0.095" calcext:value-type="float">
            <text:p>0.095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6]&amp;&quot;','&quot;&amp;[.B86]&amp;&quot;','&quot;&amp;[.C86]&amp;&quot;','&quot;&amp;[.D86]&amp;&quot;','&quot;&amp;[.E86]&amp;&quot;','&quot;&amp;[.F86]&amp;&quot;','&quot;&amp;[.G86]&amp;&quot;','&quot;&amp;[.H86]&amp;&quot;','&quot;&amp;[.I86]&amp;&quot;','&quot;&amp;[.J86]&amp;&quot;',NULL);&quot;" office:value-type="string" office:string-value="INSERT INTO `ELEC_components` (`id`, `seller_code`, `seller`, `manufacturer`, `manufacturer_code`, `smd_footprint`, `package`, `product_type`, `value`, `price`, `qty_left`) VALUES ('85','C1954175','LCSC','Vishay Intertech','TMCP1A475MTRF','C_0805','C_0805','T_CAPACITOR','4,7u','0,095',NULL);" calcext:value-type="string">
            <text:p>INSERT INTO `ELEC_components` (`id`, `seller_code`, `seller`, `manufacturer`, `manufacturer_code`, `smd_footprint`, `package`, `product_type`, `value`, `price`, `qty_left`) VALUES ('85','C1954175','LCSC','Vishay Intertech','TMCP1A475MTRF','C_0805','C_0805','T_CAPACITOR','4,7u','0,09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41346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Vishay Intertech</text:p>
          </table:table-cell>
          <table:table-cell table:style-name="ce2" office:value-type="string" calcext:value-type="string">
            <text:p>VS-10BQ015HM3/5BT</text:p>
          </table:table-cell>
          <table:table-cell table:number-columns-repeated="2" table:style-name="ce2" office:value-type="string" calcext:value-type="string">
            <text:p>DO-214AA</text:p>
          </table:table-cell>
          <table:table-cell table:style-name="ce2" office:value-type="string" calcext:value-type="string">
            <text:p>SBD</text:p>
          </table:table-cell>
          <table:table-cell table:style-name="ce2" office:value-type="string" calcext:value-type="string">
            <text:p>15V</text:p>
          </table:table-cell>
          <table:table-cell table:style-name="ce7" office:value-type="float" office:value="0.4105" calcext:value-type="float">
            <text:p>0.410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7]&amp;&quot;','&quot;&amp;[.B87]&amp;&quot;','&quot;&amp;[.C87]&amp;&quot;','&quot;&amp;[.D87]&amp;&quot;','&quot;&amp;[.E87]&amp;&quot;','&quot;&amp;[.F87]&amp;&quot;','&quot;&amp;[.G87]&amp;&quot;','&quot;&amp;[.H87]&amp;&quot;','&quot;&amp;[.I87]&amp;&quot;','&quot;&amp;[.J87]&amp;&quot;',NULL);&quot;" office:value-type="string" office:string-value="INSERT INTO `ELEC_components` (`id`, `seller_code`, `seller`, `manufacturer`, `manufacturer_code`, `smd_footprint`, `package`, `product_type`, `value`, `price`, `qty_left`) VALUES ('86','C413465','LCSC','Vishay Intertech','VS-10BQ015HM3/5BT','DO-214AA','DO-214AA','SBD','15V','0,4105',NULL);" calcext:value-type="string">
            <text:p>INSERT INTO `ELEC_components` (`id`, `seller_code`, `seller`, `manufacturer`, `manufacturer_code`, `smd_footprint`, `package`, `product_type`, `value`, `price`, `qty_left`) VALUES ('86','C413465','LCSC','Vishay Intertech','VS-10BQ015HM3/5BT','DO-214AA','DO-214AA','SBD','15V','0,410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84497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Vishay Intertech</text:p>
          </table:table-cell>
          <table:table-cell table:style-name="ce2" office:value-type="string" calcext:value-type="string">
            <text:p>IHLP1616ABER2R2M11</text:p>
          </table:table-cell>
          <table:table-cell table:number-columns-repeated="2" table:style-name="ce2" office:value-type="string" calcext:value-type="string">
            <text:p>L_1616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2,2u</text:p>
          </table:table-cell>
          <table:table-cell table:style-name="ce7" office:value-type="float" office:value="0.7016" calcext:value-type="float">
            <text:p>0.701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8]&amp;&quot;','&quot;&amp;[.B88]&amp;&quot;','&quot;&amp;[.C88]&amp;&quot;','&quot;&amp;[.D88]&amp;&quot;','&quot;&amp;[.E88]&amp;&quot;','&quot;&amp;[.F88]&amp;&quot;','&quot;&amp;[.G88]&amp;&quot;','&quot;&amp;[.H88]&amp;&quot;','&quot;&amp;[.I88]&amp;&quot;','&quot;&amp;[.J88]&amp;&quot;',NULL);&quot;" office:value-type="string" office:string-value="INSERT INTO `ELEC_components` (`id`, `seller_code`, `seller`, `manufacturer`, `manufacturer_code`, `smd_footprint`, `package`, `product_type`, `value`, `price`, `qty_left`) VALUES ('87','C844973','LCSC','Vishay Intertech','IHLP1616ABER2R2M11','L_1616','L_1616','INDUCTOR','2,2u','0,7016',NULL);" calcext:value-type="string">
            <text:p>INSERT INTO `ELEC_components` (`id`, `seller_code`, `seller`, `manufacturer`, `manufacturer_code`, `smd_footprint`, `package`, `product_type`, `value`, `price`, `qty_left`) VALUES ('87','C844973','LCSC','Vishay Intertech','IHLP1616ABER2R2M11','L_1616','L_1616','INDUCTOR','2,2u','0,701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17213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Walsin Tech Corp</text:p>
          </table:table-cell>
          <table:table-cell table:style-name="ce2" office:value-type="string" calcext:value-type="string">
            <text:p>WR04X8063FTL</text:p>
          </table:table-cell>
          <table:table-cell table:number-columns-repeated="2" table:style-name="ce2" office:value-type="string" calcext:value-type="string">
            <text:p>R_040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806k</text:p>
          </table:table-cell>
          <table:table-cell table:style-name="ce7" office:value-type="float" office:value="0.003" calcext:value-type="float">
            <text:p>0.003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89]&amp;&quot;','&quot;&amp;[.B89]&amp;&quot;','&quot;&amp;[.C89]&amp;&quot;','&quot;&amp;[.D89]&amp;&quot;','&quot;&amp;[.E89]&amp;&quot;','&quot;&amp;[.F89]&amp;&quot;','&quot;&amp;[.G89]&amp;&quot;','&quot;&amp;[.H89]&amp;&quot;','&quot;&amp;[.I89]&amp;&quot;','&quot;&amp;[.J89]&amp;&quot;',NULL);&quot;" office:value-type="string" office:string-value="INSERT INTO `ELEC_components` (`id`, `seller_code`, `seller`, `manufacturer`, `manufacturer_code`, `smd_footprint`, `package`, `product_type`, `value`, `price`, `qty_left`) VALUES ('88','C172131','LCSC','Walsin Tech Corp','WR04X8063FTL','R_0402','R_0402','RESISTOR','806k','0,003',NULL);" calcext:value-type="string">
            <text:p>INSERT INTO `ELEC_components` (`id`, `seller_code`, `seller`, `manufacturer`, `manufacturer_code`, `smd_footprint`, `package`, `product_type`, `value`, `price`, `qty_left`) VALUES ('88','C172131','LCSC','Walsin Tech Corp','WR04X8063FTL','R_0402','R_0402','RESISTOR','806k','0,00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38795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Walsin Tech Corp</text:p>
          </table:table-cell>
          <table:table-cell table:style-name="ce2" office:value-type="string" calcext:value-type="string">
            <text:p>0402X104K500CT</text:p>
          </table:table-cell>
          <table:table-cell table:number-columns-repeated="2" table:style-name="ce2" office:value-type="string" calcext:value-type="string">
            <text:p>C_0402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float" office:value="0.0021" calcext:value-type="float">
            <text:p>0.002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0]&amp;&quot;','&quot;&amp;[.B90]&amp;&quot;','&quot;&amp;[.C90]&amp;&quot;','&quot;&amp;[.D90]&amp;&quot;','&quot;&amp;[.E90]&amp;&quot;','&quot;&amp;[.F90]&amp;&quot;','&quot;&amp;[.G90]&amp;&quot;','&quot;&amp;[.H90]&amp;&quot;','&quot;&amp;[.I90]&amp;&quot;','&quot;&amp;[.J90]&amp;&quot;',NULL);&quot;" office:value-type="string" office:string-value="INSERT INTO `ELEC_components` (`id`, `seller_code`, `seller`, `manufacturer`, `manufacturer_code`, `smd_footprint`, `package`, `product_type`, `value`, `price`, `qty_left`) VALUES ('89','C387959','LCSC','Walsin Tech Corp','0402X104K500CT','C_0402','C_0402','CAPACITOR','100n','0,0021',NULL);" calcext:value-type="string">
            <text:p>INSERT INTO `ELEC_components` (`id`, `seller_code`, `seller`, `manufacturer`, `manufacturer_code`, `smd_footprint`, `package`, `product_type`, `value`, `price`, `qty_left`) VALUES ('89','C387959','LCSC','Walsin Tech Corp','0402X104K500CT','C_0402','C_0402','CAPACITOR','100n','0,002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1426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WCH(Jiangsu Qin Heng)</text:p>
          </table:table-cell>
          <table:table-cell table:style-name="ce2" office:value-type="string" calcext:value-type="string">
            <text:p>CH340G</text:p>
          </table:table-cell>
          <table:table-cell table:number-columns-repeated="2" table:style-name="ce2" office:value-type="string" calcext:value-type="string">
            <text:p>SOP-16</text:p>
          </table:table-cell>
          <table:table-cell table:style-name="ce2" office:value-type="string" calcext:value-type="string">
            <text:p>USB_IC</text:p>
          </table:table-cell>
          <table:table-cell table:style-name="ce2" office:value-type="string" calcext:value-type="string">
            <text:p>UART</text:p>
          </table:table-cell>
          <table:table-cell table:style-name="ce7" office:value-type="float" office:value="0.4089" calcext:value-type="float">
            <text:p>0.4089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1]&amp;&quot;','&quot;&amp;[.B91]&amp;&quot;','&quot;&amp;[.C91]&amp;&quot;','&quot;&amp;[.D91]&amp;&quot;','&quot;&amp;[.E91]&amp;&quot;','&quot;&amp;[.F91]&amp;&quot;','&quot;&amp;[.G91]&amp;&quot;','&quot;&amp;[.H91]&amp;&quot;','&quot;&amp;[.I91]&amp;&quot;','&quot;&amp;[.J91]&amp;&quot;',NULL);&quot;" office:value-type="string" office:string-value="INSERT INTO `ELEC_components` (`id`, `seller_code`, `seller`, `manufacturer`, `manufacturer_code`, `smd_footprint`, `package`, `product_type`, `value`, `price`, `qty_left`) VALUES ('90','C14267','LCSC','WCH(Jiangsu Qin Heng)','CH340G','SOP-16','SOP-16','USB_IC','UART','0,4089',NULL);" calcext:value-type="string">
            <text:p>INSERT INTO `ELEC_components` (`id`, `seller_code`, `seller`, `manufacturer`, `manufacturer_code`, `smd_footprint`, `package`, `product_type`, `value`, `price`, `qty_left`) VALUES ('90','C14267','LCSC','WCH(Jiangsu Qin Heng)','CH340G','SOP-16','SOP-16','USB_IC','UART','0,4089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31888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XKB Connectivity</text:p>
          </table:table-cell>
          <table:table-cell table:style-name="ce2" office:value-type="string" calcext:value-type="string">
            <text:p>TS-1187A-B-A-B</text:p>
          </table:table-cell>
          <table:table-cell table:style-name="ce2" office:value-type="string" calcext:value-type="string">
            <text:p>SWITCH_1187A</text:p>
          </table:table-cell>
          <table:table-cell table:style-name="ce2" office:value-type="string" calcext:value-type="string">
            <text:p>SMD_CUST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5mm</text:p>
          </table:table-cell>
          <table:table-cell table:style-name="ce7" office:value-type="float" office:value="0.0155" calcext:value-type="float">
            <text:p>0.015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2]&amp;&quot;','&quot;&amp;[.B92]&amp;&quot;','&quot;&amp;[.C92]&amp;&quot;','&quot;&amp;[.D92]&amp;&quot;','&quot;&amp;[.E92]&amp;&quot;','&quot;&amp;[.F92]&amp;&quot;','&quot;&amp;[.G92]&amp;&quot;','&quot;&amp;[.H92]&amp;&quot;','&quot;&amp;[.I92]&amp;&quot;','&quot;&amp;[.J92]&amp;&quot;',NULL);&quot;" office:value-type="string" office:string-value="INSERT INTO `ELEC_components` (`id`, `seller_code`, `seller`, `manufacturer`, `manufacturer_code`, `smd_footprint`, `package`, `product_type`, `value`, `price`, `qty_left`) VALUES ('91','C318884','LCSC','XKB Connectivity','TS-1187A-B-A-B','SWITCH_1187A','SMD_CUST','SWITCH','5mm','0,0155',NULL);" calcext:value-type="string">
            <text:p>INSERT INTO `ELEC_components` (`id`, `seller_code`, `seller`, `manufacturer`, `manufacturer_code`, `smd_footprint`, `package`, `product_type`, `value`, `price`, `qty_left`) VALUES ('91','C318884','LCSC','XKB Connectivity','TS-1187A-B-A-B','SWITCH_1187A','SMD_CUST','SWITCH','5mm','0,015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603-RT1206FRD0710KL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1206FRD0710KL</text:p>
          </table:table-cell>
          <table:table-cell table:number-columns-repeated="2" table:style-name="ce2" office:value-type="string" calcext:value-type="string">
            <text:p>R_120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float" office:value="0.114" calcext:value-type="float">
            <text:p>0.114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3]&amp;&quot;','&quot;&amp;[.B93]&amp;&quot;','&quot;&amp;[.C93]&amp;&quot;','&quot;&amp;[.D93]&amp;&quot;','&quot;&amp;[.E93]&amp;&quot;','&quot;&amp;[.F93]&amp;&quot;','&quot;&amp;[.G93]&amp;&quot;','&quot;&amp;[.H93]&amp;&quot;','&quot;&amp;[.I93]&amp;&quot;','&quot;&amp;[.J93]&amp;&quot;',NULL);&quot;" office:value-type="string" office:string-value="INSERT INTO `ELEC_components` (`id`, `seller_code`, `seller`, `manufacturer`, `manufacturer_code`, `smd_footprint`, `package`, `product_type`, `value`, `price`, `qty_left`) VALUES ('92','603-RT1206FRD0710KL','MOUSER','YAGEO','RT1206FRD0710KL','R_1206','R_1206','RESISTOR','10k','0,114',NULL);" calcext:value-type="string">
            <text:p>INSERT INTO `ELEC_components` (`id`, `seller_code`, `seller`, `manufacturer`, `manufacturer_code`, `smd_footprint`, `package`, `product_type`, `value`, `price`, `qty_left`) VALUES ('92','603-RT1206FRD0710KL','MOUSER','YAGEO','RT1206FRD0710KL','R_1206','R_1206','RESISTOR','10k','0,11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603-RT1206FRE07270RL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1206FRE07270RL</text:p>
          </table:table-cell>
          <table:table-cell table:number-columns-repeated="2" table:style-name="ce2" office:value-type="string" calcext:value-type="string">
            <text:p>R_120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70R</text:p>
          </table:table-cell>
          <table:table-cell table:style-name="ce7" office:value-type="float" office:value="0.14" calcext:value-type="float">
            <text:p>0.140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4]&amp;&quot;','&quot;&amp;[.B94]&amp;&quot;','&quot;&amp;[.C94]&amp;&quot;','&quot;&amp;[.D94]&amp;&quot;','&quot;&amp;[.E94]&amp;&quot;','&quot;&amp;[.F94]&amp;&quot;','&quot;&amp;[.G94]&amp;&quot;','&quot;&amp;[.H94]&amp;&quot;','&quot;&amp;[.I94]&amp;&quot;','&quot;&amp;[.J94]&amp;&quot;',NULL);&quot;" office:value-type="string" office:string-value="INSERT INTO `ELEC_components` (`id`, `seller_code`, `seller`, `manufacturer`, `manufacturer_code`, `smd_footprint`, `package`, `product_type`, `value`, `price`, `qty_left`) VALUES ('93','603-RT1206FRE07270RL','MOUSER','YAGEO','RT1206FRE07270RL','R_1206','R_1206','RESISTOR','270R','0,14',NULL);" calcext:value-type="string">
            <text:p>INSERT INTO `ELEC_components` (`id`, `seller_code`, `seller`, `manufacturer`, `manufacturer_code`, `smd_footprint`, `package`, `product_type`, `value`, `price`, `qty_left`) VALUES ('93','603-RT1206FRE07270RL','MOUSER','YAGEO','RT1206FRE07270RL','R_1206','R_1206','RESISTOR','270R','0,1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10711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JRNPO9BN330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33p</text:p>
          </table:table-cell>
          <table:table-cell table:style-name="ce7" office:value-type="float" office:value="0.0066" calcext:value-type="float">
            <text:p>0.006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5]&amp;&quot;','&quot;&amp;[.B95]&amp;&quot;','&quot;&amp;[.C95]&amp;&quot;','&quot;&amp;[.D95]&amp;&quot;','&quot;&amp;[.E95]&amp;&quot;','&quot;&amp;[.F95]&amp;&quot;','&quot;&amp;[.G95]&amp;&quot;','&quot;&amp;[.H95]&amp;&quot;','&quot;&amp;[.I95]&amp;&quot;','&quot;&amp;[.J95]&amp;&quot;',NULL);&quot;" office:value-type="string" office:string-value="INSERT INTO `ELEC_components` (`id`, `seller_code`, `seller`, `manufacturer`, `manufacturer_code`, `smd_footprint`, `package`, `product_type`, `value`, `price`, `qty_left`) VALUES ('94','C107115','LCSC','YAGEO','CC0805JRNPO9BN330','C_0805','C_0805','CAPACITOR','33p','0,0066',NULL);" calcext:value-type="string">
            <text:p>INSERT INTO `ELEC_components` (`id`, `seller_code`, `seller`, `manufacturer`, `manufacturer_code`, `smd_footprint`, `package`, `product_type`, `value`, `price`, `qty_left`) VALUES ('94','C107115','LCSC','YAGEO','CC0805JRNPO9BN330','C_0805','C_0805','CAPACITOR','33p','0,006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10711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JRNPO9BN470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47p</text:p>
          </table:table-cell>
          <table:table-cell table:style-name="ce7" office:value-type="float" office:value="0.0078" calcext:value-type="float">
            <text:p>0.007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6]&amp;&quot;','&quot;&amp;[.B96]&amp;&quot;','&quot;&amp;[.C96]&amp;&quot;','&quot;&amp;[.D96]&amp;&quot;','&quot;&amp;[.E96]&amp;&quot;','&quot;&amp;[.F96]&amp;&quot;','&quot;&amp;[.G96]&amp;&quot;','&quot;&amp;[.H96]&amp;&quot;','&quot;&amp;[.I96]&amp;&quot;','&quot;&amp;[.J96]&amp;&quot;',NULL);&quot;" office:value-type="string" office:string-value="INSERT INTO `ELEC_components` (`id`, `seller_code`, `seller`, `manufacturer`, `manufacturer_code`, `smd_footprint`, `package`, `product_type`, `value`, `price`, `qty_left`) VALUES ('95','C107118','LCSC','YAGEO','CC0805JRNPO9BN470','C_0805','C_0805','CAPACITOR','47p','0,0078',NULL);" calcext:value-type="string">
            <text:p>INSERT INTO `ELEC_components` (`id`, `seller_code`, `seller`, `manufacturer`, `manufacturer_code`, `smd_footprint`, `package`, `product_type`, `value`, `price`, `qty_left`) VALUES ('95','C107118','LCSC','YAGEO','CC0805JRNPO9BN470','C_0805','C_0805','CAPACITOR','47p','0,007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10840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JR-0722RL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R</text:p>
          </table:table-cell>
          <table:table-cell table:style-name="ce7" office:value-type="float" office:value="0.0018" calcext:value-type="float">
            <text:p>0.001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7]&amp;&quot;','&quot;&amp;[.B97]&amp;&quot;','&quot;&amp;[.C97]&amp;&quot;','&quot;&amp;[.D97]&amp;&quot;','&quot;&amp;[.E97]&amp;&quot;','&quot;&amp;[.F97]&amp;&quot;','&quot;&amp;[.G97]&amp;&quot;','&quot;&amp;[.H97]&amp;&quot;','&quot;&amp;[.I97]&amp;&quot;','&quot;&amp;[.J97]&amp;&quot;',NULL);&quot;" office:value-type="string" office:string-value="INSERT INTO `ELEC_components` (`id`, `seller_code`, `seller`, `manufacturer`, `manufacturer_code`, `smd_footprint`, `package`, `product_type`, `value`, `price`, `qty_left`) VALUES ('96','C108406','LCSC','YAGEO','RC0805JR-0722RL','R_0805','R_0805','RESISTOR','22R','0,0018',NULL);" calcext:value-type="string">
            <text:p>INSERT INTO `ELEC_components` (`id`, `seller_code`, `seller`, `manufacturer`, `manufacturer_code`, `smd_footprint`, `package`, `product_type`, `value`, `price`, `qty_left`) VALUES ('96','C108406','LCSC','YAGEO','RC0805JR-0722RL','R_0805','R_0805','RESISTOR','22R','0,001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13801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ML</text:p>
          </table:table-cell>
          <table:table-cell table:number-columns-repeated="2" table:style-name="ce2" office:value-type="string" calcext:value-type="string">
            <text:p>R_040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M</text:p>
          </table:table-cell>
          <table:table-cell table:style-name="ce7" office:value-type="float" office:value="0.0007" calcext:value-type="float">
            <text:p>0.000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8]&amp;&quot;','&quot;&amp;[.B98]&amp;&quot;','&quot;&amp;[.C98]&amp;&quot;','&quot;&amp;[.D98]&amp;&quot;','&quot;&amp;[.E98]&amp;&quot;','&quot;&amp;[.F98]&amp;&quot;','&quot;&amp;[.G98]&amp;&quot;','&quot;&amp;[.H98]&amp;&quot;','&quot;&amp;[.I98]&amp;&quot;','&quot;&amp;[.J98]&amp;&quot;',NULL);&quot;" office:value-type="string" office:string-value="INSERT INTO `ELEC_components` (`id`, `seller_code`, `seller`, `manufacturer`, `manufacturer_code`, `smd_footprint`, `package`, `product_type`, `value`, `price`, `qty_left`) VALUES ('97','C138014','LCSC','YAGEO','RC0402FR-072ML','R_0402','R_0402','RESISTOR','2M','0,0007',NULL);" calcext:value-type="string">
            <text:p>INSERT INTO `ELEC_components` (`id`, `seller_code`, `seller`, `manufacturer`, `manufacturer_code`, `smd_footprint`, `package`, `product_type`, `value`, `price`, `qty_left`) VALUES ('97','C138014','LCSC','YAGEO','RC0402FR-072ML','R_0402','R_0402','RESISTOR','2M','0,000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13802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7RL</text:p>
          </table:table-cell>
          <table:table-cell table:number-columns-repeated="2" table:style-name="ce2" office:value-type="string" calcext:value-type="string">
            <text:p>R_040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7R</text:p>
          </table:table-cell>
          <table:table-cell table:style-name="ce7" office:value-type="float" office:value="0.0006" calcext:value-type="float">
            <text:p>0.000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99]&amp;&quot;','&quot;&amp;[.B99]&amp;&quot;','&quot;&amp;[.C99]&amp;&quot;','&quot;&amp;[.D99]&amp;&quot;','&quot;&amp;[.E99]&amp;&quot;','&quot;&amp;[.F99]&amp;&quot;','&quot;&amp;[.G99]&amp;&quot;','&quot;&amp;[.H99]&amp;&quot;','&quot;&amp;[.I99]&amp;&quot;','&quot;&amp;[.J99]&amp;&quot;',NULL);&quot;" office:value-type="string" office:string-value="INSERT INTO `ELEC_components` (`id`, `seller_code`, `seller`, `manufacturer`, `manufacturer_code`, `smd_footprint`, `package`, `product_type`, `value`, `price`, `qty_left`) VALUES ('98','C138021','LCSC','YAGEO','RC0402FR-0727RL','R_0402','R_0402','RESISTOR','27R','0,0006',NULL);" calcext:value-type="string">
            <text:p>INSERT INTO `ELEC_components` (`id`, `seller_code`, `seller`, `manufacturer`, `manufacturer_code`, `smd_footprint`, `package`, `product_type`, `value`, `price`, `qty_left`) VALUES ('98','C138021','LCSC','YAGEO','RC0402FR-0727RL','R_0402','R_0402','RESISTOR','27R','0,000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16340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27RL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7R</text:p>
          </table:table-cell>
          <table:table-cell table:style-name="ce7" office:value-type="float" office:value="0.0021" calcext:value-type="float">
            <text:p>0.002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0]&amp;&quot;','&quot;&amp;[.B100]&amp;&quot;','&quot;&amp;[.C100]&amp;&quot;','&quot;&amp;[.D100]&amp;&quot;','&quot;&amp;[.E100]&amp;&quot;','&quot;&amp;[.F100]&amp;&quot;','&quot;&amp;[.G100]&amp;&quot;','&quot;&amp;[.H100]&amp;&quot;','&quot;&amp;[.I100]&amp;&quot;','&quot;&amp;[.J100]&amp;&quot;',NULL);&quot;" office:value-type="string" office:string-value="INSERT INTO `ELEC_components` (`id`, `seller_code`, `seller`, `manufacturer`, `manufacturer_code`, `smd_footprint`, `package`, `product_type`, `value`, `price`, `qty_left`) VALUES ('99','C163408','LCSC','YAGEO','RC0805FR-0727RL','R_0805','R_0805','RESISTOR','27R','0,0021',NULL);" calcext:value-type="string">
            <text:p>INSERT INTO `ELEC_components` (`id`, `seller_code`, `seller`, `manufacturer`, `manufacturer_code`, `smd_footprint`, `package`, `product_type`, `value`, `price`, `qty_left`) VALUES ('99','C163408','LCSC','YAGEO','RC0805FR-0727RL','R_0805','R_0805','RESISTOR','27R','0,002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22890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805FR-07562KL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562k</text:p>
          </table:table-cell>
          <table:table-cell table:style-name="ce7" office:value-type="float" office:value="0.0042" calcext:value-type="float">
            <text:p>0.004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1]&amp;&quot;','&quot;&amp;[.B101]&amp;&quot;','&quot;&amp;[.C101]&amp;&quot;','&quot;&amp;[.D101]&amp;&quot;','&quot;&amp;[.E101]&amp;&quot;','&quot;&amp;[.F101]&amp;&quot;','&quot;&amp;[.G101]&amp;&quot;','&quot;&amp;[.H101]&amp;&quot;','&quot;&amp;[.I101]&amp;&quot;','&quot;&amp;[.J101]&amp;&quot;',NULL);&quot;" office:value-type="string" office:string-value="INSERT INTO `ELEC_components` (`id`, `seller_code`, `seller`, `manufacturer`, `manufacturer_code`, `smd_footprint`, `package`, `product_type`, `value`, `price`, `qty_left`) VALUES ('100','C228904','LCSC','YAGEO','AC0805FR-07562KL','R_0805','R_0805','RESISTOR','562k','0,0042',NULL);" calcext:value-type="string">
            <text:p>INSERT INTO `ELEC_components` (`id`, `seller_code`, `seller`, `manufacturer`, `manufacturer_code`, `smd_footprint`, `package`, `product_type`, `value`, `price`, `qty_left`) VALUES ('100','C228904','LCSC','YAGEO','AC0805FR-07562KL','R_0805','R_0805','RESISTOR','562k','0,004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293523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number-columns-repeated="2" table:style-name="ce2" office:value-type="string" calcext:value-type="string">
            <text:p>R_040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7" office:value-type="float" office:value="0.0007" calcext:value-type="float">
            <text:p>0.000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2]&amp;&quot;','&quot;&amp;[.B102]&amp;&quot;','&quot;&amp;[.C102]&amp;&quot;','&quot;&amp;[.D102]&amp;&quot;','&quot;&amp;[.E102]&amp;&quot;','&quot;&amp;[.F102]&amp;&quot;','&quot;&amp;[.G102]&amp;&quot;','&quot;&amp;[.H102]&amp;&quot;','&quot;&amp;[.I102]&amp;&quot;','&quot;&amp;[.J102]&amp;&quot;',NULL);&quot;" office:value-type="string" office:string-value="INSERT INTO `ELEC_components` (`id`, `seller_code`, `seller`, `manufacturer`, `manufacturer_code`, `smd_footprint`, `package`, `product_type`, `value`, `price`, `qty_left`) VALUES ('101','C2935237','LCSC','YAGEO','RC0402FR-071KL','R_0402','R_0402','RESISTOR','1k','0,0007',NULL);" calcext:value-type="string">
            <text:p>INSERT INTO `ELEC_components` (`id`, `seller_code`, `seller`, `manufacturer`, `manufacturer_code`, `smd_footprint`, `package`, `product_type`, `value`, `price`, `qty_left`) VALUES ('101','C2935237','LCSC','YAGEO','RC0402FR-071KL','R_0402','R_0402','RESISTOR','1k','0,000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32705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YC164-JR-070RL</text:p>
          </table:table-cell>
          <table:table-cell table:number-columns-repeated="2" table:style-name="ce2" office:value-type="string" calcext:value-type="string">
            <text:p>0603_4x</text:p>
          </table:table-cell>
          <table:table-cell table:style-name="ce2" office:value-type="string" calcext:value-type="string">
            <text:p>ARRAY_RES</text:p>
          </table:table-cell>
          <table:table-cell table:style-name="ce2" office:value-type="string" calcext:value-type="string">
            <text:p>0R</text:p>
          </table:table-cell>
          <table:table-cell table:style-name="ce7" office:value-type="float" office:value="0.0069" calcext:value-type="float">
            <text:p>0.0069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3]&amp;&quot;','&quot;&amp;[.B103]&amp;&quot;','&quot;&amp;[.C103]&amp;&quot;','&quot;&amp;[.D103]&amp;&quot;','&quot;&amp;[.E103]&amp;&quot;','&quot;&amp;[.F103]&amp;&quot;','&quot;&amp;[.G103]&amp;&quot;','&quot;&amp;[.H103]&amp;&quot;','&quot;&amp;[.I103]&amp;&quot;','&quot;&amp;[.J103]&amp;&quot;',NULL);&quot;" office:value-type="string" office:string-value="INSERT INTO `ELEC_components` (`id`, `seller_code`, `seller`, `manufacturer`, `manufacturer_code`, `smd_footprint`, `package`, `product_type`, `value`, `price`, `qty_left`) VALUES ('102','C327053','LCSC','YAGEO','YC164-JR-070RL','0603_4x','0603_4x','ARRAY_RES','0R','0,0069',NULL);" calcext:value-type="string">
            <text:p>INSERT INTO `ELEC_components` (`id`, `seller_code`, `seller`, `manufacturer`, `manufacturer_code`, `smd_footprint`, `package`, `product_type`, `value`, `price`, `qty_left`) VALUES ('102','C327053','LCSC','YAGEO','YC164-JR-070RL','0603_4x','0603_4x','ARRAY_RES','0R','0,0069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4967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float" office:value="0.0047" calcext:value-type="float">
            <text:p>0.004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4]&amp;&quot;','&quot;&amp;[.B104]&amp;&quot;','&quot;&amp;[.C104]&amp;&quot;','&quot;&amp;[.D104]&amp;&quot;','&quot;&amp;[.E104]&amp;&quot;','&quot;&amp;[.F104]&amp;&quot;','&quot;&amp;[.G104]&amp;&quot;','&quot;&amp;[.H104]&amp;&quot;','&quot;&amp;[.I104]&amp;&quot;','&quot;&amp;[.J104]&amp;&quot;',NULL);&quot;" office:value-type="string" office:string-value="INSERT INTO `ELEC_components` (`id`, `seller_code`, `seller`, `manufacturer`, `manufacturer_code`, `smd_footprint`, `package`, `product_type`, `value`, `price`, `qty_left`) VALUES ('103','C49678','LCSC','YAGEO','CC0805KRX7R9BB104','C_0805','C_0805','CAPACITOR','100n','0,0047',NULL);" calcext:value-type="string">
            <text:p>INSERT INTO `ELEC_components` (`id`, `seller_code`, `seller`, `manufacturer`, `manufacturer_code`, `smd_footprint`, `package`, `product_type`, `value`, `price`, `qty_left`) VALUES ('103','C49678','LCSC','YAGEO','CC0805KRX7R9BB104','C_0805','C_0805','CAPACITOR','100n','0,004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51991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JRNPO9BN140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4p</text:p>
          </table:table-cell>
          <table:table-cell table:style-name="ce7" office:value-type="float" office:value="0.103" calcext:value-type="float">
            <text:p>0.103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5]&amp;&quot;','&quot;&amp;[.B105]&amp;&quot;','&quot;&amp;[.C105]&amp;&quot;','&quot;&amp;[.D105]&amp;&quot;','&quot;&amp;[.E105]&amp;&quot;','&quot;&amp;[.F105]&amp;&quot;','&quot;&amp;[.G105]&amp;&quot;','&quot;&amp;[.H105]&amp;&quot;','&quot;&amp;[.I105]&amp;&quot;','&quot;&amp;[.J105]&amp;&quot;',NULL);&quot;" office:value-type="string" office:string-value="INSERT INTO `ELEC_components` (`id`, `seller_code`, `seller`, `manufacturer`, `manufacturer_code`, `smd_footprint`, `package`, `product_type`, `value`, `price`, `qty_left`) VALUES ('104','C519919','LCSC','YAGEO','CC0805JRNPO9BN140','C_0805','C_0805','CAPACITOR','14p','0,103',NULL);" calcext:value-type="string">
            <text:p>INSERT INTO `ELEC_components` (`id`, `seller_code`, `seller`, `manufacturer`, `manufacturer_code`, `smd_footprint`, `package`, `product_type`, `value`, `price`, `qty_left`) VALUES ('104','C519919','LCSC','YAGEO','CC0805JRNPO9BN140','C_0805','C_0805','CAPACITOR','14p','0,103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519942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CRNPO9BN6R8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6,8p</text:p>
          </table:table-cell>
          <table:table-cell table:style-name="ce7" office:value-type="float" office:value="0.0078" calcext:value-type="float">
            <text:p>0.007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6]&amp;&quot;','&quot;&amp;[.B106]&amp;&quot;','&quot;&amp;[.C106]&amp;&quot;','&quot;&amp;[.D106]&amp;&quot;','&quot;&amp;[.E106]&amp;&quot;','&quot;&amp;[.F106]&amp;&quot;','&quot;&amp;[.G106]&amp;&quot;','&quot;&amp;[.H106]&amp;&quot;','&quot;&amp;[.I106]&amp;&quot;','&quot;&amp;[.J106]&amp;&quot;',NULL);&quot;" office:value-type="string" office:string-value="INSERT INTO `ELEC_components` (`id`, `seller_code`, `seller`, `manufacturer`, `manufacturer_code`, `smd_footprint`, `package`, `product_type`, `value`, `price`, `qty_left`) VALUES ('105','C519942','LCSC','YAGEO','CC0805CRNPO9BN6R8','C_0805','C_0805','CAPACITOR','6,8p','0,0078',NULL);" calcext:value-type="string">
            <text:p>INSERT INTO `ELEC_components` (`id`, `seller_code`, `seller`, `manufacturer`, `manufacturer_code`, `smd_footprint`, `package`, `product_type`, `value`, `price`, `qty_left`) VALUES ('105','C519942','LCSC','YAGEO','CC0805CRNPO9BN6R8','C_0805','C_0805','CAPACITOR','6,8p','0,007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52698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GRNPO9BN120</text:p>
          </table:table-cell>
          <table:table-cell table:number-columns-repeated="2" table:style-name="ce2" office:value-type="string" calcext:value-type="string">
            <text:p>C_0402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2p</text:p>
          </table:table-cell>
          <table:table-cell table:style-name="ce7" office:value-type="float" office:value="0.0022" calcext:value-type="float">
            <text:p>0.002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7]&amp;&quot;','&quot;&amp;[.B107]&amp;&quot;','&quot;&amp;[.C107]&amp;&quot;','&quot;&amp;[.D107]&amp;&quot;','&quot;&amp;[.E107]&amp;&quot;','&quot;&amp;[.F107]&amp;&quot;','&quot;&amp;[.G107]&amp;&quot;','&quot;&amp;[.H107]&amp;&quot;','&quot;&amp;[.I107]&amp;&quot;','&quot;&amp;[.J107]&amp;&quot;',NULL);&quot;" office:value-type="string" office:string-value="INSERT INTO `ELEC_components` (`id`, `seller_code`, `seller`, `manufacturer`, `manufacturer_code`, `smd_footprint`, `package`, `product_type`, `value`, `price`, `qty_left`) VALUES ('106','C526985','LCSC','YAGEO','CC0402GRNPO9BN120','C_0402','C_0402','CAPACITOR','12p','0,0022',NULL);" calcext:value-type="string">
            <text:p>INSERT INTO `ELEC_components` (`id`, `seller_code`, `seller`, `manufacturer`, `manufacturer_code`, `smd_footprint`, `package`, `product_type`, `value`, `price`, `qty_left`) VALUES ('106','C526985','LCSC','YAGEO','CC0402GRNPO9BN120','C_0402','C_0402','CAPACITOR','12p','0,002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6049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L</text:p>
          </table:table-cell>
          <table:table-cell table:number-columns-repeated="2" table:style-name="ce2" office:value-type="string" calcext:value-type="string">
            <text:p>R_040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float" office:value="0.0006" calcext:value-type="float">
            <text:p>0.000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8]&amp;&quot;','&quot;&amp;[.B108]&amp;&quot;','&quot;&amp;[.C108]&amp;&quot;','&quot;&amp;[.D108]&amp;&quot;','&quot;&amp;[.E108]&amp;&quot;','&quot;&amp;[.F108]&amp;&quot;','&quot;&amp;[.G108]&amp;&quot;','&quot;&amp;[.H108]&amp;&quot;','&quot;&amp;[.I108]&amp;&quot;','&quot;&amp;[.J108]&amp;&quot;',NULL);&quot;" office:value-type="string" office:string-value="INSERT INTO `ELEC_components` (`id`, `seller_code`, `seller`, `manufacturer`, `manufacturer_code`, `smd_footprint`, `package`, `product_type`, `value`, `price`, `qty_left`) VALUES ('107','C60490','LCSC','YAGEO','RC0402FR-0710KL','R_0402','R_0402','RESISTOR','10k','0,0006',NULL);" calcext:value-type="string">
            <text:p>INSERT INTO `ELEC_components` (`id`, `seller_code`, `seller`, `manufacturer`, `manufacturer_code`, `smd_footprint`, `package`, `product_type`, `value`, `price`, `qty_left`) VALUES ('107','C60490','LCSC','YAGEO','RC0402FR-0710KL','R_0402','R_0402','RESISTOR','10k','0,000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72658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805KRX7R0BB102</text:p>
          </table:table-cell>
          <table:table-cell table:number-columns-repeated="2" table:style-name="ce2" office:value-type="string" calcext:value-type="string">
            <text:p>C_080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n</text:p>
          </table:table-cell>
          <table:table-cell table:style-name="ce7" office:value-type="float" office:value="0.0191" calcext:value-type="float">
            <text:p>0.0191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09]&amp;&quot;','&quot;&amp;[.B109]&amp;&quot;','&quot;&amp;[.C109]&amp;&quot;','&quot;&amp;[.D109]&amp;&quot;','&quot;&amp;[.E109]&amp;&quot;','&quot;&amp;[.F109]&amp;&quot;','&quot;&amp;[.G109]&amp;&quot;','&quot;&amp;[.H109]&amp;&quot;','&quot;&amp;[.I109]&amp;&quot;','&quot;&amp;[.J109]&amp;&quot;',NULL);&quot;" office:value-type="string" office:string-value="INSERT INTO `ELEC_components` (`id`, `seller_code`, `seller`, `manufacturer`, `manufacturer_code`, `smd_footprint`, `package`, `product_type`, `value`, `price`, `qty_left`) VALUES ('108','C726587','LCSC','YAGEO','AC0805KRX7R0BB102','C_0805','C_0805','CAPACITOR','1n','0,0191',NULL);" calcext:value-type="string">
            <text:p>INSERT INTO `ELEC_components` (`id`, `seller_code`, `seller`, `manufacturer`, `manufacturer_code`, `smd_footprint`, `package`, `product_type`, `value`, `price`, `qty_left`) VALUES ('108','C726587','LCSC','YAGEO','AC0805KRX7R0BB102','C_0805','C_0805','CAPACITOR','1n','0,0191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9634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100KL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0k</text:p>
          </table:table-cell>
          <table:table-cell table:style-name="ce7" office:value-type="float" office:value="0.0022" calcext:value-type="float">
            <text:p>0.002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0]&amp;&quot;','&quot;&amp;[.B110]&amp;&quot;','&quot;&amp;[.C110]&amp;&quot;','&quot;&amp;[.D110]&amp;&quot;','&quot;&amp;[.E110]&amp;&quot;','&quot;&amp;[.F110]&amp;&quot;','&quot;&amp;[.G110]&amp;&quot;','&quot;&amp;[.H110]&amp;&quot;','&quot;&amp;[.I110]&amp;&quot;','&quot;&amp;[.J110]&amp;&quot;',NULL);&quot;" office:value-type="string" office:string-value="INSERT INTO `ELEC_components` (`id`, `seller_code`, `seller`, `manufacturer`, `manufacturer_code`, `smd_footprint`, `package`, `product_type`, `value`, `price`, `qty_left`) VALUES ('109','C96346','LCSC','YAGEO','RC0805FR-07100KL','R_0805','R_0805','RESISTOR','100k','0,0022',NULL);" calcext:value-type="string">
            <text:p>INSERT INTO `ELEC_components` (`id`, `seller_code`, `seller`, `manufacturer`, `manufacturer_code`, `smd_footprint`, `package`, `product_type`, `value`, `price`, `qty_left`) VALUES ('109','C96346','LCSC','YAGEO','RC0805FR-07100KL','R_0805','R_0805','RESISTOR','100k','0,002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268277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ngxing Tech</text:p>
          </table:table-cell>
          <table:table-cell table:style-name="ce2" office:value-type="string" calcext:value-type="string">
            <text:p>X201616MOB4SI</text:p>
          </table:table-cell>
          <table:table-cell table:number-columns-repeated="2" table:style-name="ce2" office:value-type="string" calcext:value-type="string">
            <text:p>XTAL_2016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16MHz</text:p>
          </table:table-cell>
          <table:table-cell table:style-name="ce7" office:value-type="float" office:value="0.0968" calcext:value-type="float">
            <text:p>0.096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1]&amp;&quot;','&quot;&amp;[.B111]&amp;&quot;','&quot;&amp;[.C111]&amp;&quot;','&quot;&amp;[.D111]&amp;&quot;','&quot;&amp;[.E111]&amp;&quot;','&quot;&amp;[.F111]&amp;&quot;','&quot;&amp;[.G111]&amp;&quot;','&quot;&amp;[.H111]&amp;&quot;','&quot;&amp;[.I111]&amp;&quot;','&quot;&amp;[.J111]&amp;&quot;',NULL);&quot;" office:value-type="string" office:string-value="INSERT INTO `ELEC_components` (`id`, `seller_code`, `seller`, `manufacturer`, `manufacturer_code`, `smd_footprint`, `package`, `product_type`, `value`, `price`, `qty_left`) VALUES ('110','C2682778','LCSC','Yangxing Tech','X201616MOB4SI','XTAL_2016','XTAL_2016','XTAL','16MHz','0,0968',NULL);" calcext:value-type="string">
            <text:p>INSERT INTO `ELEC_components` (`id`, `seller_code`, `seller`, `manufacturer`, `manufacturer_code`, `smd_footprint`, `package`, `product_type`, `value`, `price`, `qty_left`) VALUES ('110','C2682778','LCSC','Yangxing Tech','X201616MOB4SI','XTAL_2016','XTAL_2016','XTAL','16MHz','0,096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7056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ngxing Tech</text:p>
          </table:table-cell>
          <table:table-cell table:style-name="ce2" office:value-type="string" calcext:value-type="string">
            <text:p>X322512MOB4SI</text:p>
          </table:table-cell>
          <table:table-cell table:number-columns-repeated="2" table:style-name="ce2" office:value-type="string" calcext:value-type="string">
            <text:p>XTAL_3225-4P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12MHz</text:p>
          </table:table-cell>
          <table:table-cell table:style-name="ce7" office:value-type="float" office:value="0.086" calcext:value-type="float">
            <text:p>0.086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2]&amp;&quot;','&quot;&amp;[.B112]&amp;&quot;','&quot;&amp;[.C112]&amp;&quot;','&quot;&amp;[.D112]&amp;&quot;','&quot;&amp;[.E112]&amp;&quot;','&quot;&amp;[.F112]&amp;&quot;','&quot;&amp;[.G112]&amp;&quot;','&quot;&amp;[.H112]&amp;&quot;','&quot;&amp;[.I112]&amp;&quot;','&quot;&amp;[.J112]&amp;&quot;',NULL);&quot;" office:value-type="string" office:string-value="INSERT INTO `ELEC_components` (`id`, `seller_code`, `seller`, `manufacturer`, `manufacturer_code`, `smd_footprint`, `package`, `product_type`, `value`, `price`, `qty_left`) VALUES ('111','C70565','LCSC','Yangxing Tech','X322512MOB4SI','XTAL_3225-4P','XTAL_3225-4P','XTAL','12MHz','0,086',NULL);" calcext:value-type="string">
            <text:p>INSERT INTO `ELEC_components` (`id`, `seller_code`, `seller`, `manufacturer`, `manufacturer_code`, `smd_footprint`, `package`, `product_type`, `value`, `price`, `qty_left`) VALUES ('111','C70565','LCSC','Yangxing Tech','X322512MOB4SI','XTAL_3225-4P','XTAL_3225-4P','XTAL','12MHz','0,08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900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ngxing Tech</text:p>
          </table:table-cell>
          <table:table-cell table:style-name="ce2" office:value-type="string" calcext:value-type="string">
            <text:p>X322525MOB4SI</text:p>
          </table:table-cell>
          <table:table-cell table:number-columns-repeated="2" table:style-name="ce2" office:value-type="string" calcext:value-type="string">
            <text:p>XTAL_3225-4P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25MHz</text:p>
          </table:table-cell>
          <table:table-cell table:style-name="ce7" office:value-type="float" office:value="0.086" calcext:value-type="float">
            <text:p>0.086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3]&amp;&quot;','&quot;&amp;[.B113]&amp;&quot;','&quot;&amp;[.C113]&amp;&quot;','&quot;&amp;[.D113]&amp;&quot;','&quot;&amp;[.E113]&amp;&quot;','&quot;&amp;[.F113]&amp;&quot;','&quot;&amp;[.G113]&amp;&quot;','&quot;&amp;[.H113]&amp;&quot;','&quot;&amp;[.I113]&amp;&quot;','&quot;&amp;[.J113]&amp;&quot;',NULL);&quot;" office:value-type="string" office:string-value="INSERT INTO `ELEC_components` (`id`, `seller_code`, `seller`, `manufacturer`, `manufacturer_code`, `smd_footprint`, `package`, `product_type`, `value`, `price`, `qty_left`) VALUES ('112','C9006','LCSC','Yangxing Tech','X322525MOB4SI','XTAL_3225-4P','XTAL_3225-4P','XTAL','25MHz','0,086',NULL);" calcext:value-type="string">
            <text:p>INSERT INTO `ELEC_components` (`id`, `seller_code`, `seller`, `manufacturer`, `manufacturer_code`, `smd_footprint`, `package`, `product_type`, `value`, `price`, `qty_left`) VALUES ('112','C9006','LCSC','Yangxing Tech','X322525MOB4SI','XTAL_3225-4P','XTAL_3225-4P','XTAL','25MHz','0,08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434433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ongyu Photoelectric</text:p>
          </table:table-cell>
          <table:table-cell table:style-name="ce2" office:value-type="string" calcext:value-type="string">
            <text:p>SZYY0805B</text:p>
          </table:table-cell>
          <table:table-cell table:number-columns-repeated="2" table:style-name="ce2" office:value-type="string" calcext:value-type="string">
            <text:p>LED_0805</text:p>
          </table:table-cell>
          <table:table-cell table:style-name="ce2" office:value-type="string" calcext:value-type="string">
            <text:p>LED_B</text:p>
          </table:table-cell>
          <table:table-cell table:style-name="ce2" office:value-type="string" calcext:value-type="string">
            <text:p>5mA</text:p>
          </table:table-cell>
          <table:table-cell table:style-name="ce7" office:value-type="float" office:value="0.0135" calcext:value-type="float">
            <text:p>0.013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4]&amp;&quot;','&quot;&amp;[.B114]&amp;&quot;','&quot;&amp;[.C114]&amp;&quot;','&quot;&amp;[.D114]&amp;&quot;','&quot;&amp;[.E114]&amp;&quot;','&quot;&amp;[.F114]&amp;&quot;','&quot;&amp;[.G114]&amp;&quot;','&quot;&amp;[.H114]&amp;&quot;','&quot;&amp;[.I114]&amp;&quot;','&quot;&amp;[.J114]&amp;&quot;',NULL);&quot;" office:value-type="string" office:string-value="INSERT INTO `ELEC_components` (`id`, `seller_code`, `seller`, `manufacturer`, `manufacturer_code`, `smd_footprint`, `package`, `product_type`, `value`, `price`, `qty_left`) VALUES ('113','C434433','LCSC','Yongyu Photoelectric','SZYY0805B','LED_0805','LED_0805','LED_B','5mA','0,0135',NULL);" calcext:value-type="string">
            <text:p>INSERT INTO `ELEC_components` (`id`, `seller_code`, `seller`, `manufacturer`, `manufacturer_code`, `smd_footprint`, `package`, `product_type`, `value`, `price`, `qty_left`) VALUES ('113','C434433','LCSC','Yongyu Photoelectric','SZYY0805B','LED_0805','LED_0805','LED_B','5mA','0,013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43443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ongyu Photoelectric</text:p>
          </table:table-cell>
          <table:table-cell table:style-name="ce2" office:value-type="string" calcext:value-type="string">
            <text:p>SZYY0805Y</text:p>
          </table:table-cell>
          <table:table-cell table:number-columns-repeated="2" table:style-name="ce2" office:value-type="string" calcext:value-type="string">
            <text:p>LED_0805</text:p>
          </table:table-cell>
          <table:table-cell table:style-name="ce2" office:value-type="string" calcext:value-type="string">
            <text:p>LED_Y</text:p>
          </table:table-cell>
          <table:table-cell table:style-name="ce2" office:value-type="string" calcext:value-type="string">
            <text:p>10mA</text:p>
          </table:table-cell>
          <table:table-cell table:style-name="ce7" office:value-type="float" office:value="0.0136" calcext:value-type="float">
            <text:p>0.013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5]&amp;&quot;','&quot;&amp;[.B115]&amp;&quot;','&quot;&amp;[.C115]&amp;&quot;','&quot;&amp;[.D115]&amp;&quot;','&quot;&amp;[.E115]&amp;&quot;','&quot;&amp;[.F115]&amp;&quot;','&quot;&amp;[.G115]&amp;&quot;','&quot;&amp;[.H115]&amp;&quot;','&quot;&amp;[.I115]&amp;&quot;','&quot;&amp;[.J115]&amp;&quot;',NULL);&quot;" office:value-type="string" office:string-value="INSERT INTO `ELEC_components` (`id`, `seller_code`, `seller`, `manufacturer`, `manufacturer_code`, `smd_footprint`, `package`, `product_type`, `value`, `price`, `qty_left`) VALUES ('114','C434436','LCSC','Yongyu Photoelectric','SZYY0805Y','LED_0805','LED_0805','LED_Y','10mA','0,0136',NULL);" calcext:value-type="string">
            <text:p>INSERT INTO `ELEC_components` (`id`, `seller_code`, `seller`, `manufacturer`, `manufacturer_code`, `smd_footprint`, `package`, `product_type`, `value`, `price`, `qty_left`) VALUES ('114','C434436','LCSC','Yongyu Photoelectric','SZYY0805Y','LED_0805','LED_0805','LED_Y','10mA','0,013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43444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ongyu Photoelectric</text:p>
          </table:table-cell>
          <table:table-cell table:style-name="ce2" office:value-type="string" calcext:value-type="string">
            <text:p>SZYY1206W</text:p>
          </table:table-cell>
          <table:table-cell table:number-columns-repeated="2" table:style-name="ce2" office:value-type="string" calcext:value-type="string">
            <text:p>LED_1206</text:p>
          </table:table-cell>
          <table:table-cell table:style-name="ce2" office:value-type="string" calcext:value-type="string">
            <text:p>LED_W</text:p>
          </table:table-cell>
          <table:table-cell table:style-name="ce2" office:value-type="string" calcext:value-type="string">
            <text:p>5mA</text:p>
          </table:table-cell>
          <table:table-cell table:style-name="ce7" office:value-type="float" office:value="0.017" calcext:value-type="float">
            <text:p>0.017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6]&amp;&quot;','&quot;&amp;[.B116]&amp;&quot;','&quot;&amp;[.C116]&amp;&quot;','&quot;&amp;[.D116]&amp;&quot;','&quot;&amp;[.E116]&amp;&quot;','&quot;&amp;[.F116]&amp;&quot;','&quot;&amp;[.G116]&amp;&quot;','&quot;&amp;[.H116]&amp;&quot;','&quot;&amp;[.I116]&amp;&quot;','&quot;&amp;[.J116]&amp;&quot;',NULL);&quot;" office:value-type="string" office:string-value="INSERT INTO `ELEC_components` (`id`, `seller_code`, `seller`, `manufacturer`, `manufacturer_code`, `smd_footprint`, `package`, `product_type`, `value`, `price`, `qty_left`) VALUES ('115','C434441','LCSC','Yongyu Photoelectric','SZYY1206W','LED_1206','LED_1206','LED_W','5mA','0,017',NULL);" calcext:value-type="string">
            <text:p>INSERT INTO `ELEC_components` (`id`, `seller_code`, `seller`, `manufacturer`, `manufacturer_code`, `smd_footprint`, `package`, `product_type`, `value`, `price`, `qty_left`) VALUES ('115','C434441','LCSC','Yongyu Photoelectric','SZYY1206W','LED_1206','LED_1206','LED_W','5mA','0,01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289266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ONGYUTAI</text:p>
          </table:table-cell>
          <table:table-cell table:style-name="ce2" office:value-type="string" calcext:value-type="string">
            <text:p>XC6206-2.8V</text:p>
          </table:table-cell>
          <table:table-cell table:number-columns-repeated="2" table:style-name="ce2" office:value-type="string" calcext:value-type="string">
            <text:p>SOT-23-3L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2,8V</text:p>
          </table:table-cell>
          <table:table-cell table:style-name="ce7" office:value-type="float" office:value="0.0467" calcext:value-type="float">
            <text:p>0.0467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7]&amp;&quot;','&quot;&amp;[.B117]&amp;&quot;','&quot;&amp;[.C117]&amp;&quot;','&quot;&amp;[.D117]&amp;&quot;','&quot;&amp;[.E117]&amp;&quot;','&quot;&amp;[.F117]&amp;&quot;','&quot;&amp;[.G117]&amp;&quot;','&quot;&amp;[.H117]&amp;&quot;','&quot;&amp;[.I117]&amp;&quot;','&quot;&amp;[.J117]&amp;&quot;',NULL);&quot;" office:value-type="string" office:string-value="INSERT INTO `ELEC_components` (`id`, `seller_code`, `seller`, `manufacturer`, `manufacturer_code`, `smd_footprint`, `package`, `product_type`, `value`, `price`, `qty_left`) VALUES ('116','C2892669','LCSC','YONGYUTAI','XC6206-2.8V','SOT-23-3L','SOT-23-3L','LDO','2,8V','0,0467',NULL);" calcext:value-type="string">
            <text:p>INSERT INTO `ELEC_components` (`id`, `seller_code`, `seller`, `manufacturer`, `manufacturer_code`, `smd_footprint`, `package`, `product_type`, `value`, `price`, `qty_left`) VALUES ('116','C2892669','LCSC','YONGYUTAI','XC6206-2.8V','SOT-23-3L','SOT-23-3L','LDO','2,8V','0,0467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49827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Zhejiang Fanhar</text:p>
          </table:table-cell>
          <table:table-cell table:style-name="ce2" office:value-type="string" calcext:value-type="string">
            <text:p>FH44L-1AT-L2-DC3V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RELAY</text:p>
          </table:table-cell>
          <table:table-cell table:style-name="ce6"/>
          <table:table-cell table:style-name="ce7" office:value-type="float" office:value="1.4382" calcext:value-type="float">
            <text:p>1.438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8]&amp;&quot;','&quot;&amp;[.B118]&amp;&quot;','&quot;&amp;[.C118]&amp;&quot;','&quot;&amp;[.D118]&amp;&quot;','&quot;&amp;[.E118]&amp;&quot;','&quot;&amp;[.F118]&amp;&quot;','&quot;&amp;[.G118]&amp;&quot;','&quot;&amp;[.H118]&amp;&quot;','&quot;&amp;[.I118]&amp;&quot;','&quot;&amp;[.J118]&amp;&quot;',NULL);&quot;" office:value-type="string" office:string-value="INSERT INTO `ELEC_components` (`id`, `seller_code`, `seller`, `manufacturer`, `manufacturer_code`, `smd_footprint`, `package`, `product_type`, `value`, `price`, `qty_left`) VALUES ('117','C498276','LCSC','Zhejiang Fanhar','FH44L-1AT-L2-DC3V','','THT_CUST','RELAY','','1,4382',NULL);" calcext:value-type="string">
            <text:p>INSERT INTO `ELEC_components` (`id`, `seller_code`, `seller`, `manufacturer`, `manufacturer_code`, `smd_footprint`, `package`, `product_type`, `value`, `price`, `qty_left`) VALUES ('117','C498276','LCSC','Zhejiang Fanhar','FH44L-1AT-L2-DC3V','','THT_CUST','RELAY','','1,438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990000335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AP-MEMORY</text:p>
          </table:table-cell>
          <table:table-cell table:style-name="ce2" office:value-type="string" calcext:value-type="string">
            <text:p>APS6404L-3SQR-SN</text:p>
          </table:table-cell>
          <table:table-cell table:number-columns-repeated="2" table:style-name="ce2" office:value-type="string" calcext:value-type="string">
            <text:p>SOP-8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APS6404</text:p>
          </table:table-cell>
          <table:table-cell table:style-name="ce7" office:value-type="float" office:value="2.146" calcext:value-type="float">
            <text:p>2.146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19]&amp;&quot;','&quot;&amp;[.B119]&amp;&quot;','&quot;&amp;[.C119]&amp;&quot;','&quot;&amp;[.D119]&amp;&quot;','&quot;&amp;[.E119]&amp;&quot;','&quot;&amp;[.F119]&amp;&quot;','&quot;&amp;[.G119]&amp;&quot;','&quot;&amp;[.H119]&amp;&quot;','&quot;&amp;[.I119]&amp;&quot;','&quot;&amp;[.J119]&amp;&quot;',NULL);&quot;" office:value-type="string" office:string-value="INSERT INTO `ELEC_components` (`id`, `seller_code`, `seller`, `manufacturer`, `manufacturer_code`, `smd_footprint`, `package`, `product_type`, `value`, `price`, `qty_left`) VALUES ('118','C9900003354','LCSC','AP-MEMORY','APS6404L-3SQR-SN','SOP-8','SOP-8','MEMORY','APS6404','2,146',NULL);" calcext:value-type="string">
            <text:p>INSERT INTO `ELEC_components` (`id`, `seller_code`, `seller`, `manufacturer`, `manufacturer_code`, `smd_footprint`, `package`, `product_type`, `value`, `price`, `qty_left`) VALUES ('118','C9900003354','LCSC','AP-MEMORY','APS6404L-3SQR-SN','SOP-8','SOP-8','MEMORY','APS6404','2,14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296998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STM32F042F6P6TR</text:p>
          </table:table-cell>
          <table:table-cell table:number-columns-repeated="2" table:style-name="ce2" office:value-type="string" calcext:value-type="string">
            <text:p>TSSOP-20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STM32F042F6</text:p>
          </table:table-cell>
          <table:table-cell table:style-name="ce7" office:value-type="float" office:value="1.195" calcext:value-type="float">
            <text:p>1.1950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0]&amp;&quot;','&quot;&amp;[.B120]&amp;&quot;','&quot;&amp;[.C120]&amp;&quot;','&quot;&amp;[.D120]&amp;&quot;','&quot;&amp;[.E120]&amp;&quot;','&quot;&amp;[.F120]&amp;&quot;','&quot;&amp;[.G120]&amp;&quot;','&quot;&amp;[.H120]&amp;&quot;','&quot;&amp;[.I120]&amp;&quot;','&quot;&amp;[.J120]&amp;&quot;',NULL);&quot;" office:value-type="string" office:string-value="INSERT INTO `ELEC_components` (`id`, `seller_code`, `seller`, `manufacturer`, `manufacturer_code`, `smd_footprint`, `package`, `product_type`, `value`, `price`, `qty_left`) VALUES ('119','C2969989','LCSC','STMicroelectronics','STM32F042F6P6TR','TSSOP-20','TSSOP-20','MCU','STM32F042F6','1,195',NULL);" calcext:value-type="string">
            <text:p>INSERT INTO `ELEC_components` (`id`, `seller_code`, `seller`, `manufacturer`, `manufacturer_code`, `smd_footprint`, `package`, `product_type`, `value`, `price`, `qty_left`) VALUES ('119','C2969989','LCSC','STMicroelectronics','STM32F042F6P6TR','TSSOP-20','TSSOP-20','MCU','STM32F042F6','1,19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15999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USBLC6-2P6</text:p>
          </table:table-cell>
          <table:table-cell table:number-columns-repeated="2" table:style-name="ce2" office:value-type="string" calcext:value-type="string">
            <text:p>SOT-666-6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USB</text:p>
          </table:table-cell>
          <table:table-cell table:style-name="ce7" office:value-type="float" office:value="0.1948" calcext:value-type="float">
            <text:p>0.194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1]&amp;&quot;','&quot;&amp;[.B121]&amp;&quot;','&quot;&amp;[.C121]&amp;&quot;','&quot;&amp;[.D121]&amp;&quot;','&quot;&amp;[.E121]&amp;&quot;','&quot;&amp;[.F121]&amp;&quot;','&quot;&amp;[.G121]&amp;&quot;','&quot;&amp;[.H121]&amp;&quot;','&quot;&amp;[.I121]&amp;&quot;','&quot;&amp;[.J121]&amp;&quot;',NULL);&quot;" office:value-type="string" office:string-value="INSERT INTO `ELEC_components` (`id`, `seller_code`, `seller`, `manufacturer`, `manufacturer_code`, `smd_footprint`, `package`, `product_type`, `value`, `price`, `qty_left`) VALUES ('120','C15999','LCSC','STMicroelectronics','USBLC6-2P6','SOT-666-6','SOT-666-6','TVS','USB','0,1948',NULL);" calcext:value-type="string">
            <text:p>INSERT INTO `ELEC_components` (`id`, `seller_code`, `seller`, `manufacturer`, `manufacturer_code`, `smd_footprint`, `package`, `product_type`, `value`, `price`, `qty_left`) VALUES ('120','C15999','LCSC','STMicroelectronics','USBLC6-2P6','SOT-666-6','SOT-666-6','TVS','USB','0,194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25352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ROHM Semicon</text:p>
          </table:table-cell>
          <table:table-cell table:style-name="ce2" office:value-type="string" calcext:value-type="string">
            <text:p>RUM001L02T2CL</text:p>
          </table:table-cell>
          <table:table-cell table:number-columns-repeated="2" table:style-name="ce2" office:value-type="string" calcext:value-type="string">
            <text:p>SOT-723</text:p>
          </table:table-cell>
          <table:table-cell table:style-name="ce2" office:value-type="string" calcext:value-type="string">
            <text:p>N_MOSFET</text:p>
          </table:table-cell>
          <table:table-cell table:style-name="ce2" office:value-type="string" calcext:value-type="string">
            <text:p>20V</text:p>
          </table:table-cell>
          <table:table-cell table:style-name="ce7" office:value-type="float" office:value="0.0282" calcext:value-type="float">
            <text:p>0.0282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2]&amp;&quot;','&quot;&amp;[.B122]&amp;&quot;','&quot;&amp;[.C122]&amp;&quot;','&quot;&amp;[.D122]&amp;&quot;','&quot;&amp;[.E122]&amp;&quot;','&quot;&amp;[.F122]&amp;&quot;','&quot;&amp;[.G122]&amp;&quot;','&quot;&amp;[.H122]&amp;&quot;','&quot;&amp;[.I122]&amp;&quot;','&quot;&amp;[.J122]&amp;&quot;',NULL);&quot;" office:value-type="string" office:string-value="INSERT INTO `ELEC_components` (`id`, `seller_code`, `seller`, `manufacturer`, `manufacturer_code`, `smd_footprint`, `package`, `product_type`, `value`, `price`, `qty_left`) VALUES ('121','C253528','LCSC','ROHM Semicon','RUM001L02T2CL','SOT-723','SOT-723','N_MOSFET','20V','0,0282',NULL);" calcext:value-type="string">
            <text:p>INSERT INTO `ELEC_components` (`id`, `seller_code`, `seller`, `manufacturer`, `manufacturer_code`, `smd_footprint`, `package`, `product_type`, `value`, `price`, `qty_left`) VALUES ('121','C253528','LCSC','ROHM Semicon','RUM001L02T2CL','SOT-723','SOT-723','N_MOSFET','20V','0,0282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965555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Worldsemi</text:p>
          </table:table-cell>
          <table:table-cell table:style-name="ce2" office:value-type="string" calcext:value-type="string">
            <text:p>WS2812B-2020</text:p>
          </table:table-cell>
          <table:table-cell table:number-columns-repeated="2" table:style-name="ce2" office:value-type="string" calcext:value-type="string">
            <text:p>LED_2020</text:p>
          </table:table-cell>
          <table:table-cell table:style-name="ce2" office:value-type="string" calcext:value-type="string">
            <text:p>LED_RGB</text:p>
          </table:table-cell>
          <table:table-cell table:style-name="ce2" office:value-type="string" calcext:value-type="string">
            <text:p>12mA</text:p>
          </table:table-cell>
          <table:table-cell table:style-name="ce7" office:value-type="float" office:value="0.0775" calcext:value-type="float">
            <text:p>0.0775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3]&amp;&quot;','&quot;&amp;[.B123]&amp;&quot;','&quot;&amp;[.C123]&amp;&quot;','&quot;&amp;[.D123]&amp;&quot;','&quot;&amp;[.E123]&amp;&quot;','&quot;&amp;[.F123]&amp;&quot;','&quot;&amp;[.G123]&amp;&quot;','&quot;&amp;[.H123]&amp;&quot;','&quot;&amp;[.I123]&amp;&quot;','&quot;&amp;[.J123]&amp;&quot;',NULL);&quot;" office:value-type="string" office:string-value="INSERT INTO `ELEC_components` (`id`, `seller_code`, `seller`, `manufacturer`, `manufacturer_code`, `smd_footprint`, `package`, `product_type`, `value`, `price`, `qty_left`) VALUES ('122','C965555','LCSC','Worldsemi','WS2812B-2020','LED_2020','LED_2020','LED_RGB','12mA','0,0775',NULL);" calcext:value-type="string">
            <text:p>INSERT INTO `ELEC_components` (`id`, `seller_code`, `seller`, `manufacturer`, `manufacturer_code`, `smd_footprint`, `package`, `product_type`, `value`, `price`, `qty_left`) VALUES ('122','C965555','LCSC','Worldsemi','WS2812B-2020','LED_2020','LED_2020','LED_RGB','12mA','0,0775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22894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805FR-07649RL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649R</text:p>
          </table:table-cell>
          <table:table-cell table:style-name="ce7" office:value-type="float" office:value="0.0038" calcext:value-type="float">
            <text:p>0.0038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4]&amp;&quot;','&quot;&amp;[.B124]&amp;&quot;','&quot;&amp;[.C124]&amp;&quot;','&quot;&amp;[.D124]&amp;&quot;','&quot;&amp;[.E124]&amp;&quot;','&quot;&amp;[.F124]&amp;&quot;','&quot;&amp;[.G124]&amp;&quot;','&quot;&amp;[.H124]&amp;&quot;','&quot;&amp;[.I124]&amp;&quot;','&quot;&amp;[.J124]&amp;&quot;',NULL);&quot;" office:value-type="string" office:string-value="INSERT INTO `ELEC_components` (`id`, `seller_code`, `seller`, `manufacturer`, `manufacturer_code`, `smd_footprint`, `package`, `product_type`, `value`, `price`, `qty_left`) VALUES ('123','C228947','LCSC','YAGEO','AC0805FR-07649RL','R_0805','R_0805','RESISTOR','649R','0,0038',NULL);" calcext:value-type="string">
            <text:p>INSERT INTO `ELEC_components` (`id`, `seller_code`, `seller`, `manufacturer`, `manufacturer_code`, `smd_footprint`, `package`, `product_type`, `value`, `price`, `qty_left`) VALUES ('123','C228947','LCSC','YAGEO','AC0805FR-07649RL','R_0805','R_0805','RESISTOR','649R','0,0038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9022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APAN3105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5V</text:p>
          </table:table-cell>
          <table:table-cell table:style-name="ce7" office:value-type="float" office:value="1.0753" calcext:value-type="float">
            <text:p>1.0753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5]&amp;&quot;','&quot;&amp;[.B125]&amp;&quot;','&quot;&amp;[.C125]&amp;&quot;','&quot;&amp;[.D125]&amp;&quot;','&quot;&amp;[.E125]&amp;&quot;','&quot;&amp;[.F125]&amp;&quot;','&quot;&amp;[.G125]&amp;&quot;','&quot;&amp;[.H125]&amp;&quot;','&quot;&amp;[.I125]&amp;&quot;','&quot;&amp;[.J125]&amp;&quot;',NULL);&quot;" office:value-type="string" office:string-value="INSERT INTO `ELEC_components` (`id`, `seller_code`, `seller`, `manufacturer`, `manufacturer_code`, `smd_footprint`, `package`, `product_type`, `value`, `price`, `qty_left`) VALUES ('124','C90227','LCSC','Panasonic','APAN3105','','THT_CUST','RELAY','5V','1,0753',NULL);" calcext:value-type="string">
            <text:p>INSERT INTO `ELEC_components` (`id`, `seller_code`, `seller`, `manufacturer`, `manufacturer_code`, `smd_footprint`, `package`, `product_type`, `value`, `price`, `qty_left`) VALUES ('124','C90227','LCSC','Panasonic','APAN3105','','THT_CUST','RELAY','5V','1,0753',NULL);</text:p>
          </table:table-cell>
          <table:table-cell table:number-columns-repeated="4"/>
        </table:table-row>
        <table:table-row table:style-name="ro5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84367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DD（Microdiode Electronics）</text:p>
          </table:table-cell>
          <table:table-cell table:style-name="ce2" office:value-type="string" calcext:value-type="string">
            <text:p>1N4148W</text:p>
          </table:table-cell>
          <table:table-cell table:number-columns-repeated="2" table:style-name="ce2" office:value-type="string" calcext:value-type="string">
            <text:p>SOD-123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Switching</text:p>
          </table:table-cell>
          <table:table-cell table:style-name="ce7" office:value-type="float" office:value="0.0066" calcext:value-type="float">
            <text:p>0.006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6]&amp;&quot;','&quot;&amp;[.B126]&amp;&quot;','&quot;&amp;[.C126]&amp;&quot;','&quot;&amp;[.D126]&amp;&quot;','&quot;&amp;[.E126]&amp;&quot;','&quot;&amp;[.F126]&amp;&quot;','&quot;&amp;[.G126]&amp;&quot;','&quot;&amp;[.H126]&amp;&quot;','&quot;&amp;[.I126]&amp;&quot;','&quot;&amp;[.J126]&amp;&quot;',NULL);&quot;" office:value-type="string" office:string-value="INSERT INTO `ELEC_components` (`id`, `seller_code`, `seller`, `manufacturer`, `manufacturer_code`, `smd_footprint`, `package`, `product_type`, `value`, `price`, `qty_left`) VALUES ('125','C84367','LCSC','MDD（Microdiode Electronics）','1N4148W','SOD-123','SOD-123','DIODE','Switching','0,0066',NULL);" calcext:value-type="string">
            <text:p>INSERT INTO `ELEC_components` (`id`, `seller_code`, `seller`, `manufacturer`, `manufacturer_code`, `smd_footprint`, `package`, `product_type`, `value`, `price`, `qty_left`) VALUES ('125','C84367','LCSC','MDD（Microdiode Electronics）','1N4148W','SOD-123','SOD-123','DIODE','Switching','0,0066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293588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DEALON</text:p>
          </table:table-cell>
          <table:table-cell table:style-name="ce2" office:value-type="string" calcext:value-type="string">
            <text:p>DW200R-22-06-45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HEADER_F</text:p>
          </table:table-cell>
          <table:table-cell table:style-name="ce2" office:value-type="string" calcext:value-type="string">
            <text:p>3x2</text:p>
          </table:table-cell>
          <table:table-cell table:style-name="ce7" office:value-type="float" office:value="0.0914" calcext:value-type="float">
            <text:p>0.0914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7]&amp;&quot;','&quot;&amp;[.B127]&amp;&quot;','&quot;&amp;[.C127]&amp;&quot;','&quot;&amp;[.D127]&amp;&quot;','&quot;&amp;[.E127]&amp;&quot;','&quot;&amp;[.F127]&amp;&quot;','&quot;&amp;[.G127]&amp;&quot;','&quot;&amp;[.H127]&amp;&quot;','&quot;&amp;[.I127]&amp;&quot;','&quot;&amp;[.J127]&amp;&quot;',NULL);&quot;" office:value-type="string" office:string-value="INSERT INTO `ELEC_components` (`id`, `seller_code`, `seller`, `manufacturer`, `manufacturer_code`, `smd_footprint`, `package`, `product_type`, `value`, `price`, `qty_left`) VALUES ('126','C2935888','LCSC','DEALON','DW200R-22-06-45','','THT_CUST','HEADER_F','3x2','0,0914',NULL);" calcext:value-type="string">
            <text:p>INSERT INTO `ELEC_components` (`id`, `seller_code`, `seller`, `manufacturer`, `manufacturer_code`, `smd_footprint`, `package`, `product_type`, `value`, `price`, `qty_left`) VALUES ('126','C2935888','LCSC','DEALON','DW200R-22-06-45','','THT_CUST','HEADER_F','3x2','0,0914',NULL);</text:p>
          </table:table-cell>
          <table:table-cell table:number-columns-repeated="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54186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XFCN</text:p>
          </table:table-cell>
          <table:table-cell table:style-name="ce2" office:value-type="string" calcext:value-type="string">
            <text:p>PZ200V-12-06P</text:p>
          </table:table-cell>
          <table:table-cell table:style-name="ce6"/>
          <table:table-cell table:style-name="ce2" office:value-type="string" calcext:value-type="string">
            <text:p>THT_CUST</text:p>
          </table:table-cell>
          <table:table-cell table:style-name="ce2" office:value-type="string" calcext:value-type="string">
            <text:p>HEADER_M</text:p>
          </table:table-cell>
          <table:table-cell table:style-name="ce2" office:value-type="string" calcext:value-type="string">
            <text:p>3x2</text:p>
          </table:table-cell>
          <table:table-cell table:style-name="ce7" office:value-type="float" office:value="0.0256" calcext:value-type="float">
            <text:p>0.0256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8]&amp;&quot;','&quot;&amp;[.B128]&amp;&quot;','&quot;&amp;[.C128]&amp;&quot;','&quot;&amp;[.D128]&amp;&quot;','&quot;&amp;[.E128]&amp;&quot;','&quot;&amp;[.F128]&amp;&quot;','&quot;&amp;[.G128]&amp;&quot;','&quot;&amp;[.H128]&amp;&quot;','&quot;&amp;[.I128]&amp;&quot;','&quot;&amp;[.J128]&amp;&quot;',NULL);&quot;" office:value-type="string" office:string-value="INSERT INTO `ELEC_components` (`id`, `seller_code`, `seller`, `manufacturer`, `manufacturer_code`, `smd_footprint`, `package`, `product_type`, `value`, `price`, `qty_left`) VALUES ('127','C541864','LCSC','XFCN','PZ200V-12-06P','','THT_CUST','HEADER_M','3x2','0,0256',NULL);" calcext:value-type="string">
            <text:p>INSERT INTO `ELEC_components` (`id`, `seller_code`, `seller`, `manufacturer`, `manufacturer_code`, `smd_footprint`, `package`, `product_type`, `value`, `price`, `qty_left`) VALUES ('127','C541864','LCSC','XFCN','PZ200V-12-06P','','THT_CUST','HEADER_M','3x2','0,0256',NULL);</text:p>
          </table:table-cell>
          <table:table-cell table:number-columns-repeated="4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1777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UNI-ROYAL(Uniroyal Elec)</text:p>
          </table:table-cell>
          <table:table-cell table:style-name="ce2" office:value-type="string" calcext:value-type="string">
            <text:p>0805W8F680KT5E</text:p>
          </table:table-cell>
          <table:table-cell table:number-columns-repeated="2" table:style-name="ce2" office:value-type="string" calcext:value-type="string">
            <text:p>R_080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6R8</text:p>
          </table:table-cell>
          <table:table-cell table:style-name="ce7" office:value-type="float" office:value="0.0029" calcext:value-type="float">
            <text:p>0.00290</text:p>
          </table:table-cell>
          <table:table-cell table:formula="of:=&quot;INSERT INTO `ELEC_components` (`id`, `seller_code`, `seller`, `manufacturer`, `manufacturer_code`, `smd_footprint`, `package`, `product_type`, `value`, `price`, `qty_left`) VALUES ('&quot;&amp;[.A129]&amp;&quot;','&quot;&amp;[.B129]&amp;&quot;','&quot;&amp;[.C129]&amp;&quot;','&quot;&amp;[.D129]&amp;&quot;','&quot;&amp;[.E129]&amp;&quot;','&quot;&amp;[.F129]&amp;&quot;','&quot;&amp;[.G129]&amp;&quot;','&quot;&amp;[.H129]&amp;&quot;','&quot;&amp;[.I129]&amp;&quot;','&quot;&amp;[.J129]&amp;&quot;',NULL);&quot;" office:value-type="string" office:string-value="INSERT INTO `ELEC_components` (`id`, `seller_code`, `seller`, `manufacturer`, `manufacturer_code`, `smd_footprint`, `package`, `product_type`, `value`, `price`, `qty_left`) VALUES ('128','C17774','LCSC','UNI-ROYAL(Uniroyal Elec)','0805W8F680KT5E','R_0805','R_0805','RESISTOR','6R8','0,0029',NULL);" calcext:value-type="string">
            <text:p>INSERT INTO `ELEC_components` (`id`, `seller_code`, `seller`, `manufacturer`, `manufacturer_code`, `smd_footprint`, `package`, `product_type`, `value`, `price`, `qty_left`) VALUES ('128','C17774','LCSC','UNI-ROYAL(Uniroyal Elec)','0805W8F680KT5E','R_0805','R_0805','RESISTOR','6R8','0,0029',NULL);</text:p>
          </table:table-cell>
          <table:table-cell table:number-columns-repeated="4"/>
        </table:table-row>
        <table:table-row table:style-name="ro6" table:number-rows-repeated="1048446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number number:decimal-places="7" number:min-decimal-places="7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0" number:min-decimal-places="0" number:min-integer-digits="6" number:grouping="true"/>
    </number:number-style>
    <number:number-style style:name="N30137" number:language="zh" number:country="TW">
      <number:number number:decimal-places="5" number:min-decimal-places="5" number:min-integer-digits="1"/>
    </number:number-style>
    <number:number-style style:name="N30138" number:language="zh" number:country="TW">
      <number:number number:decimal-places="3" number:min-decimal-places="3" number:min-integer-digits="1" number:grouping="true"/>
    </number:number-style>
    <number:number-style style:name="N30139" number:language="zh" number:country="TW">
      <number:number number:decimal-places="4" number:min-decimal-places="4" number:min-integer-digits="1" number:grouping="true"/>
    </number:number-style>
    <number:number-style style:name="N30140" number:language="zh" number:country="TW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4:19:30.39901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2:41:48.092999500</meta:creation-date>
    <dc:date>2025-11-06T14:48:02.125722200</dc:date>
    <meta:editing-duration>PT1H31M45S</meta:editing-duration>
    <meta:editing-cycles>3</meta:editing-cycles>
    <meta:generator>LibreOffice/25.2.6.2$Windows_X86_64 LibreOffice_project/729c5bfe710f5eb71ed3bbde9e06a6065e9c6c5d</meta:generator>
    <meta:document-statistic meta:table-count="1" meta:cell-count="1379" meta:object-count="0"/>
    <meta:user-defined meta:name="ProgId">Excel.Sheet</meta:user-defined>
  </office:meta>
</office:document-meta>
</file>